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5.328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071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1.4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" form:control-implementation="ooo:com.sun.star.form.component.CommandButton" xml:id="control1" form:id="control1" form:label="Update from CSV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FG|cypress_edit.py$update_deeds_sheet?language=Python&amp;location=share" xlink:type="simple"/>
              </office:event-listeners>
            </form:button>
          </form:form>
        </office:forms>
        <table:shapes>
          <draw:control draw:z-index="0" draw:name="Control 1" draw:text-style-name="P1" svg:width="2.0378in" svg:height="1.0039in" svg:x="1.2575in" svg:y="0.6902in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table table:name="cypress_deeds" table:style-name="ta1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" table:default-cell-style-name="Default"/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Last modified: Wed Jun <text:s/>7 14:46:35 2023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style-name="Default" office:value-type="string" calcext:value-type="string">
            <text:p>NOTE: Total price includes 11% more than Raleigh record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st_num</text:p>
          </table:table-cell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st_name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DAVIS, PATRICIA W TRUSTEE; DAVIS, SHERYL ELIZABETH TRUSTEE</text:p>
          </table:table-cell>
          <table:table-cell office:value-type="string" calcext:value-type="string">
            <text:p>1205</text:p>
          </table:table-cell>
          <table:table-cell office:value-type="date" office:date-value="2022-12-13" calcext:value-type="date">
            <text:p>12/13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492816</text:p>
          </table:table-cell>
          <table:table-cell office:value-type="string" calcext:value-type="string">
            <text:p><text:a xlink:href="http://services.wakegov.com/realestate/Account.asp?id=0461513" xlink:type="simple">0461513</text:a></text:p>
          </table:table-cell>
          <table:table-cell office:value-type="string" calcext:value-type="string">
            <text:p><text:a xlink:href="https://services.wake.gov/realestate/Photo.asp?id=046151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MACKLIN, ALEXANDER W IV &amp; SHIRLEY J</text:p>
          </table:table-cell>
          <table:table-cell office:value-type="string" calcext:value-type="string">
            <text:p>1287</text:p>
          </table:table-cell>
          <table:table-cell office:value-type="date" office:date-value="2022-06-15" calcext:value-type="date">
            <text:p>06/15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18" xlink:type="simple">0461518</text:a></text:p>
          </table:table-cell>
          <table:table-cell office:value-type="string" calcext:value-type="string">
            <text:p><text:a xlink:href="https://services.wake.gov/realestate/Photo.asp?id=046151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HAFFER, WILLIAM A &amp; ELLEN D</text:p>
          </table:table-cell>
          <table:table-cell office:value-type="string" calcext:value-type="string">
            <text:p>1217</text:p>
          </table:table-cell>
          <table:table-cell office:value-type="date" office:date-value="2022-05-31" calcext:value-type="date">
            <text:p>05/31/22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<text:a xlink:href="http://services.wakegov.com/realestate/Account.asp?id=0461555" xlink:type="simple">0461555</text:a></text:p>
          </table:table-cell>
          <table:table-cell office:value-type="string" calcext:value-type="string">
            <text:p><text:a xlink:href="https://services.wake.gov/realestate/Photo.asp?id=046155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GARVIN-HULL, ELIZABETH G TRUSTEE; MAHAN, JEAN MARIE TRUSTEE</text:p>
          </table:table-cell>
          <table:table-cell office:value-type="string" calcext:value-type="string">
            <text:p>1692</text:p>
          </table:table-cell>
          <table:table-cell office:value-type="date" office:date-value="2022-04-19" calcext:value-type="date">
            <text:p>04/19/22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17" xlink:type="simple">0461517</text:a></text:p>
          </table:table-cell>
          <table:table-cell office:value-type="string" calcext:value-type="string">
            <text:p><text:a xlink:href="https://services.wake.gov/realestate/Photo.asp?id=046151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FOREMAN, WENDY K TRUSTEE; TRUSTEE OF FOREMAN LIVING TRUST</text:p>
          </table:table-cell>
          <table:table-cell office:value-type="string" calcext:value-type="string">
            <text:p>1203</text:p>
          </table:table-cell>
          <table:table-cell office:value-type="date" office:date-value="2022-02-09" calcext:value-type="date">
            <text:p>02/09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61512" xlink:type="simple">0461512</text:a></text:p>
          </table:table-cell>
          <table:table-cell office:value-type="string" calcext:value-type="string">
            <text:p><text:a xlink:href="https://services.wake.gov/realestate/Photo.asp?id=046151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JOR, JAMES F TRUSTEE; MAJOR, SUSAN J TRUSTEE</text:p>
          </table:table-cell>
          <table:table-cell office:value-type="string" calcext:value-type="string">
            <text:p>1895</text:p>
          </table:table-cell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36" xlink:type="simple">0461536</text:a></text:p>
          </table:table-cell>
          <table:table-cell office:value-type="string" calcext:value-type="string">
            <text:p><text:a xlink:href="https://services.wake.gov/realestate/Photo.asp?id=046153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OLEJAR, PETER P D TRUSTEE; PETER P. D. OLEJAR REVOCABLE TRUST</text:p>
          </table:table-cell>
          <table:table-cell office:value-type="string" calcext:value-type="string">
            <text:p>1692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512818</text:p>
          </table:table-cell>
          <table:table-cell office:value-type="string" calcext:value-type="string">
            <text:p><text:a xlink:href="http://services.wakegov.com/realestate/Account.asp?id=0461530" xlink:type="simple">0461530</text:a></text:p>
          </table:table-cell>
          <table:table-cell office:value-type="string" calcext:value-type="string">
            <text:p><text:a xlink:href="https://services.wake.gov/realestate/Photo.asp?id=046153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SCHILLER, JEFFRY STUART TRUSTEE; SCHILLER, NANCY CARROLL TRUSTEE</text:p>
          </table:table-cell>
          <table:table-cell office:value-type="string" calcext:value-type="string">
            <text:p>1895</text:p>
          </table:table-cell>
          <table:table-cell office:value-type="date" office:date-value="2021-09-14" calcext:value-type="date">
            <text:p>09/14/21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00" xlink:type="simple">0461500</text:a></text:p>
          </table:table-cell>
          <table:table-cell office:value-type="string" calcext:value-type="string">
            <text:p><text:a xlink:href="https://services.wake.gov/realestate/Photo.asp?id=046150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LAMBERTH, GEORGE FREDERICK; LAMBERTH, DONNIE N</text:p>
          </table:table-cell>
          <table:table-cell office:value-type="string" calcext:value-type="string">
            <text:p>1895</text:p>
          </table:table-cell>
          <table:table-cell office:value-type="date" office:date-value="2021-08-31" calcext:value-type="date">
            <text:p>08/31/21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28" xlink:type="simple">0461528</text:a></text:p>
          </table:table-cell>
          <table:table-cell office:value-type="string" calcext:value-type="string">
            <text:p><text:a xlink:href="https://services.wake.gov/realestate/Photo.asp?id=046152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KENNETH E SLAGLE AND JANET C SLAGLE</text:p>
          </table:table-cell>
          <table:table-cell office:value-type="string" calcext:value-type="string">
            <text:p>1500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549498</text:p>
          </table:table-cell>
          <table:table-cell office:value-type="string" calcext:value-type="string">
            <text:p><text:a xlink:href="http://services.wakegov.com/realestate/Account.asp?id=0461519" xlink:type="simple">0461519</text:a></text:p>
          </table:table-cell>
          <table:table-cell office:value-type="string" calcext:value-type="string">
            <text:p><text:a xlink:href="https://services.wake.gov/realestate/Photo.asp?id=046151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AMAISMEIER, JOSEPH W &amp; GRACE MAJOR</text:p>
          </table:table-cell>
          <table:table-cell office:value-type="string" calcext:value-type="string">
            <text:p>1205</text:p>
          </table:table-cell>
          <table:table-cell office:value-type="date" office:date-value="2021-04-08" calcext:value-type="date">
            <text:p>04/08/21</text:p>
          </table:table-cell>
          <table:table-cell office:value-type="string" calcext:value-type="string">
            <text:p>540000</text:p>
          </table:table-cell>
          <table:table-cell office:value-type="string" calcext:value-type="string">
            <text:p>467339</text:p>
          </table:table-cell>
          <table:table-cell office:value-type="string" calcext:value-type="string">
            <text:p><text:a xlink:href="http://services.wakegov.com/realestate/Account.asp?id=0461503" xlink:type="simple">0461503</text:a></text:p>
          </table:table-cell>
          <table:table-cell office:value-type="string" calcext:value-type="string">
            <text:p><text:a xlink:href="https://services.wake.gov/realestate/Photo.asp?id=04615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MATUSIAK, JOHN J TRUSTEE; THE JOHN J MATUSIAK REVOCABLE TRUST</text:p>
          </table:table-cell>
          <table:table-cell office:value-type="string" calcext:value-type="string">
            <text:p>1576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37" xlink:type="simple">0461537</text:a></text:p>
          </table:table-cell>
          <table:table-cell office:value-type="string" calcext:value-type="string">
            <text:p><text:a xlink:href="https://services.wake.gov/realestate/Photo.asp?id=046153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ICHOLAS, THOMAS D JR TRUSTEE; NICHOLAS, PRISCILLA B TRUSTEE</text:p>
          </table:table-cell>
          <table:table-cell office:value-type="string" calcext:value-type="string">
            <text:p>1287</text:p>
          </table:table-cell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20" xlink:type="simple">0461520</text:a></text:p>
          </table:table-cell>
          <table:table-cell office:value-type="string" calcext:value-type="string">
            <text:p><text:a xlink:href="https://services.wake.gov/realestate/Photo.asp?id=046152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SAPP, JEANNINE R TRUSTEE; JEANNINE R SAPP LIVING TRUST</text:p>
          </table:table-cell>
          <table:table-cell office:value-type="string" calcext:value-type="string">
            <text:p>1287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5355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06" xlink:type="simple">0461506</text:a></text:p>
          </table:table-cell>
          <table:table-cell office:value-type="string" calcext:value-type="string">
            <text:p><text:a xlink:href="https://services.wake.gov/realestate/Photo.asp?id=046150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KIRK, PAULETTE E TRUSTEE; TRUSTEE OF PAULETTE E KIRK REVOCABL</text:p>
          </table:table-cell>
          <table:table-cell office:value-type="string" calcext:value-type="string">
            <text:p>1576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24" xlink:type="simple">0461524</text:a></text:p>
          </table:table-cell>
          <table:table-cell office:value-type="string" calcext:value-type="string">
            <text:p><text:a xlink:href="https://services.wake.gov/realestate/Photo.asp?id=046152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GURKIN, DAVID C JR TRUSTEE; GURKIN, D MICHAEL TRUSTEE</text:p>
          </table:table-cell>
          <table:table-cell office:value-type="string" calcext:value-type="string">
            <text:p>1287</text:p>
          </table:table-cell>
          <table:table-cell office:value-type="date" office:date-value="2019-06-14" calcext:value-type="date">
            <text:p>06/14/19</text:p>
          </table:table-cell>
          <table:table-cell office:value-type="string" calcext:value-type="string">
            <text:p>464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46" xlink:type="simple">0461546</text:a></text:p>
          </table:table-cell>
          <table:table-cell office:value-type="string" calcext:value-type="string">
            <text:p><text:a xlink:href="https://services.wake.gov/realestate/Photo.asp?id=046154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BOXLEY, MARY</text:p>
          </table:table-cell>
          <table:table-cell office:value-type="string" calcext:value-type="string">
            <text:p>1203</text:p>
          </table:table-cell>
          <table:table-cell office:value-type="date" office:date-value="2019-03-29" calcext:value-type="date">
            <text:p>03/29/19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61525" xlink:type="simple">0461525</text:a></text:p>
          </table:table-cell>
          <table:table-cell office:value-type="string" calcext:value-type="string">
            <text:p><text:a xlink:href="https://services.wake.gov/realestate/Photo.asp?id=046152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THE JACK &amp; NANCY TURNER REVOCABLE T</text:p>
          </table:table-cell>
          <table:table-cell office:value-type="string" calcext:value-type="string">
            <text:p>1576</text:p>
          </table:table-cell>
          <table:table-cell office:value-type="date" office:date-value="2019-03-08" calcext:value-type="date">
            <text:p>03/08/19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11" xlink:type="simple">0461511</text:a></text:p>
          </table:table-cell>
          <table:table-cell office:value-type="string" calcext:value-type="string">
            <text:p><text:a xlink:href="https://services.wake.gov/realestate/Photo.asp?id=046151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OOK, NORMA BAKER</text:p>
          </table:table-cell>
          <table:table-cell office:value-type="string" calcext:value-type="string">
            <text:p>1203</text:p>
          </table:table-cell>
          <table:table-cell office:value-type="date" office:date-value="2018-10-17" calcext:value-type="date">
            <text:p>10/17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61551" xlink:type="simple">0461551</text:a></text:p>
          </table:table-cell>
          <table:table-cell office:value-type="string" calcext:value-type="string">
            <text:p><text:a xlink:href="https://services.wake.gov/realestate/Photo.asp?id=046155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COE, MILLARD H TRUSTEE; COE, GLORIA O TRUSTEE</text:p>
          </table:table-cell>
          <table:table-cell office:value-type="string" calcext:value-type="string">
            <text:p>1287</text:p>
          </table:table-cell>
          <table:table-cell office:value-type="date" office:date-value="2018-10-15" calcext:value-type="date">
            <text:p>10/15/18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31" xlink:type="simple">0461531</text:a></text:p>
          </table:table-cell>
          <table:table-cell office:value-type="string" calcext:value-type="string">
            <text:p><text:a xlink:href="https://services.wake.gov/realestate/Photo.asp?id=046153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HUTCHISON, REBECCA P</text:p>
          </table:table-cell>
          <table:table-cell office:value-type="string" calcext:value-type="string">
            <text:p>1500</text:p>
          </table:table-cell>
          <table:table-cell office:value-type="date" office:date-value="2018-10-12" calcext:value-type="date">
            <text:p>10/12/18</text:p>
          </table:table-cell>
          <table:table-cell office:value-type="string" calcext:value-type="string">
            <text:p>491000</text:p>
          </table:table-cell>
          <table:table-cell office:value-type="string" calcext:value-type="string">
            <text:p>503408</text:p>
          </table:table-cell>
          <table:table-cell office:value-type="string" calcext:value-type="string">
            <text:p><text:a xlink:href="http://services.wakegov.com/realestate/Account.asp?id=0461532" xlink:type="simple">0461532</text:a></text:p>
          </table:table-cell>
          <table:table-cell office:value-type="string" calcext:value-type="string">
            <text:p><text:a xlink:href="https://services.wake.gov/realestate/Photo.asp?id=046153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DREYFUS, LEE TRUSTEE; THE LEE DREYFUS REVOCABLE TRUST</text:p>
          </table:table-cell>
          <table:table-cell office:value-type="string" calcext:value-type="string">
            <text:p>1287</text:p>
          </table:table-cell>
          <table:table-cell office:value-type="date" office:date-value="2018-10-05" calcext:value-type="date">
            <text:p>10/0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07" xlink:type="simple">0461507</text:a></text:p>
          </table:table-cell>
          <table:table-cell office:value-type="string" calcext:value-type="string">
            <text:p><text:a xlink:href="https://services.wake.gov/realestate/Photo.asp?id=046150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FOGLEMAN, LOUIS H &amp; ANNE D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05" xlink:type="simple">0461505</text:a></text:p>
          </table:table-cell>
          <table:table-cell office:value-type="string" calcext:value-type="string">
            <text:p><text:a xlink:href="https://services.wake.gov/realestate/Photo.asp?id=046150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NCHESTER, ROBERT R; WINCHESTER, DOROTHY D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10" xlink:type="simple">0461510</text:a></text:p>
          </table:table-cell>
          <table:table-cell office:value-type="string" calcext:value-type="string">
            <text:p><text:a xlink:href="https://services.wake.gov/realestate/Photo.asp?id=046151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TELLING, JOHN E &amp; JUDITH A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41" xlink:type="simple">0461541</text:a></text:p>
          </table:table-cell>
          <table:table-cell office:value-type="string" calcext:value-type="string">
            <text:p><text:a xlink:href="https://services.wake.gov/realestate/Photo.asp?id=046154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O'DONOVAN, JOHN CROSSAN &amp; BRENDA R</text:p>
          </table:table-cell>
          <table:table-cell office:value-type="string" calcext:value-type="string">
            <text:p>1203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61502" xlink:type="simple">0461502</text:a></text:p>
          </table:table-cell>
          <table:table-cell office:value-type="string" calcext:value-type="string">
            <text:p><text:a xlink:href="https://services.wake.gov/realestate/Photo.asp?id=046150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EDWARDS, SYLVIA M</text:p>
          </table:table-cell>
          <table:table-cell office:value-type="string" calcext:value-type="string">
            <text:p>1895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15" xlink:type="simple">0461515</text:a></text:p>
          </table:table-cell>
          <table:table-cell office:value-type="string" calcext:value-type="string">
            <text:p><text:a xlink:href="https://services.wake.gov/realestate/Photo.asp?id=046151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MEIER, JUDY L</text:p>
          </table:table-cell>
          <table:table-cell office:value-type="string" calcext:value-type="string">
            <text:p>1242</text:p>
          </table:table-cell>
          <table:table-cell office:value-type="date" office:date-value="2018-09-28" calcext:value-type="date">
            <text:p>09/28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<text:a xlink:href="http://services.wakegov.com/realestate/Account.asp?id=0461535" xlink:type="simple">0461535</text:a></text:p>
          </table:table-cell>
          <table:table-cell office:value-type="string" calcext:value-type="string">
            <text:p><text:a xlink:href="https://services.wake.gov/realestate/Photo.asp?id=046153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OBERDORFER, MARCELLA MARIE</text:p>
          </table:table-cell>
          <table:table-cell office:value-type="string" calcext:value-type="string">
            <text:p>1242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401000</text:p>
          </table:table-cell>
          <table:table-cell office:value-type="string" calcext:value-type="string">
            <text:p>439661</text:p>
          </table:table-cell>
          <table:table-cell office:value-type="string" calcext:value-type="string">
            <text:p><text:a xlink:href="http://services.wakegov.com/realestate/Account.asp?id=0461509" xlink:type="simple">0461509</text:a></text:p>
          </table:table-cell>
          <table:table-cell office:value-type="string" calcext:value-type="string">
            <text:p><text:a xlink:href="https://services.wake.gov/realestate/Photo.asp?id=046150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JOYNER, WALTON K; JOYNER, LUCY G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14" xlink:type="simple">0461514</text:a></text:p>
          </table:table-cell>
          <table:table-cell office:value-type="string" calcext:value-type="string">
            <text:p><text:a xlink:href="https://services.wake.gov/realestate/Photo.asp?id=046151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MEHAFFEY, RONALD C; MEHAFFEY, MARVA L</text:p>
          </table:table-cell>
          <table:table-cell office:value-type="string" calcext:value-type="string">
            <text:p>1287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33" xlink:type="simple">0461533</text:a></text:p>
          </table:table-cell>
          <table:table-cell office:value-type="string" calcext:value-type="string">
            <text:p><text:a xlink:href="https://services.wake.gov/realestate/Photo.asp?id=046153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DICKINSON, JOHN ROBERT JR TRUSTEE; JOHN ROBERT DICKINSON JR RVCBLE TRU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50" xlink:type="simple">0461550</text:a></text:p>
          </table:table-cell>
          <table:table-cell office:value-type="string" calcext:value-type="string">
            <text:p><text:a xlink:href="https://services.wake.gov/realestate/Photo.asp?id=046155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ASNARI, JUDY E TRUSTEE; MASNARI LIVING TRUST THE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53" xlink:type="simple">0461553</text:a></text:p>
          </table:table-cell>
          <table:table-cell office:value-type="string" calcext:value-type="string">
            <text:p><text:a xlink:href="https://services.wake.gov/realestate/Photo.asp?id=046155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ZIA, PAUL TRUSTEE; PAUL ZIA REVOCABLE TRUST</text:p>
          </table:table-cell>
          <table:table-cell office:value-type="string" calcext:value-type="string">
            <text:p>120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467339</text:p>
          </table:table-cell>
          <table:table-cell office:value-type="string" calcext:value-type="string">
            <text:p><text:a xlink:href="http://services.wakegov.com/realestate/Account.asp?id=0461526" xlink:type="simple">0461526</text:a></text:p>
          </table:table-cell>
          <table:table-cell office:value-type="string" calcext:value-type="string">
            <text:p><text:a xlink:href="https://services.wake.gov/realestate/Photo.asp?id=046152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ROGERS, LEE S; ROGERS, ANNETTE J</text:p>
          </table:table-cell>
          <table:table-cell office:value-type="string" calcext:value-type="string">
            <text:p>1203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61538" xlink:type="simple">0461538</text:a></text:p>
          </table:table-cell>
          <table:table-cell office:value-type="string" calcext:value-type="string">
            <text:p><text:a xlink:href="https://services.wake.gov/realestate/Photo.asp?id=046153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ESTER, RONALD S TRUSTEE; HESTER, SYLVIA B TRUSTEE</text:p>
          </table:table-cell>
          <table:table-cell office:value-type="string" calcext:value-type="string">
            <text:p>189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54" xlink:type="simple">0461554</text:a></text:p>
          </table:table-cell>
          <table:table-cell office:value-type="string" calcext:value-type="string">
            <text:p><text:a xlink:href="https://services.wake.gov/realestate/Photo.asp?id=046155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PIPKIN, ASHMEAD P; PIPKIN, MARJORIE A</text:p>
          </table:table-cell>
          <table:table-cell office:value-type="string" calcext:value-type="string">
            <text:p>1692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564935</text:p>
          </table:table-cell>
          <table:table-cell office:value-type="string" calcext:value-type="string">
            <text:p><text:a xlink:href="http://services.wakegov.com/realestate/Account.asp?id=0461556" xlink:type="simple">0461556</text:a></text:p>
          </table:table-cell>
          <table:table-cell office:value-type="string" calcext:value-type="string">
            <text:p><text:a xlink:href="https://services.wake.gov/realestate/Photo.asp?id=046155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PERRIN, PATRICIA G</text:p>
          </table:table-cell>
          <table:table-cell office:value-type="string" calcext:value-type="string">
            <text:p>1217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432484</text:p>
          </table:table-cell>
          <table:table-cell office:value-type="string" calcext:value-type="string">
            <text:p><text:a xlink:href="http://services.wakegov.com/realestate/Account.asp?id=0461516" xlink:type="simple">0461516</text:a></text:p>
          </table:table-cell>
          <table:table-cell office:value-type="string" calcext:value-type="string">
            <text:p><text:a xlink:href="https://services.wake.gov/realestate/Photo.asp?id=046151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BRANTLEY, CHARLES H; BRANTLEY, ANNIE J</text:p>
          </table:table-cell>
          <table:table-cell office:value-type="string" calcext:value-type="string">
            <text:p>1692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21" xlink:type="simple">0461521</text:a></text:p>
          </table:table-cell>
          <table:table-cell office:value-type="string" calcext:value-type="string">
            <text:p><text:a xlink:href="https://services.wake.gov/realestate/Photo.asp?id=046152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JAMERSON, CHARLES; JAMERSON, FRANCES</text:p>
          </table:table-cell>
          <table:table-cell office:value-type="string" calcext:value-type="string">
            <text:p>1576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27" xlink:type="simple">0461527</text:a></text:p>
          </table:table-cell>
          <table:table-cell office:value-type="string" calcext:value-type="string">
            <text:p><text:a xlink:href="https://services.wake.gov/realestate/Photo.asp?id=046152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CAMP, ELIZABETH CHAMBERS TRUSTEE; ELIZABETH CHAMBERS CAMP RVCBLE TRUS</text:p>
          </table:table-cell>
          <table:table-cell office:value-type="string" calcext:value-type="string">
            <text:p>1205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467339</text:p>
          </table:table-cell>
          <table:table-cell office:value-type="string" calcext:value-type="string">
            <text:p><text:a xlink:href="http://services.wakegov.com/realestate/Account.asp?id=0461539" xlink:type="simple">0461539</text:a></text:p>
          </table:table-cell>
          <table:table-cell office:value-type="string" calcext:value-type="string">
            <text:p><text:a xlink:href="https://services.wake.gov/realestate/Photo.asp?id=046153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CONGER, GEORGE &amp; VIRGINIA</text:p>
          </table:table-cell>
          <table:table-cell office:value-type="string" calcext:value-type="string">
            <text:p>1500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503408</text:p>
          </table:table-cell>
          <table:table-cell office:value-type="string" calcext:value-type="string">
            <text:p><text:a xlink:href="http://services.wakegov.com/realestate/Account.asp?id=0461545" xlink:type="simple">0461545</text:a></text:p>
          </table:table-cell>
          <table:table-cell office:value-type="string" calcext:value-type="string">
            <text:p><text:a xlink:href="https://services.wake.gov/realestate/Photo.asp?id=046154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GAMERDINGER, GEORGE W TRUSTEE; CRAIG, KIM TRUSTEE</text:p>
          </table:table-cell>
          <table:table-cell office:value-type="string" calcext:value-type="string">
            <text:p>1895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49" xlink:type="simple">0461549</text:a></text:p>
          </table:table-cell>
          <table:table-cell office:value-type="string" calcext:value-type="string">
            <text:p><text:a xlink:href="https://services.wake.gov/realestate/Photo.asp?id=046154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MCCULLOUGH, JEANETTE G TRUSTEE; TRUSTEE OF JEANETTE G MCCULLOUGH RE</text:p>
          </table:table-cell>
          <table:table-cell office:value-type="string" calcext:value-type="string">
            <text:p>1205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67339</text:p>
          </table:table-cell>
          <table:table-cell office:value-type="string" calcext:value-type="string">
            <text:p><text:a xlink:href="http://services.wakegov.com/realestate/Account.asp?id=0461552" xlink:type="simple">0461552</text:a></text:p>
          </table:table-cell>
          <table:table-cell office:value-type="string" calcext:value-type="string">
            <text:p><text:a xlink:href="https://services.wake.gov/realestate/Photo.asp?id=046155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PECK, EMILY MANN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08" xlink:type="simple">0461508</text:a></text:p>
          </table:table-cell>
          <table:table-cell office:value-type="string" calcext:value-type="string">
            <text:p><text:a xlink:href="https://services.wake.gov/realestate/Photo.asp?id=046150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ROWN, NANCY H TRUSTEE; NANCY H BROWN RVCBLE TRUST</text:p>
          </table:table-cell>
          <table:table-cell office:value-type="string" calcext:value-type="string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<text:a xlink:href="http://services.wakegov.com/realestate/Account.asp?id=0461522" xlink:type="simple">0461522</text:a></text:p>
          </table:table-cell>
          <table:table-cell office:value-type="string" calcext:value-type="string">
            <text:p><text:a xlink:href="https://services.wake.gov/realestate/Photo.asp?id=046152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WARD, JAMES; WARD, ALICE FAI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43" xlink:type="simple">0461543</text:a></text:p>
          </table:table-cell>
          <table:table-cell office:value-type="string" calcext:value-type="string">
            <text:p><text:a xlink:href="https://services.wake.gov/realestate/Photo.asp?id=046154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GRANT, GEORGE R &amp; KAREN S GULLEDG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47" xlink:type="simple">0461547</text:a></text:p>
          </table:table-cell>
          <table:table-cell office:value-type="string" calcext:value-type="string">
            <text:p><text:a xlink:href="https://services.wake.gov/realestate/Photo.asp?id=046154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BROTHERS, JOHN; BROTHERS, NANCY</text:p>
          </table:table-cell>
          <table:table-cell office:value-type="string" calcext:value-type="string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<text:a xlink:href="http://services.wakegov.com/realestate/Account.asp?id=0461548" xlink:type="simple">0461548</text:a></text:p>
          </table:table-cell>
          <table:table-cell office:value-type="string" calcext:value-type="string">
            <text:p><text:a xlink:href="https://services.wake.gov/realestate/Photo.asp?id=046154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OLMAN, FAY; TOLMAN, NADINE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42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01" xlink:type="simple">0461501</text:a></text:p>
          </table:table-cell>
          <table:table-cell office:value-type="string" calcext:value-type="string">
            <text:p><text:a xlink:href="https://services.wake.gov/realestate/Photo.asp?id=046150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UPIN, TERRY; MAUPIN, JEANETTE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42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04" xlink:type="simple">0461504</text:a></text:p>
          </table:table-cell>
          <table:table-cell office:value-type="string" calcext:value-type="string">
            <text:p><text:a xlink:href="https://services.wake.gov/realestate/Photo.asp?id=046150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RUSTEE OF THE LEMONS FAMILY TRUST</text:p>
          </table:table-cell>
          <table:table-cell office:value-type="string" calcext:value-type="string">
            <text:p>1895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23" xlink:type="simple">0461523</text:a></text:p>
          </table:table-cell>
          <table:table-cell office:value-type="string" calcext:value-type="string">
            <text:p><text:a xlink:href="https://services.wake.gov/realestate/Photo.asp?id=046152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NENNSTIEL, WILLIAM I &amp; MARY S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<text:a xlink:href="http://services.wakegov.com/realestate/Account.asp?id=0461529" xlink:type="simple">0461529</text:a></text:p>
          </table:table-cell>
          <table:table-cell office:value-type="string" calcext:value-type="string">
            <text:p><text:a xlink:href="https://services.wake.gov/realestate/Photo.asp?id=046152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HENDRIXSON, MARSHA N</text:p>
          </table:table-cell>
          <table:table-cell office:value-type="string" calcext:value-type="string">
            <text:p>1692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34" xlink:type="simple">0461534</text:a></text:p>
          </table:table-cell>
          <table:table-cell office:value-type="string" calcext:value-type="string">
            <text:p><text:a xlink:href="https://services.wake.gov/realestate/Photo.asp?id=046153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CAVIN, RALPH K III; CAVIN, GWENDOLYN F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40" xlink:type="simple">0461540</text:a></text:p>
          </table:table-cell>
          <table:table-cell office:value-type="string" calcext:value-type="string">
            <text:p><text:a xlink:href="https://services.wake.gov/realestate/Photo.asp?id=046154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EENER, RAMONA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<text:a xlink:href="http://services.wakegov.com/realestate/Account.asp?id=0461542" xlink:type="simple">0461542</text:a></text:p>
          </table:table-cell>
          <table:table-cell office:value-type="string" calcext:value-type="string">
            <text:p><text:a xlink:href="https://services.wake.gov/realestate/Photo.asp?id=046154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KAMETCHES, SOPHIE L</text:p>
          </table:table-cell>
          <table:table-cell office:value-type="string" calcext:value-type="string">
            <text:p>128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44" xlink:type="simple">0461544</text:a></text:p>
          </table:table-cell>
          <table:table-cell office:value-type="string" calcext:value-type="string">
            <text:p><text:a xlink:href="https://services.wake.gov/realestate/Photo.asp?id=046154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ELMORE, WILLIAM G &amp; PATRICIA B</text:p>
          </table:table-cell>
          <table:table-cell office:value-type="string" calcext:value-type="string">
            <text:p>1754</text:p>
          </table:table-cell>
          <table:table-cell office:value-type="date" office:date-value="2023-03-28" calcext:value-type="date">
            <text:p>03/28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296" xlink:type="simple">0403296</text:a></text:p>
          </table:table-cell>
          <table:table-cell office:value-type="string" calcext:value-type="string">
            <text:p><text:a xlink:href="https://services.wake.gov/realestate/Photo.asp?id=040329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EDWARDS, WILLIAM &amp; GAYLE</text:p>
          </table:table-cell>
          <table:table-cell office:value-type="string" calcext:value-type="string">
            <text:p>2259</text:p>
          </table:table-cell>
          <table:table-cell office:value-type="date" office:date-value="2023-03-27" calcext:value-type="date">
            <text:p>03/27/23</text:p>
          </table:table-cell>
          <table:table-cell office:value-type="string" calcext:value-type="string">
            <text:p>1283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272" xlink:type="simple">0403272</text:a></text:p>
          </table:table-cell>
          <table:table-cell office:value-type="string" calcext:value-type="string">
            <text:p><text:a xlink:href="https://services.wake.gov/realestate/Photo.asp?id=040327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MARTZ, CARROLL J B</text:p>
          </table:table-cell>
          <table:table-cell office:value-type="string" calcext:value-type="string">
            <text:p>2259</text:p>
          </table:table-cell>
          <table:table-cell office:value-type="date" office:date-value="2023-03-20" calcext:value-type="date">
            <text:p>03/20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284" xlink:type="simple">0403284</text:a></text:p>
          </table:table-cell>
          <table:table-cell office:value-type="string" calcext:value-type="string">
            <text:p><text:a xlink:href="https://services.wake.gov/realestate/Photo.asp?id=040328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PAGE, G TROY &amp; FRANCES M</text:p>
          </table:table-cell>
          <table:table-cell office:value-type="string" calcext:value-type="string">
            <text:p>2099</text:p>
          </table:table-cell>
          <table:table-cell office:value-type="date" office:date-value="2023-01-20" calcext:value-type="date">
            <text:p>01/20/23</text:p>
          </table:table-cell>
          <table:table-cell office:value-type="string" calcext:value-type="string">
            <text:p>94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293" xlink:type="simple">0403293</text:a></text:p>
          </table:table-cell>
          <table:table-cell office:value-type="string" calcext:value-type="string">
            <text:p><text:a xlink:href="https://services.wake.gov/realestate/Photo.asp?id=040329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OLOMON, DANIEL LESTER</text:p>
          </table:table-cell>
          <table:table-cell office:value-type="string" calcext:value-type="string">
            <text:p>1754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6255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285" xlink:type="simple">0403285</text:a></text:p>
          </table:table-cell>
          <table:table-cell office:value-type="string" calcext:value-type="string">
            <text:p><text:a xlink:href="https://services.wake.gov/realestate/Photo.asp?id=040328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ARDUA, DONNA JEAN TRUSTEE; TRUSTEE OF THE BARDUA LIVING TRUST</text:p>
          </table:table-cell>
          <table:table-cell office:value-type="string" calcext:value-type="string">
            <text:p>1066</text:p>
          </table:table-cell>
          <table:table-cell office:value-type="date" office:date-value="2022-09-08" calcext:value-type="date">
            <text:p>09/08/22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<text:a xlink:href="http://services.wakegov.com/realestate/Account.asp?id=0403287" xlink:type="simple">0403287</text:a></text:p>
          </table:table-cell>
          <table:table-cell office:value-type="string" calcext:value-type="string">
            <text:p><text:a xlink:href="https://services.wake.gov/realestate/Photo.asp?id=040328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JONES HANCOCK, LINDA GEORGE</text:p>
          </table:table-cell>
          <table:table-cell office:value-type="string" calcext:value-type="string">
            <text:p>1450</text:p>
          </table:table-cell>
          <table:table-cell office:value-type="date" office:date-value="2022-05-02" calcext:value-type="date">
            <text:p>05/02/22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294" xlink:type="simple">0403294</text:a></text:p>
          </table:table-cell>
          <table:table-cell office:value-type="string" calcext:value-type="string">
            <text:p><text:a xlink:href="https://services.wake.gov/realestate/Photo.asp?id=040329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O'KEEFE, JOHN F</text:p>
          </table:table-cell>
          <table:table-cell office:value-type="string" calcext:value-type="string">
            <text:p>1066</text:p>
          </table:table-cell>
          <table:table-cell office:value-type="date" office:date-value="2022-03-10" calcext:value-type="date">
            <text:p>03/10/22</text:p>
          </table:table-cell>
          <table:table-cell office:value-type="string" calcext:value-type="string">
            <text:p>360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<text:a xlink:href="http://services.wakegov.com/realestate/Account.asp?id=0403298" xlink:type="simple">0403298</text:a></text:p>
          </table:table-cell>
          <table:table-cell office:value-type="string" calcext:value-type="string">
            <text:p><text:a xlink:href="https://services.wake.gov/realestate/Photo.asp?id=040329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KILPATRICK, MARY C</text:p>
          </table:table-cell>
          <table:table-cell office:value-type="string" calcext:value-type="string">
            <text:p>1077</text:p>
          </table:table-cell>
          <table:table-cell office:value-type="date" office:date-value="2022-03-04" calcext:value-type="date">
            <text:p>03/04/22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371781</text:p>
          </table:table-cell>
          <table:table-cell office:value-type="string" calcext:value-type="string">
            <text:p><text:a xlink:href="http://services.wakegov.com/realestate/Account.asp?id=0403276" xlink:type="simple">0403276</text:a></text:p>
          </table:table-cell>
          <table:table-cell office:value-type="string" calcext:value-type="string">
            <text:p><text:a xlink:href="https://services.wake.gov/realestate/Photo.asp?id=040327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FOUNTAIN, VINTON E III TRUSTEE; VINTON E FOUNTAIN JR REVOCABLE TRUS</text:p>
          </table:table-cell>
          <table:table-cell office:value-type="string" calcext:value-type="string">
            <text:p>2099</text:p>
          </table:table-cell>
          <table:table-cell office:value-type="date" office:date-value="2022-01-14" calcext:value-type="date">
            <text:p>01/14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311" xlink:type="simple">0403311</text:a></text:p>
          </table:table-cell>
          <table:table-cell office:value-type="string" calcext:value-type="string">
            <text:p><text:a xlink:href="https://services.wake.gov/realestate/Photo.asp?id=040331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CARPENTER, ANDREA LYNN TRUSTEE; DONALD CARPENTER AND JANICE CARPENT</text:p>
          </table:table-cell>
          <table:table-cell office:value-type="string" calcext:value-type="string">
            <text:p>1450</text:p>
          </table:table-cell>
          <table:table-cell office:value-type="date" office:date-value="2021-10-29" calcext:value-type="date">
            <text:p>10/29/21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283" xlink:type="simple">0403283</text:a></text:p>
          </table:table-cell>
          <table:table-cell office:value-type="string" calcext:value-type="string">
            <text:p><text:a xlink:href="https://services.wake.gov/realestate/Photo.asp?id=040328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WACHTER, FRANCIS W &amp; SOPHIE H</text:p>
          </table:table-cell>
          <table:table-cell office:value-type="string" calcext:value-type="string">
            <text:p>2259</text:p>
          </table:table-cell>
          <table:table-cell office:value-type="date" office:date-value="2021-09-30" calcext:value-type="date">
            <text:p>09/30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780438</text:p>
          </table:table-cell>
          <table:table-cell office:value-type="string" calcext:value-type="string">
            <text:p><text:a xlink:href="http://services.wakegov.com/realestate/Account.asp?id=0403262" xlink:type="simple">0403262</text:a></text:p>
          </table:table-cell>
          <table:table-cell office:value-type="string" calcext:value-type="string">
            <text:p><text:a xlink:href="https://services.wake.gov/realestate/Photo.asp?id=040326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PARKER, SARAH ELIZABETH</text:p>
          </table:table-cell>
          <table:table-cell office:value-type="string" calcext:value-type="string">
            <text:p>1066</text:p>
          </table:table-cell>
          <table:table-cell office:value-type="date" office:date-value="2021-09-16" calcext:value-type="date">
            <text:p>09/16/21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59225</text:p>
          </table:table-cell>
          <table:table-cell office:value-type="string" calcext:value-type="string">
            <text:p><text:a xlink:href="http://services.wakegov.com/realestate/Account.asp?id=0403275" xlink:type="simple">0403275</text:a></text:p>
          </table:table-cell>
          <table:table-cell office:value-type="string" calcext:value-type="string">
            <text:p><text:a xlink:href="https://services.wake.gov/realestate/Photo.asp?id=040327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FRIERSON, ROBERT DEVERE TRUSTEE; FRIERSON, VICTORIA RILEY TRUSTEE</text:p>
          </table:table-cell>
          <table:table-cell office:value-type="string" calcext:value-type="string">
            <text:p>2259</text:p>
          </table:table-cell>
          <table:table-cell office:value-type="date" office:date-value="2021-08-10" calcext:value-type="date">
            <text:p>08/10/21</text:p>
          </table:table-cell>
          <table:table-cell office:value-type="string" calcext:value-type="string">
            <text:p>914000</text:p>
          </table:table-cell>
          <table:table-cell office:value-type="string" calcext:value-type="string">
            <text:p>887732</text:p>
          </table:table-cell>
          <table:table-cell office:value-type="string" calcext:value-type="string">
            <text:p><text:a xlink:href="http://services.wakegov.com/realestate/Account.asp?id=0403313" xlink:type="simple">0403313</text:a></text:p>
          </table:table-cell>
          <table:table-cell office:value-type="string" calcext:value-type="string">
            <text:p><text:a xlink:href="https://services.wake.gov/realestate/Photo.asp?id=040331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MITCHELL, HENRY A</text:p>
          </table:table-cell>
          <table:table-cell office:value-type="string" calcext:value-type="string">
            <text:p>1450</text:p>
          </table:table-cell>
          <table:table-cell office:value-type="date" office:date-value="2021-08-02" calcext:value-type="date">
            <text:p>08/02/21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291" xlink:type="simple">0403291</text:a></text:p>
          </table:table-cell>
          <table:table-cell office:value-type="string" calcext:value-type="string">
            <text:p><text:a xlink:href="https://services.wake.gov/realestate/Photo.asp?id=040329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WILD, FRANCINE S</text:p>
          </table:table-cell>
          <table:table-cell office:value-type="string" calcext:value-type="string">
            <text:p>1450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268" xlink:type="simple">0403268</text:a></text:p>
          </table:table-cell>
          <table:table-cell office:value-type="string" calcext:value-type="string">
            <text:p><text:a xlink:href="https://services.wake.gov/realestate/Photo.asp?id=040326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TTI, PHILIP J TRUSTEE; PATTI, PAULINE N TRUSTEE</text:p>
          </table:table-cell>
          <table:table-cell office:value-type="string" calcext:value-type="string">
            <text:p>2099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731612</text:p>
          </table:table-cell>
          <table:table-cell office:value-type="string" calcext:value-type="string">
            <text:p><text:a xlink:href="http://services.wakegov.com/realestate/Account.asp?id=0403282" xlink:type="simple">0403282</text:a></text:p>
          </table:table-cell>
          <table:table-cell office:value-type="string" calcext:value-type="string">
            <text:p><text:a xlink:href="https://services.wake.gov/realestate/Photo.asp?id=040328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COTESWORTH, HARRY ARMOUR; COTESWORTH, YOLANTA LATKOWSKI</text:p>
          </table:table-cell>
          <table:table-cell office:value-type="string" calcext:value-type="string">
            <text:p>1754</text:p>
          </table:table-cell>
          <table:table-cell office:value-type="date" office:date-value="2021-04-06" calcext:value-type="date">
            <text:p>04/06/21</text:p>
          </table:table-cell>
          <table:table-cell office:value-type="string" calcext:value-type="string">
            <text:p>664000</text:p>
          </table:table-cell>
          <table:table-cell office:value-type="string" calcext:value-type="string">
            <text:p>714859</text:p>
          </table:table-cell>
          <table:table-cell office:value-type="string" calcext:value-type="string">
            <text:p><text:a xlink:href="http://services.wakegov.com/realestate/Account.asp?id=0403274" xlink:type="simple">0403274</text:a></text:p>
          </table:table-cell>
          <table:table-cell office:value-type="string" calcext:value-type="string">
            <text:p><text:a xlink:href="https://services.wake.gov/realestate/Photo.asp?id=040327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SMITH, MARGUERITE M</text:p>
          </table:table-cell>
          <table:table-cell office:value-type="string" calcext:value-type="string">
            <text:p>1450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312" xlink:type="simple">0403312</text:a></text:p>
          </table:table-cell>
          <table:table-cell office:value-type="string" calcext:value-type="string">
            <text:p><text:a xlink:href="https://services.wake.gov/realestate/Photo.asp?id=040331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ENGLEHARDT, KATHLEEN D TRUSTEE; ENGLEHARDT REVOCABLE TRUST</text:p>
          </table:table-cell>
          <table:table-cell office:value-type="string" calcext:value-type="string">
            <text:p>1754</text:p>
          </table:table-cell>
          <table:table-cell office:value-type="date" office:date-value="2021-03-08" calcext:value-type="date">
            <text:p>03/08/21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277" xlink:type="simple">0403277</text:a></text:p>
          </table:table-cell>
          <table:table-cell office:value-type="string" calcext:value-type="string">
            <text:p><text:a xlink:href="https://services.wake.gov/realestate/Photo.asp?id=040327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MUDGE, HARLEY L JR &amp; MARILYN R</text:p>
          </table:table-cell>
          <table:table-cell office:value-type="string" calcext:value-type="string">
            <text:p>1754</text:p>
          </table:table-cell>
          <table:table-cell office:value-type="date" office:date-value="2020-09-18" calcext:value-type="date">
            <text:p>09/18/2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309" xlink:type="simple">0403309</text:a></text:p>
          </table:table-cell>
          <table:table-cell office:value-type="string" calcext:value-type="string">
            <text:p><text:a xlink:href="https://services.wake.gov/realestate/Photo.asp?id=040330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BEASLEY, JULIA W</text:p>
          </table:table-cell>
          <table:table-cell office:value-type="string" calcext:value-type="string">
            <text:p>2352</text:p>
          </table:table-cell>
          <table:table-cell office:value-type="date" office:date-value="2020-07-20" calcext:value-type="date">
            <text:p>07/20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845332</text:p>
          </table:table-cell>
          <table:table-cell office:value-type="string" calcext:value-type="string">
            <text:p><text:a xlink:href="http://services.wakegov.com/realestate/Account.asp?id=0403308" xlink:type="simple">0403308</text:a></text:p>
          </table:table-cell>
          <table:table-cell office:value-type="string" calcext:value-type="string">
            <text:p><text:a xlink:href="https://services.wake.gov/realestate/Photo.asp?id=040330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URWAY, FLO D</text:p>
          </table:table-cell>
          <table:table-cell office:value-type="string" calcext:value-type="string">
            <text:p>1754</text:p>
          </table:table-cell>
          <table:table-cell office:value-type="date" office:date-value="2020-07-07" calcext:value-type="date">
            <text:p>07/07/20</text:p>
          </table:table-cell>
          <table:table-cell office:value-type="string" calcext:value-type="string">
            <text:p>6075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300" xlink:type="simple">0403300</text:a></text:p>
          </table:table-cell>
          <table:table-cell office:value-type="string" calcext:value-type="string">
            <text:p><text:a xlink:href="https://services.wake.gov/realestate/Photo.asp?id=040330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BURGESS, WILLIAM T &amp; BARBARA P</text:p>
          </table:table-cell>
          <table:table-cell office:value-type="string" calcext:value-type="string">
            <text:p>2526</text:p>
          </table:table-cell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909000</text:p>
          </table:table-cell>
          <table:table-cell office:value-type="string" calcext:value-type="string">
            <text:p>1015880</text:p>
          </table:table-cell>
          <table:table-cell office:value-type="string" calcext:value-type="string">
            <text:p><text:a xlink:href="http://services.wakegov.com/realestate/Account.asp?id=0403288" xlink:type="simple">0403288</text:a></text:p>
          </table:table-cell>
          <table:table-cell office:value-type="string" calcext:value-type="string">
            <text:p><text:a xlink:href="https://services.wake.gov/realestate/Photo.asp?id=040328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WOODRY, CAROL C</text:p>
          </table:table-cell>
          <table:table-cell office:value-type="string" calcext:value-type="string">
            <text:p>2099</text:p>
          </table:table-cell>
          <table:table-cell office:value-type="date" office:date-value="2019-12-30" calcext:value-type="date">
            <text:p>12/30/19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279" xlink:type="simple">0403279</text:a></text:p>
          </table:table-cell>
          <table:table-cell office:value-type="string" calcext:value-type="string">
            <text:p><text:a xlink:href="https://services.wake.gov/realestate/Photo.asp?id=040327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O'SULLIVAN, JANICE H</text:p>
          </table:table-cell>
          <table:table-cell office:value-type="string" calcext:value-type="string">
            <text:p>1066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351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<text:a xlink:href="http://services.wakegov.com/realestate/Account.asp?id=0403314" xlink:type="simple">0403314</text:a></text:p>
          </table:table-cell>
          <table:table-cell office:value-type="string" calcext:value-type="string">
            <text:p><text:a xlink:href="https://services.wake.gov/realestate/Photo.asp?id=040331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IRD, RICHARD &amp; JANIE</text:p>
          </table:table-cell>
          <table:table-cell office:value-type="string" calcext:value-type="string">
            <text:p>1912</text:p>
          </table:table-cell>
          <table:table-cell office:value-type="date" office:date-value="2018-08-30" calcext:value-type="date">
            <text:p>08/30/18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722471</text:p>
          </table:table-cell>
          <table:table-cell office:value-type="string" calcext:value-type="string">
            <text:p><text:a xlink:href="http://services.wakegov.com/realestate/Account.asp?id=0403264" xlink:type="simple">0403264</text:a></text:p>
          </table:table-cell>
          <table:table-cell office:value-type="string" calcext:value-type="string">
            <text:p><text:a xlink:href="https://services.wake.gov/realestate/Photo.asp?id=040326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REISERT, RAYMOND J JR TRUSTEE; THE RAYMOND J REISERT JR 2002 TRUST</text:p>
          </table:table-cell>
          <table:table-cell office:value-type="string" calcext:value-type="string">
            <text:p>2259</text:p>
          </table:table-cell>
          <table:table-cell office:value-type="date" office:date-value="2018-08-15" calcext:value-type="date">
            <text:p>08/15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295" xlink:type="simple">0403295</text:a></text:p>
          </table:table-cell>
          <table:table-cell office:value-type="string" calcext:value-type="string">
            <text:p><text:a xlink:href="https://services.wake.gov/realestate/Photo.asp?id=040329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GREGG, SUSAN D</text:p>
          </table:table-cell>
          <table:table-cell office:value-type="string" calcext:value-type="string">
            <text:p>1450</text:p>
          </table:table-cell>
          <table:table-cell office:value-type="date" office:date-value="2018-04-30" calcext:value-type="date">
            <text:p>04/30/18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271" xlink:type="simple">0403271</text:a></text:p>
          </table:table-cell>
          <table:table-cell office:value-type="string" calcext:value-type="string">
            <text:p><text:a xlink:href="https://services.wake.gov/realestate/Photo.asp?id=040327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DICKINSON, ROBERT PEET III TRUSTEE; DICKINSON, SUZANNE S TRUSTEE</text:p>
          </table:table-cell>
          <table:table-cell office:value-type="string" calcext:value-type="string">
            <text:p>2099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301" xlink:type="simple">0403301</text:a></text:p>
          </table:table-cell>
          <table:table-cell office:value-type="string" calcext:value-type="string">
            <text:p><text:a xlink:href="https://services.wake.gov/realestate/Photo.asp?id=040330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SALISBURY, STEPHEN R &amp; ANN R</text:p>
          </table:table-cell>
          <table:table-cell office:value-type="string" calcext:value-type="string">
            <text:p>1754</text:p>
          </table:table-cell>
          <table:table-cell office:value-type="date" office:date-value="2017-05-15" calcext:value-type="date">
            <text:p>05/15/17</text:p>
          </table:table-cell>
          <table:table-cell office:value-type="string" calcext:value-type="string">
            <text:p>725000</text:p>
          </table:table-cell>
          <table:table-cell office:value-type="string" calcext:value-type="string">
            <text:p>714859</text:p>
          </table:table-cell>
          <table:table-cell office:value-type="string" calcext:value-type="string">
            <text:p><text:a xlink:href="http://services.wakegov.com/realestate/Account.asp?id=0403278" xlink:type="simple">0403278</text:a></text:p>
          </table:table-cell>
          <table:table-cell office:value-type="string" calcext:value-type="string">
            <text:p><text:a xlink:href="https://services.wake.gov/realestate/Photo.asp?id=040327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HOGGE, SUSAN H TRUSTEE; SUSAN H HOGGE 1992 TRUST</text:p>
          </table:table-cell>
          <table:table-cell office:value-type="string" calcext:value-type="string">
            <text:p>2259</text:p>
          </table:table-cell>
          <table:table-cell office:value-type="date" office:date-value="2017-05-01" calcext:value-type="date">
            <text:p>05/01/17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887732</text:p>
          </table:table-cell>
          <table:table-cell office:value-type="string" calcext:value-type="string">
            <text:p><text:a xlink:href="http://services.wakegov.com/realestate/Account.asp?id=0403281" xlink:type="simple">0403281</text:a></text:p>
          </table:table-cell>
          <table:table-cell office:value-type="string" calcext:value-type="string">
            <text:p><text:a xlink:href="https://services.wake.gov/realestate/Photo.asp?id=040328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URCHALL, DOROTHY ANN TRUSTEE; DOROTHY ANN BURCHALL REVOCABLE TRUS</text:p>
          </table:table-cell>
          <table:table-cell office:value-type="string" calcext:value-type="string">
            <text:p>2259</text:p>
          </table:table-cell>
          <table:table-cell office:value-type="date" office:date-value="2015-10-29" calcext:value-type="date">
            <text:p>10/29/15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292" xlink:type="simple">0403292</text:a></text:p>
          </table:table-cell>
          <table:table-cell office:value-type="string" calcext:value-type="string">
            <text:p><text:a xlink:href="https://services.wake.gov/realestate/Photo.asp?id=040329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ROBERG, THOMAS H TRUSTEE; ROBERG, JUNE K TRUSTEE</text:p>
          </table:table-cell>
          <table:table-cell office:value-type="string" calcext:value-type="string">
            <text:p>2526</text:p>
          </table:table-cell>
          <table:table-cell office:value-type="date" office:date-value="2015-10-19" calcext:value-type="date">
            <text:p>10/19/15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<text:a xlink:href="http://services.wakegov.com/realestate/Account.asp?id=0403310" xlink:type="simple">0403310</text:a></text:p>
          </table:table-cell>
          <table:table-cell office:value-type="string" calcext:value-type="string">
            <text:p><text:a xlink:href="https://services.wake.gov/realestate/Photo.asp?id=040331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LITTLE, HUGH &amp; MARTHA</text:p>
          </table:table-cell>
          <table:table-cell office:value-type="string" calcext:value-type="string">
            <text:p>1754</text:p>
          </table:table-cell>
          <table:table-cell office:value-type="date" office:date-value="2015-10-16" calcext:value-type="date">
            <text:p>10/16/15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263" xlink:type="simple">0403263</text:a></text:p>
          </table:table-cell>
          <table:table-cell office:value-type="string" calcext:value-type="string">
            <text:p><text:a xlink:href="https://services.wake.gov/realestate/Photo.asp?id=040326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GUNTER, BETTY E</text:p>
          </table:table-cell>
          <table:table-cell office:value-type="string" calcext:value-type="string">
            <text:p>1450</text:p>
          </table:table-cell>
          <table:table-cell office:value-type="date" office:date-value="2015-07-08" calcext:value-type="date">
            <text:p>07/08/1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302" xlink:type="simple">0403302</text:a></text:p>
          </table:table-cell>
          <table:table-cell office:value-type="string" calcext:value-type="string">
            <text:p><text:a xlink:href="https://services.wake.gov/realestate/Photo.asp?id=040330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GRANT, CORNELIA L</text:p>
          </table:table-cell>
          <table:table-cell office:value-type="string" calcext:value-type="string">
            <text:p>2099</text:p>
          </table:table-cell>
          <table:table-cell office:value-type="date" office:date-value="2014-11-21" calcext:value-type="date">
            <text:p>11/21/14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260" xlink:type="simple">0403260</text:a></text:p>
          </table:table-cell>
          <table:table-cell office:value-type="string" calcext:value-type="string">
            <text:p><text:a xlink:href="https://services.wake.gov/realestate/Photo.asp?id=040326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REISS, GEORGE A TRUSTEE; GEORGE A REISS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8-04" calcext:value-type="date">
            <text:p>08/04/14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290" xlink:type="simple">0403290</text:a></text:p>
          </table:table-cell>
          <table:table-cell office:value-type="string" calcext:value-type="string">
            <text:p><text:a xlink:href="https://services.wake.gov/realestate/Photo.asp?id=040329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MCCARTHY, MARY ELLEN TRUSTEE; MARY ELLEN MCCARTHY RVCBLE TRUST</text:p>
          </table:table-cell>
          <table:table-cell office:value-type="string" calcext:value-type="string">
            <text:p>2099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648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267" xlink:type="simple">0403267</text:a></text:p>
          </table:table-cell>
          <table:table-cell office:value-type="string" calcext:value-type="string">
            <text:p><text:a xlink:href="https://services.wake.gov/realestate/Photo.asp?id=040326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THE JOSIAH R WHITEHEAD &amp; INA M WHIT</text:p>
          </table:table-cell>
          <table:table-cell office:value-type="string" calcext:value-type="string">
            <text:p>1450</text:p>
          </table:table-cell>
          <table:table-cell office:value-type="date" office:date-value="2014-04-09" calcext:value-type="date">
            <text:p>04/09/14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280" xlink:type="simple">0403280</text:a></text:p>
          </table:table-cell>
          <table:table-cell office:value-type="string" calcext:value-type="string">
            <text:p><text:a xlink:href="https://services.wake.gov/realestate/Photo.asp?id=040328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VANVACTOR, RONALD F</text:p>
          </table:table-cell>
          <table:table-cell office:value-type="string" calcext:value-type="string">
            <text:p>2259</text:p>
          </table:table-cell>
          <table:table-cell office:value-type="date" office:date-value="2013-10-10" calcext:value-type="date">
            <text:p>10/10/13</text:p>
          </table:table-cell>
          <table:table-cell office:value-type="string" calcext:value-type="string">
            <text:p>729000</text:p>
          </table:table-cell>
          <table:table-cell office:value-type="string" calcext:value-type="string">
            <text:p>834085</text:p>
          </table:table-cell>
          <table:table-cell office:value-type="string" calcext:value-type="string">
            <text:p><text:a xlink:href="http://services.wakegov.com/realestate/Account.asp?id=0403269" xlink:type="simple">0403269</text:a></text:p>
          </table:table-cell>
          <table:table-cell office:value-type="string" calcext:value-type="string">
            <text:p><text:a xlink:href="https://services.wake.gov/realestate/Photo.asp?id=040326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HALL, JANE</text:p>
          </table:table-cell>
          <table:table-cell office:value-type="string" calcext:value-type="string">
            <text:p>1754</text:p>
          </table:table-cell>
          <table:table-cell office:value-type="date" office:date-value="2013-09-30" calcext:value-type="date">
            <text:p>09/30/13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289" xlink:type="simple">0403289</text:a></text:p>
          </table:table-cell>
          <table:table-cell office:value-type="string" calcext:value-type="string">
            <text:p><text:a xlink:href="https://services.wake.gov/realestate/Photo.asp?id=040328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ROSTAMO, TERRY M. TRUSTEE; THE TERRY M. ROSTAMO REVOCABLE TRUS</text:p>
          </table:table-cell>
          <table:table-cell office:value-type="string" calcext:value-type="string">
            <text:p>1450</text:p>
          </table:table-cell>
          <table:table-cell office:value-type="date" office:date-value="2013-05-21" calcext:value-type="date">
            <text:p>05/21/13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261" xlink:type="simple">0403261</text:a></text:p>
          </table:table-cell>
          <table:table-cell office:value-type="string" calcext:value-type="string">
            <text:p><text:a xlink:href="https://services.wake.gov/realestate/Photo.asp?id=040326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AUSTIN, DAN C SR &amp; JOANNE L</text:p>
          </table:table-cell>
          <table:table-cell office:value-type="string" calcext:value-type="string">
            <text:p>2352</text:p>
          </table:table-cell>
          <table:table-cell office:value-type="date" office:date-value="2011-08-25" calcext:value-type="date">
            <text:p>08/2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954973</text:p>
          </table:table-cell>
          <table:table-cell office:value-type="string" calcext:value-type="string">
            <text:p><text:a xlink:href="http://services.wakegov.com/realestate/Account.asp?id=0403286" xlink:type="simple">0403286</text:a></text:p>
          </table:table-cell>
          <table:table-cell office:value-type="string" calcext:value-type="string">
            <text:p><text:a xlink:href="https://services.wake.gov/realestate/Photo.asp?id=040328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ZO, ANGELA M TRUSTEE; MAZO, ANGELA M</text:p>
          </table:table-cell>
          <table:table-cell office:value-type="string" calcext:value-type="string">
            <text:p>2352</text:p>
          </table:table-cell>
          <table:table-cell office:value-type="date" office:date-value="2011-06-15" calcext:value-type="date">
            <text:p>06/1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845332</text:p>
          </table:table-cell>
          <table:table-cell office:value-type="string" calcext:value-type="string">
            <text:p><text:a xlink:href="http://services.wakegov.com/realestate/Account.asp?id=0403297" xlink:type="simple">0403297</text:a></text:p>
          </table:table-cell>
          <table:table-cell office:value-type="string" calcext:value-type="string">
            <text:p><text:a xlink:href="https://services.wake.gov/realestate/Photo.asp?id=040329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LIU, HELENA LOO YEE</text:p>
          </table:table-cell>
          <table:table-cell office:value-type="string" calcext:value-type="string">
            <text:p>1754</text:p>
          </table:table-cell>
          <table:table-cell office:value-type="date" office:date-value="2009-11-23" calcext:value-type="date">
            <text:p>11/23/09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273" xlink:type="simple">0403273</text:a></text:p>
          </table:table-cell>
          <table:table-cell office:value-type="string" calcext:value-type="string">
            <text:p><text:a xlink:href="https://services.wake.gov/realestate/Photo.asp?id=040327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JACOBY, DALE H &amp; MARILYN D</text:p>
          </table:table-cell>
          <table:table-cell office:value-type="string" calcext:value-type="string">
            <text:p>2099</text:p>
          </table:table-cell>
          <table:table-cell office:value-type="date" office:date-value="2008-10-31" calcext:value-type="date">
            <text:p>10/31/08</text:p>
          </table:table-cell>
          <table:table-cell office:value-type="string" calcext:value-type="string">
            <text:p>59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270" xlink:type="simple">0403270</text:a></text:p>
          </table:table-cell>
          <table:table-cell office:value-type="string" calcext:value-type="string">
            <text:p><text:a xlink:href="https://services.wake.gov/realestate/Photo.asp?id=040327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ZIMMERLEIN, CHARLES W &amp; MARIA C</text:p>
          </table:table-cell>
          <table:table-cell office:value-type="string" calcext:value-type="string">
            <text:p>2099</text:p>
          </table:table-cell>
          <table:table-cell office:value-type="date" office:date-value="2008-10-20" calcext:value-type="date">
            <text:p>10/20/08</text:p>
          </table:table-cell>
          <table:table-cell office:value-type="string" calcext:value-type="string">
            <text:p>549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304" xlink:type="simple">0403304</text:a></text:p>
          </table:table-cell>
          <table:table-cell office:value-type="string" calcext:value-type="string">
            <text:p><text:a xlink:href="https://services.wake.gov/realestate/Photo.asp?id=040330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DWORSKY CYPRESS LLC</text:p>
          </table:table-cell>
          <table:table-cell office:value-type="string" calcext:value-type="string">
            <text:p>2526</text:p>
          </table:table-cell>
          <table:table-cell office:value-type="date" office:date-value="2008-10-08" calcext:value-type="date">
            <text:p>10/08/08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<text:a xlink:href="http://services.wakegov.com/realestate/Account.asp?id=0403299" xlink:type="simple">0403299</text:a></text:p>
          </table:table-cell>
          <table:table-cell office:value-type="string" calcext:value-type="string">
            <text:p><text:a xlink:href="https://services.wake.gov/realestate/Photo.asp?id=040329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LEAK, ROBERT E &amp; MARTHA C</text:p>
          </table:table-cell>
          <table:table-cell office:value-type="string" calcext:value-type="string">
            <text:p>1450</text:p>
          </table:table-cell>
          <table:table-cell office:value-type="date" office:date-value="2008-10-03" calcext:value-type="date">
            <text:p>10/03/08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27606</text:p>
          </table:table-cell>
          <table:table-cell office:value-type="string" calcext:value-type="string">
            <text:p><text:a xlink:href="http://services.wakegov.com/realestate/Account.asp?id=0403303" xlink:type="simple">0403303</text:a></text:p>
          </table:table-cell>
          <table:table-cell office:value-type="string" calcext:value-type="string">
            <text:p><text:a xlink:href="https://services.wake.gov/realestate/Photo.asp?id=04033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MILLER, GEORGE T JR; MILLER, E KATHLEEN PAUL</text:p>
          </table:table-cell>
          <table:table-cell office:value-type="string" calcext:value-type="string">
            <text:p>1754</text:p>
          </table:table-cell>
          <table:table-cell office:value-type="date" office:date-value="2008-09-29" calcext:value-type="date">
            <text:p>09/29/0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265" xlink:type="simple">0403265</text:a></text:p>
          </table:table-cell>
          <table:table-cell office:value-type="string" calcext:value-type="string">
            <text:p><text:a xlink:href="https://services.wake.gov/realestate/Photo.asp?id=040326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CROWE, JOHN R &amp; JEAN M</text:p>
          </table:table-cell>
          <table:table-cell office:value-type="string" calcext:value-type="string">
            <text:p>2259</text:p>
          </table:table-cell>
          <table:table-cell office:value-type="date" office:date-value="2008-09-29" calcext:value-type="date">
            <text:p>09/29/08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306" xlink:type="simple">0403306</text:a></text:p>
          </table:table-cell>
          <table:table-cell office:value-type="string" calcext:value-type="string">
            <text:p><text:a xlink:href="https://services.wake.gov/realestate/Photo.asp?id=040330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AHN, STEFANIE A</text:p>
          </table:table-cell>
          <table:table-cell office:value-type="string" calcext:value-type="string">
            <text:p>1754</text:p>
          </table:table-cell>
          <table:table-cell office:value-type="date" office:date-value="2008-09-23" calcext:value-type="date">
            <text:p>09/23/08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307" xlink:type="simple">0403307</text:a></text:p>
          </table:table-cell>
          <table:table-cell office:value-type="string" calcext:value-type="string">
            <text:p><text:a xlink:href="https://services.wake.gov/realestate/Photo.asp?id=040330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ADAMS, FRED H SR &amp; BOBBIE T</text:p>
          </table:table-cell>
          <table:table-cell office:value-type="string" calcext:value-type="string">
            <text:p>1450</text:p>
          </table:table-cell>
          <table:table-cell office:value-type="date" office:date-value="2008-09-22" calcext:value-type="date">
            <text:p>09/22/08</text:p>
          </table:table-cell>
          <table:table-cell office:value-type="string" calcext:value-type="string">
            <text:p>464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305" xlink:type="simple">0403305</text:a></text:p>
          </table:table-cell>
          <table:table-cell office:value-type="string" calcext:value-type="string">
            <text:p><text:a xlink:href="https://services.wake.gov/realestate/Photo.asp?id=040330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COLLINS, ANN T &amp; WILLIAM K</text:p>
          </table:table-cell>
          <table:table-cell office:value-type="string" calcext:value-type="string">
            <text:p>1754</text:p>
          </table:table-cell>
          <table:table-cell office:value-type="date" office:date-value="2008-09-15" calcext:value-type="date">
            <text:p>09/15/08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671074</text:p>
          </table:table-cell>
          <table:table-cell office:value-type="string" calcext:value-type="string">
            <text:p><text:a xlink:href="http://services.wakegov.com/realestate/Account.asp?id=0403266" xlink:type="simple">0403266</text:a></text:p>
          </table:table-cell>
          <table:table-cell office:value-type="string" calcext:value-type="string">
            <text:p><text:a xlink:href="https://services.wake.gov/realestate/Photo.asp?id=040326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table:style-name="Default" office:value-type="string" calcext:value-type="string">
            <text:p>BLD A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/>
          <table:table-cell office:value-type="string" calcext:value-type="string">
            <text:p>ROBINSON, JAMES C &amp; DANA GAINES</text:p>
          </table:table-cell>
          <table:table-cell office:value-type="string" calcext:value-type="string">
            <text:p>2563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774000</text:p>
          </table:table-cell>
          <table:table-cell office:value-type="string" calcext:value-type="string">
            <text:p>838730</text:p>
          </table:table-cell>
          <table:table-cell office:value-type="string" calcext:value-type="string">
            <text:p><text:a xlink:href="http://services.wakegov.com/realestate/Account.asp?id=0409706" xlink:type="simple">0409706</text:a></text:p>
          </table:table-cell>
          <table:table-cell office:value-type="string" calcext:value-type="string">
            <text:p><text:a xlink:href="https://services.wake.gov/realestate/Photo.asp?id=040970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2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4</text:p>
          </table:table-cell>
          <table:table-cell table:style-name="Default"/>
          <table:table-cell office:value-type="string" calcext:value-type="string">
            <text:p>POTTER, LARRY D &amp; BARBARA L</text:p>
          </table:table-cell>
          <table:table-cell office:value-type="string" calcext:value-type="string">
            <text:p>2626</text:p>
          </table:table-cell>
          <table:table-cell office:value-type="date" office:date-value="2020-10-09" calcext:value-type="date">
            <text:p>10/09/20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833635</text:p>
          </table:table-cell>
          <table:table-cell office:value-type="string" calcext:value-type="string">
            <text:p><text:a xlink:href="http://services.wakegov.com/realestate/Account.asp?id=0409705" xlink:type="simple">0409705</text:a></text:p>
          </table:table-cell>
          <table:table-cell office:value-type="string" calcext:value-type="string">
            <text:p><text:a xlink:href="https://services.wake.gov/realestate/Photo.asp?id=040970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4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/>
          <table:table-cell office:value-type="string" calcext:value-type="string">
            <text:p>CHRISTENSEN, GARY M &amp; ANNE I</text:p>
          </table:table-cell>
          <table:table-cell office:value-type="string" calcext:value-type="string">
            <text:p>3360</text:p>
          </table:table-cell>
          <table:table-cell office:value-type="date" office:date-value="2023-04-21" calcext:value-type="date">
            <text:p>04/21/23</text:p>
          </table:table-cell>
          <table:table-cell office:value-type="string" calcext:value-type="string">
            <text:p>1710000</text:p>
          </table:table-cell>
          <table:table-cell office:value-type="string" calcext:value-type="string">
            <text:p>1053962</text:p>
          </table:table-cell>
          <table:table-cell office:value-type="string" calcext:value-type="string">
            <text:p><text:a xlink:href="http://services.wakegov.com/realestate/Account.asp?id=0404205" xlink:type="simple">0404205</text:a></text:p>
          </table:table-cell>
          <table:table-cell office:value-type="string" calcext:value-type="string">
            <text:p><text:a xlink:href="https://services.wake.gov/realestate/Photo.asp?id=040420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6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701</text:p>
          </table:table-cell>
          <table:table-cell table:style-name="Default"/>
          <table:table-cell office:value-type="string" calcext:value-type="string">
            <text:p>NIVISON, ARTHUR E &amp; GEORGIA W</text:p>
          </table:table-cell>
          <table:table-cell office:value-type="string" calcext:value-type="string">
            <text:p>3684</text:p>
          </table:table-cell>
          <table:table-cell office:value-type="date" office:date-value="2008-11-05" calcext:value-type="date">
            <text:p>11/05/08</text:p>
          </table:table-cell>
          <table:table-cell office:value-type="string" calcext:value-type="string">
            <text:p>770000</text:p>
          </table:table-cell>
          <table:table-cell office:value-type="string" calcext:value-type="string">
            <text:p>1102757</text:p>
          </table:table-cell>
          <table:table-cell office:value-type="string" calcext:value-type="string">
            <text:p><text:a xlink:href="http://services.wakegov.com/realestate/Account.asp?id=0403348" xlink:type="simple">0403348</text:a></text:p>
          </table:table-cell>
          <table:table-cell office:value-type="string" calcext:value-type="string">
            <text:p><text:a xlink:href="https://services.wake.gov/realestate/Photo.asp?id=0403348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703</text:p>
          </table:table-cell>
          <table:table-cell table:style-name="Default"/>
          <table:table-cell office:value-type="string" calcext:value-type="string">
            <text:p>RHODES, JOHN F &amp; RUTH Y</text:p>
          </table:table-cell>
          <table:table-cell office:value-type="string" calcext:value-type="string">
            <text:p>2318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775287</text:p>
          </table:table-cell>
          <table:table-cell office:value-type="string" calcext:value-type="string">
            <text:p><text:a xlink:href="http://services.wakegov.com/realestate/Account.asp?id=0403347" xlink:type="simple">0403347</text:a></text:p>
          </table:table-cell>
          <table:table-cell office:value-type="string" calcext:value-type="string">
            <text:p><text:a xlink:href="https://services.wake.gov/realestate/Photo.asp?id=0403347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705</text:p>
          </table:table-cell>
          <table:table-cell table:style-name="Default"/>
          <table:table-cell office:value-type="string" calcext:value-type="string">
            <text:p>WADDELL, EVANS &amp; LINDA L BAKER</text:p>
          </table:table-cell>
          <table:table-cell office:value-type="string" calcext:value-type="string">
            <text:p>3010</text:p>
          </table:table-cell>
          <table:table-cell office:value-type="date" office:date-value="2017-12-29" calcext:value-type="date">
            <text:p>12/29/17</text:p>
          </table:table-cell>
          <table:table-cell office:value-type="string" calcext:value-type="string">
            <text:p>891000</text:p>
          </table:table-cell>
          <table:table-cell office:value-type="string" calcext:value-type="string">
            <text:p>950574</text:p>
          </table:table-cell>
          <table:table-cell office:value-type="string" calcext:value-type="string">
            <text:p><text:a xlink:href="http://services.wakegov.com/realestate/Account.asp?id=0403346" xlink:type="simple">0403346</text:a></text:p>
          </table:table-cell>
          <table:table-cell office:value-type="string" calcext:value-type="string">
            <text:p><text:a xlink:href="https://services.wake.gov/realestate/Photo.asp?id=0403346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707</text:p>
          </table:table-cell>
          <table:table-cell table:style-name="Default"/>
          <table:table-cell office:value-type="string" calcext:value-type="string">
            <text:p>HERLIHY, SYLVESTER D &amp; MARTHA M</text:p>
          </table:table-cell>
          <table:table-cell office:value-type="string" calcext:value-type="string">
            <text:p>2890</text:p>
          </table:table-cell>
          <table:table-cell office:value-type="date" office:date-value="2013-08-21" calcext:value-type="date">
            <text:p>08/21/13</text:p>
          </table:table-cell>
          <table:table-cell office:value-type="string" calcext:value-type="string">
            <text:p>868500</text:p>
          </table:table-cell>
          <table:table-cell office:value-type="string" calcext:value-type="string">
            <text:p>925935</text:p>
          </table:table-cell>
          <table:table-cell office:value-type="string" calcext:value-type="string">
            <text:p><text:a xlink:href="http://services.wakegov.com/realestate/Account.asp?id=0403345" xlink:type="simple">0403345</text:a></text:p>
          </table:table-cell>
          <table:table-cell office:value-type="string" calcext:value-type="string">
            <text:p><text:a xlink:href="https://services.wake.gov/realestate/Photo.asp?id=0403345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709</text:p>
          </table:table-cell>
          <table:table-cell table:style-name="Default"/>
          <table:table-cell office:value-type="string" calcext:value-type="string">
            <text:p>GREEN, ROBERT L</text:p>
          </table:table-cell>
          <table:table-cell office:value-type="string" calcext:value-type="string">
            <text:p>2672</text:p>
          </table:table-cell>
          <table:table-cell office:value-type="date" office:date-value="2019-04-06" calcext:value-type="date">
            <text:p>04/06/19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864863</text:p>
          </table:table-cell>
          <table:table-cell office:value-type="string" calcext:value-type="string">
            <text:p><text:a xlink:href="http://services.wakegov.com/realestate/Account.asp?id=0403344" xlink:type="simple">0403344</text:a></text:p>
          </table:table-cell>
          <table:table-cell office:value-type="string" calcext:value-type="string">
            <text:p><text:a xlink:href="https://services.wake.gov/realestate/Photo.asp?id=0403344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710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71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711</text:p>
          </table:table-cell>
          <table:table-cell table:style-name="Default"/>
          <table:table-cell office:value-type="string" calcext:value-type="string">
            <text:p>MILES, JAMES E &amp; GAY CHANDLER</text:p>
          </table:table-cell>
          <table:table-cell office:value-type="string" calcext:value-type="string">
            <text:p>2832</text:p>
          </table:table-cell>
          <table:table-cell office:value-type="date" office:date-value="2022-02-04" calcext:value-type="date">
            <text:p>02/04/22</text:p>
          </table:table-cell>
          <table:table-cell office:value-type="string" calcext:value-type="string">
            <text:p>1341000</text:p>
          </table:table-cell>
          <table:table-cell office:value-type="string" calcext:value-type="string">
            <text:p>908576</text:p>
          </table:table-cell>
          <table:table-cell office:value-type="string" calcext:value-type="string">
            <text:p><text:a xlink:href="http://services.wakegov.com/realestate/Account.asp?id=0403343" xlink:type="simple">0403343</text:a></text:p>
          </table:table-cell>
          <table:table-cell office:value-type="string" calcext:value-type="string">
            <text:p><text:a xlink:href="https://services.wake.gov/realestate/Photo.asp?id=0403343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713</text:p>
          </table:table-cell>
          <table:table-cell table:style-name="Default"/>
          <table:table-cell office:value-type="string" calcext:value-type="string">
            <text:p>WILSNACK, JULIE S</text:p>
          </table:table-cell>
          <table:table-cell office:value-type="string" calcext:value-type="string">
            <text:p>3373</text:p>
          </table:table-cell>
          <table:table-cell office:value-type="date" office:date-value="2014-01-08" calcext:value-type="date">
            <text:p>01/08/14</text:p>
          </table:table-cell>
          <table:table-cell office:value-type="string" calcext:value-type="string">
            <text:p>986000</text:p>
          </table:table-cell>
          <table:table-cell office:value-type="string" calcext:value-type="string">
            <text:p>1030092</text:p>
          </table:table-cell>
          <table:table-cell office:value-type="string" calcext:value-type="string">
            <text:p><text:a xlink:href="http://services.wakegov.com/realestate/Account.asp?id=0403342" xlink:type="simple">0403342</text:a></text:p>
          </table:table-cell>
          <table:table-cell office:value-type="string" calcext:value-type="string">
            <text:p><text:a xlink:href="https://services.wake.gov/realestate/Photo.asp?id=0403342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714</text:p>
          </table:table-cell>
          <table:table-cell table:style-name="Default"/>
          <table:table-cell office:value-type="string" calcext:value-type="string">
            <text:p>HSF RALEIGH LLC</text:p>
          </table:table-cell>
          <table:table-cell office:value-type="string" calcext:value-type="string">
            <text:p>2645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923143</text:p>
          </table:table-cell>
          <table:table-cell office:value-type="string" calcext:value-type="string">
            <text:p><text:a xlink:href="http://services.wakegov.com/realestate/Account.asp?id=0403333" xlink:type="simple">0403333</text:a></text:p>
          </table:table-cell>
          <table:table-cell office:value-type="string" calcext:value-type="string">
            <text:p><text:a xlink:href="https://services.wake.gov/realestate/Photo.asp?id=0403333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716</text:p>
          </table:table-cell>
          <table:table-cell table:style-name="Default"/>
          <table:table-cell office:value-type="string" calcext:value-type="string">
            <text:p>STANKARD, PETER A /TR; STANKARD, JOHN A /TR</text:p>
          </table:table-cell>
          <table:table-cell office:value-type="string" calcext:value-type="string">
            <text:p>2813</text:p>
          </table:table-cell>
          <table:table-cell office:value-type="date" office:date-value="2012-12-11" calcext:value-type="date">
            <text:p>12/11/12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896144</text:p>
          </table:table-cell>
          <table:table-cell office:value-type="string" calcext:value-type="string">
            <text:p><text:a xlink:href="http://services.wakegov.com/realestate/Account.asp?id=0403332" xlink:type="simple">0403332</text:a></text:p>
          </table:table-cell>
          <table:table-cell office:value-type="string" calcext:value-type="string">
            <text:p><text:a xlink:href="https://services.wake.gov/realestate/Photo.asp?id=0403332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718</text:p>
          </table:table-cell>
          <table:table-cell table:style-name="Default"/>
          <table:table-cell office:value-type="string" calcext:value-type="string">
            <text:p>DISBROW, CLIFFORD H &amp; SHEILA RYAN</text:p>
          </table:table-cell>
          <table:table-cell office:value-type="string" calcext:value-type="string">
            <text:p>2317</text:p>
          </table:table-cell>
          <table:table-cell office:value-type="date" office:date-value="2019-09-27" calcext:value-type="date">
            <text:p>09/27/19</text:p>
          </table:table-cell>
          <table:table-cell office:value-type="string" calcext:value-type="string">
            <text:p>963000</text:p>
          </table:table-cell>
          <table:table-cell office:value-type="string" calcext:value-type="string">
            <text:p>960674</text:p>
          </table:table-cell>
          <table:table-cell office:value-type="string" calcext:value-type="string">
            <text:p><text:a xlink:href="http://services.wakegov.com/realestate/Account.asp?id=0403331" xlink:type="simple">0403331</text:a></text:p>
          </table:table-cell>
          <table:table-cell office:value-type="string" calcext:value-type="string">
            <text:p><text:a xlink:href="https://services.wake.gov/realestate/Photo.asp?id=0403331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720</text:p>
          </table:table-cell>
          <table:table-cell table:style-name="Default"/>
          <table:table-cell office:value-type="string" calcext:value-type="string">
            <text:p>MAINS, RAYMOND D &amp; MARILYNN R</text:p>
          </table:table-cell>
          <table:table-cell office:value-type="string" calcext:value-type="string">
            <text:p>3850</text:p>
          </table:table-cell>
          <table:table-cell office:value-type="date" office:date-value="2019-04-18" calcext:value-type="date">
            <text:p>04/18/19</text:p>
          </table:table-cell>
          <table:table-cell office:value-type="string" calcext:value-type="string">
            <text:p>1166000</text:p>
          </table:table-cell>
          <table:table-cell office:value-type="string" calcext:value-type="string">
            <text:p>1143041</text:p>
          </table:table-cell>
          <table:table-cell office:value-type="string" calcext:value-type="string">
            <text:p><text:a xlink:href="http://services.wakegov.com/realestate/Account.asp?id=0403330" xlink:type="simple">0403330</text:a></text:p>
          </table:table-cell>
          <table:table-cell office:value-type="string" calcext:value-type="string">
            <text:p><text:a xlink:href="https://services.wake.gov/realestate/Photo.asp?id=0403330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722</text:p>
          </table:table-cell>
          <table:table-cell table:style-name="Default"/>
          <table:table-cell office:value-type="string" calcext:value-type="string">
            <text:p>STIEFEL, CHARLES W &amp; DANEEN</text:p>
          </table:table-cell>
          <table:table-cell office:value-type="string" calcext:value-type="string">
            <text:p>2471</text:p>
          </table:table-cell>
          <table:table-cell office:value-type="date" office:date-value="2022-12-06" calcext:value-type="date">
            <text:p>12/06/22</text:p>
          </table:table-cell>
          <table:table-cell office:value-type="string" calcext:value-type="string">
            <text:p>1620000</text:p>
          </table:table-cell>
          <table:table-cell office:value-type="string" calcext:value-type="string">
            <text:p>810065</text:p>
          </table:table-cell>
          <table:table-cell office:value-type="string" calcext:value-type="string">
            <text:p><text:a xlink:href="http://services.wakegov.com/realestate/Account.asp?id=0403329" xlink:type="simple">0403329</text:a></text:p>
          </table:table-cell>
          <table:table-cell office:value-type="string" calcext:value-type="string">
            <text:p><text:a xlink:href="https://services.wake.gov/realestate/Photo.asp?id=0403329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723</text:p>
          </table:table-cell>
          <table:table-cell table:style-name="Default"/>
          <table:table-cell office:value-type="string" calcext:value-type="string">
            <text:p>SPENCER, WILLIAM HALL III; SPENCER, ANN LONG</text:p>
          </table:table-cell>
          <table:table-cell office:value-type="string" calcext:value-type="string">
            <text:p>2221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51373</text:p>
          </table:table-cell>
          <table:table-cell office:value-type="string" calcext:value-type="string">
            <text:p><text:a xlink:href="http://services.wakegov.com/realestate/Account.asp?id=0403341" xlink:type="simple">0403341</text:a></text:p>
          </table:table-cell>
          <table:table-cell office:value-type="string" calcext:value-type="string">
            <text:p><text:a xlink:href="https://services.wake.gov/realestate/Photo.asp?id=0403341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724</text:p>
          </table:table-cell>
          <table:table-cell table:style-name="Default"/>
          <table:table-cell office:value-type="string" calcext:value-type="string">
            <text:p>DASCOMBE, HERBERT W &amp; MARY E</text:p>
          </table:table-cell>
          <table:table-cell office:value-type="string" calcext:value-type="string">
            <text:p>2355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85596</text:p>
          </table:table-cell>
          <table:table-cell office:value-type="string" calcext:value-type="string">
            <text:p><text:a xlink:href="http://services.wakegov.com/realestate/Account.asp?id=0403328" xlink:type="simple">0403328</text:a></text:p>
          </table:table-cell>
          <table:table-cell office:value-type="string" calcext:value-type="string">
            <text:p><text:a xlink:href="https://services.wake.gov/realestate/Photo.asp?id=0403328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726</text:p>
          </table:table-cell>
          <table:table-cell table:style-name="Default"/>
          <table:table-cell office:value-type="string" calcext:value-type="string">
            <text:p>HAILE, DONALD A &amp; MARY M</text:p>
          </table:table-cell>
          <table:table-cell office:value-type="string" calcext:value-type="string">
            <text:p>2914</text:p>
          </table:table-cell>
          <table:table-cell office:value-type="date" office:date-value="2020-10-01" calcext:value-type="date">
            <text:p>10/01/20</text:p>
          </table:table-cell>
          <table:table-cell office:value-type="string" calcext:value-type="string">
            <text:p>1035000</text:p>
          </table:table-cell>
          <table:table-cell office:value-type="string" calcext:value-type="string">
            <text:p>895539</text:p>
          </table:table-cell>
          <table:table-cell office:value-type="string" calcext:value-type="string">
            <text:p><text:a xlink:href="http://services.wakegov.com/realestate/Account.asp?id=0403327" xlink:type="simple">0403327</text:a></text:p>
          </table:table-cell>
          <table:table-cell office:value-type="string" calcext:value-type="string">
            <text:p><text:a xlink:href="https://services.wake.gov/realestate/Photo.asp?id=0403327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727</text:p>
          </table:table-cell>
          <table:table-cell table:style-name="Default"/>
          <table:table-cell office:value-type="string" calcext:value-type="string">
            <text:p>SHAVER VILLANOVA LLC</text:p>
          </table:table-cell>
          <table:table-cell office:value-type="string" calcext:value-type="string">
            <text:p>3196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878000</text:p>
          </table:table-cell>
          <table:table-cell office:value-type="string" calcext:value-type="string">
            <text:p>952089</text:p>
          </table:table-cell>
          <table:table-cell office:value-type="string" calcext:value-type="string">
            <text:p><text:a xlink:href="http://services.wakegov.com/realestate/Account.asp?id=0403340" xlink:type="simple">0403340</text:a></text:p>
          </table:table-cell>
          <table:table-cell office:value-type="string" calcext:value-type="string">
            <text:p><text:a xlink:href="https://services.wake.gov/realestate/Photo.asp?id=0403340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728</text:p>
          </table:table-cell>
          <table:table-cell table:style-name="Default"/>
          <table:table-cell office:value-type="string" calcext:value-type="string">
            <text:p>ETHRIDGE, DANA J TRUSTEE; DANA J ETHRIDGE REVOCABLE TRUST</text:p>
          </table:table-cell>
          <table:table-cell office:value-type="string" calcext:value-type="string">
            <text:p>2561</text:p>
          </table:table-cell>
          <table:table-cell office:value-type="date" office:date-value="2020-09-09" calcext:value-type="date">
            <text:p>09/09/20</text:p>
          </table:table-cell>
          <table:table-cell office:value-type="string" calcext:value-type="string">
            <text:p>810000</text:p>
          </table:table-cell>
          <table:table-cell office:value-type="string" calcext:value-type="string">
            <text:p>852706</text:p>
          </table:table-cell>
          <table:table-cell office:value-type="string" calcext:value-type="string">
            <text:p><text:a xlink:href="http://services.wakegov.com/realestate/Account.asp?id=0403326" xlink:type="simple">0403326</text:a></text:p>
          </table:table-cell>
          <table:table-cell office:value-type="string" calcext:value-type="string">
            <text:p><text:a xlink:href="https://services.wake.gov/realestate/Photo.asp?id=0403326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729</text:p>
          </table:table-cell>
          <table:table-cell table:style-name="Default"/>
          <table:table-cell office:value-type="string" calcext:value-type="string">
            <text:p>KLAUDA, HARRY C &amp; KATHERINE A</text:p>
          </table:table-cell>
          <table:table-cell office:value-type="string" calcext:value-type="string">
            <text:p>3568</text:p>
          </table:table-cell>
          <table:table-cell office:value-type="date" office:date-value="2022-06-22" calcext:value-type="date">
            <text:p>06/22/22</text:p>
          </table:table-cell>
          <table:table-cell office:value-type="string" calcext:value-type="string">
            <text:p>1251000</text:p>
          </table:table-cell>
          <table:table-cell office:value-type="string" calcext:value-type="string">
            <text:p>1081940</text:p>
          </table:table-cell>
          <table:table-cell office:value-type="string" calcext:value-type="string">
            <text:p><text:a xlink:href="http://services.wakegov.com/realestate/Account.asp?id=0403339" xlink:type="simple">0403339</text:a></text:p>
          </table:table-cell>
          <table:table-cell office:value-type="string" calcext:value-type="string">
            <text:p><text:a xlink:href="https://services.wake.gov/realestate/Photo.asp?id=0403339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730</text:p>
          </table:table-cell>
          <table:table-cell table:style-name="Default"/>
          <table:table-cell office:value-type="string" calcext:value-type="string">
            <text:p>HARROD, KEITH &amp; ALICE</text:p>
          </table:table-cell>
          <table:table-cell office:value-type="string" calcext:value-type="string">
            <text:p>3167</text:p>
          </table:table-cell>
          <table:table-cell office:value-type="date" office:date-value="2019-09-24" calcext:value-type="date">
            <text:p>09/24/19</text:p>
          </table:table-cell>
          <table:table-cell office:value-type="string" calcext:value-type="string">
            <text:p>1215000</text:p>
          </table:table-cell>
          <table:table-cell office:value-type="string" calcext:value-type="string">
            <text:p>1214459</text:p>
          </table:table-cell>
          <table:table-cell office:value-type="string" calcext:value-type="string">
            <text:p><text:a xlink:href="http://services.wakegov.com/realestate/Account.asp?id=0403325" xlink:type="simple">0403325</text:a></text:p>
          </table:table-cell>
          <table:table-cell office:value-type="string" calcext:value-type="string">
            <text:p><text:a xlink:href="https://services.wake.gov/realestate/Photo.asp?id=0403325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731</text:p>
          </table:table-cell>
          <table:table-cell table:style-name="Default"/>
          <table:table-cell office:value-type="string" calcext:value-type="string">
            <text:p>MILLER, RAYMOND ANDREW III; MILLER, LOUISE ANNE</text:p>
          </table:table-cell>
          <table:table-cell office:value-type="string" calcext:value-type="string">
            <text:p>2742</text:p>
          </table:table-cell>
          <table:table-cell office:value-type="date" office:date-value="2021-01-15" calcext:value-type="date">
            <text:p>01/15/21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853640</text:p>
          </table:table-cell>
          <table:table-cell office:value-type="string" calcext:value-type="string">
            <text:p><text:a xlink:href="http://services.wakegov.com/realestate/Account.asp?id=0403338" xlink:type="simple">0403338</text:a></text:p>
          </table:table-cell>
          <table:table-cell office:value-type="string" calcext:value-type="string">
            <text:p><text:a xlink:href="https://services.wake.gov/realestate/Photo.asp?id=0403338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732</text:p>
          </table:table-cell>
          <table:table-cell table:style-name="Default"/>
          <table:table-cell office:value-type="string" calcext:value-type="string">
            <text:p>FAXON, KURT &amp; ANNE</text:p>
          </table:table-cell>
          <table:table-cell office:value-type="string" calcext:value-type="string">
            <text:p>3403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842000</text:p>
          </table:table-cell>
          <table:table-cell office:value-type="string" calcext:value-type="string">
            <text:p>948284</text:p>
          </table:table-cell>
          <table:table-cell office:value-type="string" calcext:value-type="string">
            <text:p><text:a xlink:href="http://services.wakegov.com/realestate/Account.asp?id=0403324" xlink:type="simple">0403324</text:a></text:p>
          </table:table-cell>
          <table:table-cell office:value-type="string" calcext:value-type="string">
            <text:p><text:a xlink:href="https://services.wake.gov/realestate/Photo.asp?id=0403324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733</text:p>
          </table:table-cell>
          <table:table-cell table:style-name="Default"/>
          <table:table-cell office:value-type="string" calcext:value-type="string">
            <text:p>SANDMAN, MICHAEL G; SANDMAN, ANDREW K</text:p>
          </table:table-cell>
          <table:table-cell office:value-type="string" calcext:value-type="string">
            <text:p>4074</text:p>
          </table:table-cell>
          <table:table-cell office:value-type="date" office:date-value="2012-12-20" calcext:value-type="date">
            <text:p>12/20/12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232152</text:p>
          </table:table-cell>
          <table:table-cell office:value-type="string" calcext:value-type="string">
            <text:p><text:a xlink:href="http://services.wakegov.com/realestate/Account.asp?id=0403337" xlink:type="simple">0403337</text:a></text:p>
          </table:table-cell>
          <table:table-cell office:value-type="string" calcext:value-type="string">
            <text:p><text:a xlink:href="https://services.wake.gov/realestate/Photo.asp?id=0403337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734</text:p>
          </table:table-cell>
          <table:table-cell table:style-name="Default"/>
          <table:table-cell office:value-type="string" calcext:value-type="string">
            <text:p>SLEY, RONALD K. &amp; EMILY A.</text:p>
          </table:table-cell>
          <table:table-cell office:value-type="string" calcext:value-type="string">
            <text:p>2716</text:p>
          </table:table-cell>
          <table:table-cell office:value-type="date" office:date-value="2014-04-28" calcext:value-type="date">
            <text:p>04/28/14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872280</text:p>
          </table:table-cell>
          <table:table-cell office:value-type="string" calcext:value-type="string">
            <text:p><text:a xlink:href="http://services.wakegov.com/realestate/Account.asp?id=0403323" xlink:type="simple">0403323</text:a></text:p>
          </table:table-cell>
          <table:table-cell office:value-type="string" calcext:value-type="string">
            <text:p><text:a xlink:href="https://services.wake.gov/realestate/Photo.asp?id=0403323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735</text:p>
          </table:table-cell>
          <table:table-cell table:style-name="Default"/>
          <table:table-cell office:value-type="string" calcext:value-type="string">
            <text:p>KEISER, EDWIN C &amp; MILDRED W</text:p>
          </table:table-cell>
          <table:table-cell office:value-type="string" calcext:value-type="string">
            <text:p>2365</text:p>
          </table:table-cell>
          <table:table-cell office:value-type="date" office:date-value="2008-09-25" calcext:value-type="date">
            <text:p>09/25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89684</text:p>
          </table:table-cell>
          <table:table-cell office:value-type="string" calcext:value-type="string">
            <text:p><text:a xlink:href="http://services.wakegov.com/realestate/Account.asp?id=0403336" xlink:type="simple">0403336</text:a></text:p>
          </table:table-cell>
          <table:table-cell office:value-type="string" calcext:value-type="string">
            <text:p><text:a xlink:href="https://services.wake.gov/realestate/Photo.asp?id=0403336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736</text:p>
          </table:table-cell>
          <table:table-cell table:style-name="Default"/>
          <table:table-cell office:value-type="string" calcext:value-type="string">
            <text:p>LAIRD, CLINTON S &amp; MARY LEE</text:p>
          </table:table-cell>
          <table:table-cell office:value-type="string" calcext:value-type="string">
            <text:p>2228</text:p>
          </table:table-cell>
          <table:table-cell office:value-type="date" office:date-value="2021-09-22" calcext:value-type="date">
            <text:p>09/22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745381</text:p>
          </table:table-cell>
          <table:table-cell office:value-type="string" calcext:value-type="string">
            <text:p><text:a xlink:href="http://services.wakegov.com/realestate/Account.asp?id=0403322" xlink:type="simple">0403322</text:a></text:p>
          </table:table-cell>
          <table:table-cell office:value-type="string" calcext:value-type="string">
            <text:p><text:a xlink:href="https://services.wake.gov/realestate/Photo.asp?id=0403322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738</text:p>
          </table:table-cell>
          <table:table-cell table:style-name="Default"/>
          <table:table-cell office:value-type="string" calcext:value-type="string">
            <text:p>MARTIN, CHARLOTTE M</text:p>
          </table:table-cell>
          <table:table-cell office:value-type="string" calcext:value-type="string">
            <text:p>3662</text:p>
          </table:table-cell>
          <table:table-cell office:value-type="date" office:date-value="2009-02-12" calcext:value-type="date">
            <text:p>02/12/09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094507</text:p>
          </table:table-cell>
          <table:table-cell office:value-type="string" calcext:value-type="string">
            <text:p><text:a xlink:href="http://services.wakegov.com/realestate/Account.asp?id=0403321" xlink:type="simple">0403321</text:a></text:p>
          </table:table-cell>
          <table:table-cell office:value-type="string" calcext:value-type="string">
            <text:p><text:a xlink:href="https://services.wake.gov/realestate/Photo.asp?id=0403321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739</text:p>
          </table:table-cell>
          <table:table-cell table:style-name="Default"/>
          <table:table-cell office:value-type="string" calcext:value-type="string">
            <text:p>RUSTIN, WILLIAM C JR; RUSTIN, MARY LOUISE L</text:p>
          </table:table-cell>
          <table:table-cell office:value-type="string" calcext:value-type="string">
            <text:p>2612</text:p>
          </table:table-cell>
          <table:table-cell office:value-type="date" office:date-value="2008-09-24" calcext:value-type="date">
            <text:p>09/24/08</text:p>
          </table:table-cell>
          <table:table-cell office:value-type="string" calcext:value-type="string">
            <text:p>702000</text:p>
          </table:table-cell>
          <table:table-cell office:value-type="string" calcext:value-type="string">
            <text:p>849239</text:p>
          </table:table-cell>
          <table:table-cell office:value-type="string" calcext:value-type="string">
            <text:p><text:a xlink:href="http://services.wakegov.com/realestate/Account.asp?id=0403335" xlink:type="simple">0403335</text:a></text:p>
          </table:table-cell>
          <table:table-cell office:value-type="string" calcext:value-type="string">
            <text:p><text:a xlink:href="https://services.wake.gov/realestate/Photo.asp?id=0403335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740</text:p>
          </table:table-cell>
          <table:table-cell table:style-name="Default"/>
          <table:table-cell office:value-type="string" calcext:value-type="string">
            <text:p>BENJAMIN, JEAN</text:p>
          </table:table-cell>
          <table:table-cell office:value-type="string" calcext:value-type="string">
            <text:p>3486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850500</text:p>
          </table:table-cell>
          <table:table-cell office:value-type="string" calcext:value-type="string">
            <text:p>1045003</text:p>
          </table:table-cell>
          <table:table-cell office:value-type="string" calcext:value-type="string">
            <text:p><text:a xlink:href="http://services.wakegov.com/realestate/Account.asp?id=0403320" xlink:type="simple">0403320</text:a></text:p>
          </table:table-cell>
          <table:table-cell office:value-type="string" calcext:value-type="string">
            <text:p><text:a xlink:href="https://services.wake.gov/realestate/Photo.asp?id=0403320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741</text:p>
          </table:table-cell>
          <table:table-cell table:style-name="Default"/>
          <table:table-cell office:value-type="string" calcext:value-type="string">
            <text:p>WEISS, RICHARD &amp; JANICE</text:p>
          </table:table-cell>
          <table:table-cell office:value-type="string" calcext:value-type="string">
            <text:p>2470</text:p>
          </table:table-cell>
          <table:table-cell office:value-type="date" office:date-value="2023-04-03" calcext:value-type="date">
            <text:p>04/03/23</text:p>
          </table:table-cell>
          <table:table-cell office:value-type="string" calcext:value-type="string">
            <text:p>1463000</text:p>
          </table:table-cell>
          <table:table-cell office:value-type="string" calcext:value-type="string">
            <text:p>808539</text:p>
          </table:table-cell>
          <table:table-cell office:value-type="string" calcext:value-type="string">
            <text:p><text:a xlink:href="http://services.wakegov.com/realestate/Account.asp?id=0403334" xlink:type="simple">0403334</text:a></text:p>
          </table:table-cell>
          <table:table-cell office:value-type="string" calcext:value-type="string">
            <text:p><text:a xlink:href="https://services.wake.gov/realestate/Photo.asp?id=0403334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742</text:p>
          </table:table-cell>
          <table:table-cell table:style-name="Default"/>
          <table:table-cell office:value-type="string" calcext:value-type="string">
            <text:p>DAY, RICHARD C &amp; JEAN F</text:p>
          </table:table-cell>
          <table:table-cell office:value-type="string" calcext:value-type="string">
            <text:p>2566</text:p>
          </table:table-cell>
          <table:table-cell office:value-type="date" office:date-value="2013-12-02" calcext:value-type="date">
            <text:p>12/02/13</text:p>
          </table:table-cell>
          <table:table-cell office:value-type="string" calcext:value-type="string">
            <text:p>819000</text:p>
          </table:table-cell>
          <table:table-cell office:value-type="string" calcext:value-type="string">
            <text:p>836307</text:p>
          </table:table-cell>
          <table:table-cell office:value-type="string" calcext:value-type="string">
            <text:p><text:a xlink:href="http://services.wakegov.com/realestate/Account.asp?id=0403319" xlink:type="simple">0403319</text:a></text:p>
          </table:table-cell>
          <table:table-cell office:value-type="string" calcext:value-type="string">
            <text:p><text:a xlink:href="https://services.wake.gov/realestate/Photo.asp?id=0403319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>
          <table:table-cell office:value-type="string" calcext:value-type="string">
            <text:p>8744</text:p>
          </table:table-cell>
          <table:table-cell table:style-name="Default"/>
          <table:table-cell office:value-type="string" calcext:value-type="string">
            <text:p>EASTERLE, ROBERT J &amp; LINDA R</text:p>
          </table:table-cell>
          <table:table-cell office:value-type="string" calcext:value-type="string">
            <text:p>3563</text:p>
          </table:table-cell>
          <table:table-cell office:value-type="date" office:date-value="2023-03-17" calcext:value-type="date">
            <text:p>03/17/23</text:p>
          </table:table-cell>
          <table:table-cell office:value-type="string" calcext:value-type="string">
            <text:p>1805000</text:p>
          </table:table-cell>
          <table:table-cell office:value-type="string" calcext:value-type="string">
            <text:p>1063695</text:p>
          </table:table-cell>
          <table:table-cell office:value-type="string" calcext:value-type="string">
            <text:p><text:a xlink:href="http://services.wakegov.com/realestate/Account.asp?id=0403318" xlink:type="simple">0403318</text:a></text:p>
          </table:table-cell>
          <table:table-cell office:value-type="string" calcext:value-type="string">
            <text:p><text:a xlink:href="https://services.wake.gov/realestate/Photo.asp?id=0403318" xlink:type="simple">photo</text:a></text:p>
          </table:table-cell>
          <table:table-cell office:value-type="string" calcext:value-type="string">
            <text:p>CYPRESS CLUB</text:p>
          </table:table-cell>
        </table:table-row>
        <table:table-row table:style-name="ro1" table:visibility="filter">
          <table:table-cell office:value-type="string" calcext:value-type="string">
            <text:p>8800</text:p>
          </table:table-cell>
          <table:table-cell table:style-name="Default" office:value-type="string" calcext:value-type="string">
            <text:p>GATE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0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01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/>
          <table:table-cell office:value-type="string" calcext:value-type="string">
            <text:p>NORMAN, DANIEL W &amp; JANICE B</text:p>
          </table:table-cell>
          <table:table-cell office:value-type="string" calcext:value-type="string">
            <text:p>2997</text:p>
          </table:table-cell>
          <table:table-cell office:value-type="date" office:date-value="2021-09-10" calcext:value-type="date">
            <text:p>09/10/21</text:p>
          </table:table-cell>
          <table:table-cell office:value-type="string" calcext:value-type="string">
            <text:p>1260000</text:p>
          </table:table-cell>
          <table:table-cell office:value-type="string" calcext:value-type="string">
            <text:p>920377</text:p>
          </table:table-cell>
          <table:table-cell office:value-type="string" calcext:value-type="string">
            <text:p><text:a xlink:href="http://services.wakegov.com/realestate/Account.asp?id=0403317" xlink:type="simple">0403317</text:a></text:p>
          </table:table-cell>
          <table:table-cell office:value-type="string" calcext:value-type="string">
            <text:p><text:a xlink:href="https://services.wake.gov/realestate/Photo.asp?id=040331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/>
          <table:table-cell office:value-type="string" calcext:value-type="string">
            <text:p>GREENWAY, DENNIS C &amp; MARY LU</text:p>
          </table:table-cell>
          <table:table-cell office:value-type="string" calcext:value-type="string">
            <text:p>2954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1233000</text:p>
          </table:table-cell>
          <table:table-cell office:value-type="string" calcext:value-type="string">
            <text:p>895395</text:p>
          </table:table-cell>
          <table:table-cell office:value-type="string" calcext:value-type="string">
            <text:p><text:a xlink:href="http://services.wakegov.com/realestate/Account.asp?id=0403316" xlink:type="simple">0403316</text:a></text:p>
          </table:table-cell>
          <table:table-cell office:value-type="string" calcext:value-type="string">
            <text:p><text:a xlink:href="https://services.wake.gov/realestate/Photo.asp?id=040331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08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10</text:p>
          </table:table-cell>
          <table:table-cell table:style-name="Default"/>
          <table:table-cell office:value-type="string" calcext:value-type="string">
            <text:p>BRINLEY, THOMAS E SR &amp; MARIAN H</text:p>
          </table:table-cell>
          <table:table-cell office:value-type="string" calcext:value-type="string">
            <text:p>3165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896000</text:p>
          </table:table-cell>
          <table:table-cell office:value-type="string" calcext:value-type="string">
            <text:p>965217</text:p>
          </table:table-cell>
          <table:table-cell office:value-type="string" calcext:value-type="string">
            <text:p><text:a xlink:href="http://services.wakegov.com/realestate/Account.asp?id=0403315" xlink:type="simple">0403315</text:a></text:p>
          </table:table-cell>
          <table:table-cell office:value-type="string" calcext:value-type="string">
            <text:p><text:a xlink:href="https://services.wake.gov/realestate/Photo.asp?id=040331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0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STRANDHOY, ELEANOR V &amp; JACK W</text:p>
          </table:table-cell>
          <table:table-cell office:value-type="string" calcext:value-type="string">
            <text:p>1806</text:p>
          </table:table-cell>
          <table:table-cell office:value-type="date" office:date-value="2023-04-14" calcext:value-type="date">
            <text:p>04/14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91" xlink:type="simple">0403391</text:a></text:p>
          </table:table-cell>
          <table:table-cell office:value-type="string" calcext:value-type="string">
            <text:p><text:a xlink:href="https://services.wake.gov/realestate/Photo.asp?id=040339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ROGERS, SARA WEBB TRUSTEE; TRUSTEE OF THE SARA WEBB ROGERS REV</text:p>
          </table:table-cell>
          <table:table-cell office:value-type="string" calcext:value-type="string">
            <text:p>1240</text:p>
          </table:table-cell>
          <table:table-cell office:value-type="date" office:date-value="2023-03-06" calcext:value-type="date">
            <text:p>03/06/23</text:p>
          </table:table-cell>
          <table:table-cell office:value-type="string" calcext:value-type="string">
            <text:p>449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56" xlink:type="simple">0403356</text:a></text:p>
          </table:table-cell>
          <table:table-cell office:value-type="string" calcext:value-type="string">
            <text:p><text:a xlink:href="https://services.wake.gov/realestate/Photo.asp?id=040335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13</text:p>
          </table:table-cell>
          <table:table-cell office:value-type="string" calcext:value-type="string">
            <text:p>BRANTLEY, WILLIAM C &amp; CAROL E</text:p>
          </table:table-cell>
          <table:table-cell office:value-type="string" calcext:value-type="string">
            <text:p>1411</text:p>
          </table:table-cell>
          <table:table-cell office:value-type="date" office:date-value="2023-01-18" calcext:value-type="date">
            <text:p>01/18/23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76" xlink:type="simple">0403376</text:a></text:p>
          </table:table-cell>
          <table:table-cell office:value-type="string" calcext:value-type="string">
            <text:p><text:a xlink:href="https://services.wake.gov/realestate/Photo.asp?id=040337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COOKE, JOHN OTTLEY TRUSTEE; TRUSTEE OF THE MARY O COOKE REVOCAB</text:p>
          </table:table-cell>
          <table:table-cell office:value-type="string" calcext:value-type="string">
            <text:p>1288</text:p>
          </table:table-cell>
          <table:table-cell office:value-type="date" office:date-value="2023-01-17" calcext:value-type="date">
            <text:p>01/17/23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571929</text:p>
          </table:table-cell>
          <table:table-cell office:value-type="string" calcext:value-type="string">
            <text:p><text:a xlink:href="http://services.wakegov.com/realestate/Account.asp?id=0403362" xlink:type="simple">0403362</text:a></text:p>
          </table:table-cell>
          <table:table-cell office:value-type="string" calcext:value-type="string">
            <text:p><text:a xlink:href="https://services.wake.gov/realestate/Photo.asp?id=040336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OSS, PETER DAVID TRUSTEE; THE PETER DAVID GROSS REVOCABLE TRU</text:p>
          </table:table-cell>
          <table:table-cell office:value-type="string" calcext:value-type="string">
            <text:p>1518</text:p>
          </table:table-cell>
          <table:table-cell office:value-type="date" office:date-value="2022-10-07" calcext:value-type="date">
            <text:p>10/07/22</text:p>
          </table:table-cell>
          <table:table-cell office:value-type="string" calcext:value-type="string">
            <text:p>708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54" xlink:type="simple">0403354</text:a></text:p>
          </table:table-cell>
          <table:table-cell office:value-type="string" calcext:value-type="string">
            <text:p><text:a xlink:href="https://services.wake.gov/realestate/Photo.asp?id=040335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ACE, THOMPSON G &amp; LAURA C</text:p>
          </table:table-cell>
          <table:table-cell office:value-type="string" calcext:value-type="string">
            <text:p>1240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82" xlink:type="simple">0403382</text:a></text:p>
          </table:table-cell>
          <table:table-cell office:value-type="string" calcext:value-type="string">
            <text:p><text:a xlink:href="https://services.wake.gov/realestate/Photo.asp?id=040338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ILEY, FRANCES A</text:p>
          </table:table-cell>
          <table:table-cell office:value-type="string" calcext:value-type="string">
            <text:p>1806</text:p>
          </table:table-cell>
          <table:table-cell office:value-type="date" office:date-value="2022-07-29" calcext:value-type="date">
            <text:p>07/29/22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65" xlink:type="simple">0403365</text:a></text:p>
          </table:table-cell>
          <table:table-cell office:value-type="string" calcext:value-type="string">
            <text:p><text:a xlink:href="https://services.wake.gov/realestate/Photo.asp?id=040336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TRUSTEE OF THE JOAN JEANETTE PATTER</text:p>
          </table:table-cell>
          <table:table-cell office:value-type="string" calcext:value-type="string">
            <text:p>1288</text:p>
          </table:table-cell>
          <table:table-cell office:value-type="date" office:date-value="2022-07-20" calcext:value-type="date">
            <text:p>07/20/22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530885</text:p>
          </table:table-cell>
          <table:table-cell office:value-type="string" calcext:value-type="string">
            <text:p><text:a xlink:href="http://services.wakegov.com/realestate/Account.asp?id=0403401" xlink:type="simple">0403401</text:a></text:p>
          </table:table-cell>
          <table:table-cell office:value-type="string" calcext:value-type="string">
            <text:p><text:a xlink:href="https://services.wake.gov/realestate/Photo.asp?id=040340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13</text:p>
          </table:table-cell>
          <table:table-cell office:value-type="string" calcext:value-type="string">
            <text:p>MCCLURE, THOMAS &amp; WILMA</text:p>
          </table:table-cell>
          <table:table-cell office:value-type="string" calcext:value-type="string">
            <text:p>1411</text:p>
          </table:table-cell>
          <table:table-cell office:value-type="date" office:date-value="2022-06-02" calcext:value-type="date">
            <text:p>06/02/22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402" xlink:type="simple">0403402</text:a></text:p>
          </table:table-cell>
          <table:table-cell office:value-type="string" calcext:value-type="string">
            <text:p><text:a xlink:href="https://services.wake.gov/realestate/Photo.asp?id=040340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ROSS, ARTHUR III &amp; JEAN G</text:p>
          </table:table-cell>
          <table:table-cell office:value-type="string" calcext:value-type="string">
            <text:p>1806</text:p>
          </table:table-cell>
          <table:table-cell office:value-type="date" office:date-value="2022-05-26" calcext:value-type="date">
            <text:p>05/26/22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404" xlink:type="simple">0403404</text:a></text:p>
          </table:table-cell>
          <table:table-cell office:value-type="string" calcext:value-type="string">
            <text:p><text:a xlink:href="https://services.wake.gov/realestate/Photo.asp?id=040340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ISCHER, DUANE &amp; WOODIE</text:p>
          </table:table-cell>
          <table:table-cell office:value-type="string" calcext:value-type="string">
            <text:p>1806</text:p>
          </table:table-cell>
          <table:table-cell office:value-type="date" office:date-value="2022-03-16" calcext:value-type="date">
            <text:p>03/16/22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78" xlink:type="simple">0403378</text:a></text:p>
          </table:table-cell>
          <table:table-cell office:value-type="string" calcext:value-type="string">
            <text:p><text:a xlink:href="https://services.wake.gov/realestate/Photo.asp?id=040337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WIENCKOWSKI, SARAH ANN TRUSTEE; THE SARAH ANN SWIENCKOWSKI REVOCABL</text:p>
          </table:table-cell>
          <table:table-cell office:value-type="string" calcext:value-type="string">
            <text:p>1240</text:p>
          </table:table-cell>
          <table:table-cell office:value-type="date" office:date-value="2021-08-25" calcext:value-type="date">
            <text:p>08/25/21</text:p>
          </table:table-cell>
          <table:table-cell office:value-type="string" calcext:value-type="string">
            <text:p>437000</text:p>
          </table:table-cell>
          <table:table-cell office:value-type="string" calcext:value-type="string">
            <text:p>424282</text:p>
          </table:table-cell>
          <table:table-cell office:value-type="string" calcext:value-type="string">
            <text:p><text:a xlink:href="http://services.wakegov.com/realestate/Account.asp?id=0403366" xlink:type="simple">0403366</text:a></text:p>
          </table:table-cell>
          <table:table-cell office:value-type="string" calcext:value-type="string">
            <text:p><text:a xlink:href="https://services.wake.gov/realestate/Photo.asp?id=040336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EIMAN, THOMAS C</text:p>
          </table:table-cell>
          <table:table-cell office:value-type="string" calcext:value-type="string">
            <text:p>1411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72" xlink:type="simple">0403372</text:a></text:p>
          </table:table-cell>
          <table:table-cell office:value-type="string" calcext:value-type="string">
            <text:p><text:a xlink:href="https://services.wake.gov/realestate/Photo.asp?id=040337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BURNETTE, WILLIAM H</text:p>
          </table:table-cell>
          <table:table-cell office:value-type="string" calcext:value-type="string">
            <text:p>1288</text:p>
          </table:table-cell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571929</text:p>
          </table:table-cell>
          <table:table-cell office:value-type="string" calcext:value-type="string">
            <text:p><text:a xlink:href="http://services.wakegov.com/realestate/Account.asp?id=0403388" xlink:type="simple">0403388</text:a></text:p>
          </table:table-cell>
          <table:table-cell office:value-type="string" calcext:value-type="string">
            <text:p><text:a xlink:href="https://services.wake.gov/realestate/Photo.asp?id=040338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ARSON, JUDITH</text:p>
          </table:table-cell>
          <table:table-cell office:value-type="string" calcext:value-type="string">
            <text:p>1494</text:p>
          </table:table-cell>
          <table:table-cell office:value-type="date" office:date-value="2021-07-06" calcext:value-type="date">
            <text:p>07/06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397" xlink:type="simple">0403397</text:a></text:p>
          </table:table-cell>
          <table:table-cell office:value-type="string" calcext:value-type="string">
            <text:p><text:a xlink:href="https://services.wake.gov/realestate/Photo.asp?id=040339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PONDER, REGINALD W &amp; CARRIE D</text:p>
          </table:table-cell>
          <table:table-cell office:value-type="string" calcext:value-type="string">
            <text:p>1518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55" xlink:type="simple">0403355</text:a></text:p>
          </table:table-cell>
          <table:table-cell office:value-type="string" calcext:value-type="string">
            <text:p><text:a xlink:href="https://services.wake.gov/realestate/Photo.asp?id=040335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MICHAEL, CHRIS J &amp; GLORIA J</text:p>
          </table:table-cell>
          <table:table-cell office:value-type="string" calcext:value-type="string">
            <text:p>1288</text:p>
          </table:table-cell>
          <table:table-cell office:value-type="date" office:date-value="2021-05-06" calcext:value-type="date">
            <text:p>05/06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561892</text:p>
          </table:table-cell>
          <table:table-cell office:value-type="string" calcext:value-type="string">
            <text:p><text:a xlink:href="http://services.wakegov.com/realestate/Account.asp?id=0403360" xlink:type="simple">0403360</text:a></text:p>
          </table:table-cell>
          <table:table-cell office:value-type="string" calcext:value-type="string">
            <text:p><text:a xlink:href="https://services.wake.gov/realestate/Photo.asp?id=040336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NAMM, DONALD HERMAN TRUSTEE; TRUSTEE OF DONALD H NAMM REVOCABLE</text:p>
          </table:table-cell>
          <table:table-cell office:value-type="string" calcext:value-type="string">
            <text:p>1518</text:p>
          </table:table-cell>
          <table:table-cell office:value-type="date" office:date-value="2021-03-23" calcext:value-type="date">
            <text:p>03/23/21</text:p>
          </table:table-cell>
          <table:table-cell office:value-type="string" calcext:value-type="string">
            <text:p>603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81" xlink:type="simple">0403381</text:a></text:p>
          </table:table-cell>
          <table:table-cell office:value-type="string" calcext:value-type="string">
            <text:p><text:a xlink:href="https://services.wake.gov/realestate/Photo.asp?id=040338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ASHE, CAROLYN A</text:p>
          </table:table-cell>
          <table:table-cell office:value-type="string" calcext:value-type="string">
            <text:p>1494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423000</text:p>
          </table:table-cell>
          <table:table-cell office:value-type="string" calcext:value-type="string">
            <text:p>582242</text:p>
          </table:table-cell>
          <table:table-cell office:value-type="string" calcext:value-type="string">
            <text:p><text:a xlink:href="http://services.wakegov.com/realestate/Account.asp?id=0403350" xlink:type="simple">0403350</text:a></text:p>
          </table:table-cell>
          <table:table-cell office:value-type="string" calcext:value-type="string">
            <text:p><text:a xlink:href="https://services.wake.gov/realestate/Photo.asp?id=040335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BAKER, MARY ESTHER &amp; STANLEY B</text:p>
          </table:table-cell>
          <table:table-cell office:value-type="string" calcext:value-type="string">
            <text:p>1494</text:p>
          </table:table-cell>
          <table:table-cell office:value-type="date" office:date-value="2020-07-31" calcext:value-type="date">
            <text:p>07/31/20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364" xlink:type="simple">0403364</text:a></text:p>
          </table:table-cell>
          <table:table-cell office:value-type="string" calcext:value-type="string">
            <text:p><text:a xlink:href="https://services.wake.gov/realestate/Photo.asp?id=040336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HOOKS, CHARLES C JR &amp; MARGARET S</text:p>
          </table:table-cell>
          <table:table-cell office:value-type="string" calcext:value-type="string">
            <text:p>1240</text:p>
          </table:table-cell>
          <table:table-cell office:value-type="date" office:date-value="2020-06-12" calcext:value-type="date">
            <text:p>06/12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95" xlink:type="simple">0403395</text:a></text:p>
          </table:table-cell>
          <table:table-cell office:value-type="string" calcext:value-type="string">
            <text:p><text:a xlink:href="https://services.wake.gov/realestate/Photo.asp?id=040339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772</text:p>
          </table:table-cell>
          <table:table-cell office:value-type="date" office:date-value="2020-06-10" calcext:value-type="date">
            <text:p>06/10/20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35415</text:p>
          </table:table-cell>
          <table:table-cell office:value-type="string" calcext:value-type="string">
            <text:p><text:a xlink:href="http://services.wakegov.com/realestate/Account.asp?id=0403361" xlink:type="simple">0403361</text:a></text:p>
          </table:table-cell>
          <table:table-cell office:value-type="string" calcext:value-type="string">
            <text:p><text:a xlink:href="https://services.wake.gov/realestate/Photo.asp?id=040336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WILLIAMS, MELISSA FETTY</text:p>
          </table:table-cell>
          <table:table-cell office:value-type="string" calcext:value-type="string">
            <text:p>1288</text:p>
          </table:table-cell>
          <table:table-cell office:value-type="date" office:date-value="2020-04-28" calcext:value-type="date">
            <text:p>04/28/20</text:p>
          </table:table-cell>
          <table:table-cell office:value-type="string" calcext:value-type="string">
            <text:p>517000</text:p>
          </table:table-cell>
          <table:table-cell office:value-type="string" calcext:value-type="string">
            <text:p>571929</text:p>
          </table:table-cell>
          <table:table-cell office:value-type="string" calcext:value-type="string">
            <text:p><text:a xlink:href="http://services.wakegov.com/realestate/Account.asp?id=0403373" xlink:type="simple">0403373</text:a></text:p>
          </table:table-cell>
          <table:table-cell office:value-type="string" calcext:value-type="string">
            <text:p><text:a xlink:href="https://services.wake.gov/realestate/Photo.asp?id=040337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ROWER, THOMAS S &amp; SARA K</text:p>
          </table:table-cell>
          <table:table-cell office:value-type="string" calcext:value-type="string">
            <text:p>1240</text:p>
          </table:table-cell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69" xlink:type="simple">0403369</text:a></text:p>
          </table:table-cell>
          <table:table-cell office:value-type="string" calcext:value-type="string">
            <text:p><text:a xlink:href="https://services.wake.gov/realestate/Photo.asp?id=040336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GOOD, ANNETTA</text:p>
          </table:table-cell>
          <table:table-cell office:value-type="string" calcext:value-type="string">
            <text:p>1606</text:p>
          </table:table-cell>
          <table:table-cell office:value-type="date" office:date-value="2019-07-15" calcext:value-type="date">
            <text:p>07/15/19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27143</text:p>
          </table:table-cell>
          <table:table-cell office:value-type="string" calcext:value-type="string">
            <text:p><text:a xlink:href="http://services.wakegov.com/realestate/Account.asp?id=0403400" xlink:type="simple">0403400</text:a></text:p>
          </table:table-cell>
          <table:table-cell office:value-type="string" calcext:value-type="string">
            <text:p><text:a xlink:href="https://services.wake.gov/realestate/Photo.asp?id=040340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BERNHARD, RICHARD H</text:p>
          </table:table-cell>
          <table:table-cell office:value-type="string" calcext:value-type="string">
            <text:p>1288</text:p>
          </table:table-cell>
          <table:table-cell office:value-type="date" office:date-value="2019-02-26" calcext:value-type="date">
            <text:p>02/26/19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530885</text:p>
          </table:table-cell>
          <table:table-cell office:value-type="string" calcext:value-type="string">
            <text:p><text:a xlink:href="http://services.wakegov.com/realestate/Account.asp?id=0403351" xlink:type="simple">0403351</text:a></text:p>
          </table:table-cell>
          <table:table-cell office:value-type="string" calcext:value-type="string">
            <text:p><text:a xlink:href="https://services.wake.gov/realestate/Photo.asp?id=040335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AILEY, BARBARA</text:p>
          </table:table-cell>
          <table:table-cell office:value-type="string" calcext:value-type="string">
            <text:p>1288</text:p>
          </table:table-cell>
          <table:table-cell office:value-type="date" office:date-value="2018-11-05" calcext:value-type="date">
            <text:p>11/05/18</text:p>
          </table:table-cell>
          <table:table-cell office:value-type="string" calcext:value-type="string">
            <text:p>526500</text:p>
          </table:table-cell>
          <table:table-cell office:value-type="string" calcext:value-type="string">
            <text:p>530885</text:p>
          </table:table-cell>
          <table:table-cell office:value-type="string" calcext:value-type="string">
            <text:p><text:a xlink:href="http://services.wakegov.com/realestate/Account.asp?id=0403375" xlink:type="simple">0403375</text:a></text:p>
          </table:table-cell>
          <table:table-cell office:value-type="string" calcext:value-type="string">
            <text:p><text:a xlink:href="https://services.wake.gov/realestate/Photo.asp?id=040337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MHRD LIVING TRUST</text:p>
          </table:table-cell>
          <table:table-cell office:value-type="string" calcext:value-type="string">
            <text:p>1518</text:p>
          </table:table-cell>
          <table:table-cell office:value-type="date" office:date-value="2018-04-18" calcext:value-type="date">
            <text:p>04/18/18</text:p>
          </table:table-cell>
          <table:table-cell office:value-type="string" calcext:value-type="string">
            <text:p>626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93" xlink:type="simple">0403393</text:a></text:p>
          </table:table-cell>
          <table:table-cell office:value-type="string" calcext:value-type="string">
            <text:p><text:a xlink:href="https://services.wake.gov/realestate/Photo.asp?id=040339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ANN, MARVIN L</text:p>
          </table:table-cell>
          <table:table-cell office:value-type="string" calcext:value-type="string">
            <text:p>1288</text:p>
          </table:table-cell>
          <table:table-cell office:value-type="date" office:date-value="2017-09-25" calcext:value-type="date">
            <text:p>09/25/17</text:p>
          </table:table-cell>
          <table:table-cell office:value-type="string" calcext:value-type="string">
            <text:p>540000</text:p>
          </table:table-cell>
          <table:table-cell office:value-type="string" calcext:value-type="string">
            <text:p>571929</text:p>
          </table:table-cell>
          <table:table-cell office:value-type="string" calcext:value-type="string">
            <text:p><text:a xlink:href="http://services.wakegov.com/realestate/Account.asp?id=0403386" xlink:type="simple">0403386</text:a></text:p>
          </table:table-cell>
          <table:table-cell office:value-type="string" calcext:value-type="string">
            <text:p><text:a xlink:href="https://services.wake.gov/realestate/Photo.asp?id=040338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KING, CHRISTINE</text:p>
          </table:table-cell>
          <table:table-cell office:value-type="string" calcext:value-type="string">
            <text:p>1288</text:p>
          </table:table-cell>
          <table:table-cell office:value-type="date" office:date-value="2017-05-26" calcext:value-type="date">
            <text:p>05/26/17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568944</text:p>
          </table:table-cell>
          <table:table-cell office:value-type="string" calcext:value-type="string">
            <text:p><text:a xlink:href="http://services.wakegov.com/realestate/Account.asp?id=0403352" xlink:type="simple">0403352</text:a></text:p>
          </table:table-cell>
          <table:table-cell office:value-type="string" calcext:value-type="string">
            <text:p><text:a xlink:href="https://services.wake.gov/realestate/Photo.asp?id=040335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RIDEOUT, PHYLLIS M TRUSTEE; PHYLLIS M RIDEOUT REVOCABLE TRUST</text:p>
          </table:table-cell>
          <table:table-cell office:value-type="string" calcext:value-type="string">
            <text:p>1806</text:p>
          </table:table-cell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82557</text:p>
          </table:table-cell>
          <table:table-cell office:value-type="string" calcext:value-type="string">
            <text:p><text:a xlink:href="http://services.wakegov.com/realestate/Account.asp?id=0403370" xlink:type="simple">0403370</text:a></text:p>
          </table:table-cell>
          <table:table-cell office:value-type="string" calcext:value-type="string">
            <text:p><text:a xlink:href="https://services.wake.gov/realestate/Photo.asp?id=040337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FORD, SUSAN C TRUSTEE; THE SUSAN C FORD RVCBLE TRUST</text:p>
          </table:table-cell>
          <table:table-cell office:value-type="string" calcext:value-type="string">
            <text:p>1518</text:p>
          </table:table-cell>
          <table:table-cell office:value-type="date" office:date-value="2016-09-21" calcext:value-type="date">
            <text:p>09/21/16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67" xlink:type="simple">0403367</text:a></text:p>
          </table:table-cell>
          <table:table-cell office:value-type="string" calcext:value-type="string">
            <text:p><text:a xlink:href="https://services.wake.gov/realestate/Photo.asp?id=040336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SCOTT, ARTHUR</text:p>
          </table:table-cell>
          <table:table-cell office:value-type="string" calcext:value-type="string">
            <text:p>994</text:p>
          </table:table-cell>
          <table:table-cell office:value-type="date" office:date-value="2016-07-29" calcext:value-type="date">
            <text:p>07/29/16</text:p>
          </table:table-cell>
          <table:table-cell office:value-type="string" calcext:value-type="string">
            <text:p>315500</text:p>
          </table:table-cell>
          <table:table-cell office:value-type="string" calcext:value-type="string">
            <text:p>348516</text:p>
          </table:table-cell>
          <table:table-cell office:value-type="string" calcext:value-type="string">
            <text:p><text:a xlink:href="http://services.wakegov.com/realestate/Account.asp?id=0403359" xlink:type="simple">0403359</text:a></text:p>
          </table:table-cell>
          <table:table-cell office:value-type="string" calcext:value-type="string">
            <text:p><text:a xlink:href="https://services.wake.gov/realestate/Photo.asp?id=040335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COLEY, JOAN K TRUSTEE; JOAN K COLEY REVOCABLE TRUST</text:p>
          </table:table-cell>
          <table:table-cell office:value-type="string" calcext:value-type="string">
            <text:p>1494</text:p>
          </table:table-cell>
          <table:table-cell office:value-type="date" office:date-value="2016-07-01" calcext:value-type="date">
            <text:p>07/01/16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620657</text:p>
          </table:table-cell>
          <table:table-cell office:value-type="string" calcext:value-type="string">
            <text:p><text:a xlink:href="http://services.wakegov.com/realestate/Account.asp?id=0403371" xlink:type="simple">0403371</text:a></text:p>
          </table:table-cell>
          <table:table-cell office:value-type="string" calcext:value-type="string">
            <text:p><text:a xlink:href="https://services.wake.gov/realestate/Photo.asp?id=040337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WALKER, ZACHARY T &amp; DOROTHY S</text:p>
          </table:table-cell>
          <table:table-cell office:value-type="string" calcext:value-type="string">
            <text:p>1606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516000</text:p>
          </table:table-cell>
          <table:table-cell office:value-type="string" calcext:value-type="string">
            <text:p>526259</text:p>
          </table:table-cell>
          <table:table-cell office:value-type="string" calcext:value-type="string">
            <text:p><text:a xlink:href="http://services.wakegov.com/realestate/Account.asp?id=0403387" xlink:type="simple">0403387</text:a></text:p>
          </table:table-cell>
          <table:table-cell office:value-type="string" calcext:value-type="string">
            <text:p><text:a xlink:href="https://services.wake.gov/realestate/Photo.asp?id=040338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WELLS, SANDRA L</text:p>
          </table:table-cell>
          <table:table-cell office:value-type="string" calcext:value-type="string">
            <text:p>1806</text:p>
          </table:table-cell>
          <table:table-cell office:value-type="date" office:date-value="2015-12-07" calcext:value-type="date">
            <text:p>12/07/15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96" xlink:type="simple">0403396</text:a></text:p>
          </table:table-cell>
          <table:table-cell office:value-type="string" calcext:value-type="string">
            <text:p><text:a xlink:href="https://services.wake.gov/realestate/Photo.asp?id=040339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TOLL, DONALD R TRUSTEE; STOLL, IRIS THORNE TRUSTEE</text:p>
          </table:table-cell>
          <table:table-cell office:value-type="string" calcext:value-type="string">
            <text:p>1606</text:p>
          </table:table-cell>
          <table:table-cell office:value-type="date" office:date-value="2015-12-03" calcext:value-type="date">
            <text:p>12/03/1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26259</text:p>
          </table:table-cell>
          <table:table-cell office:value-type="string" calcext:value-type="string">
            <text:p><text:a xlink:href="http://services.wakegov.com/realestate/Account.asp?id=0403374" xlink:type="simple">0403374</text:a></text:p>
          </table:table-cell>
          <table:table-cell office:value-type="string" calcext:value-type="string">
            <text:p><text:a xlink:href="https://services.wake.gov/realestate/Photo.asp?id=040337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BARRETT, ROBERT S TRUSTEE; ROBERT S BARRETT RVCBLE TRUST</text:p>
          </table:table-cell>
          <table:table-cell office:value-type="string" calcext:value-type="string">
            <text:p>1411</text:p>
          </table:table-cell>
          <table:table-cell office:value-type="date" office:date-value="2015-10-30" calcext:value-type="date">
            <text:p>10/30/15</text:p>
          </table:table-cell>
          <table:table-cell office:value-type="string" calcext:value-type="string">
            <text:p>475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98" xlink:type="simple">0403398</text:a></text:p>
          </table:table-cell>
          <table:table-cell office:value-type="string" calcext:value-type="string">
            <text:p><text:a xlink:href="https://services.wake.gov/realestate/Photo.asp?id=040339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LYNCH, MARY THERESA /TR</text:p>
          </table:table-cell>
          <table:table-cell office:value-type="string" calcext:value-type="string">
            <text:p>1494</text:p>
          </table:table-cell>
          <table:table-cell office:value-type="date" office:date-value="2015-10-01" calcext:value-type="date">
            <text:p>10/01/15</text:p>
          </table:table-cell>
          <table:table-cell office:value-type="string" calcext:value-type="string">
            <text:p>569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384" xlink:type="simple">0403384</text:a></text:p>
          </table:table-cell>
          <table:table-cell office:value-type="string" calcext:value-type="string">
            <text:p><text:a xlink:href="https://services.wake.gov/realestate/Photo.asp?id=040338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WHITAKER, MARILYN L TRUSTEE; MARILYN L WHITAKER TRUST</text:p>
          </table:table-cell>
          <table:table-cell office:value-type="string" calcext:value-type="string">
            <text:p>1494</text:p>
          </table:table-cell>
          <table:table-cell office:value-type="date" office:date-value="2014-11-17" calcext:value-type="date">
            <text:p>11/17/14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82242</text:p>
          </table:table-cell>
          <table:table-cell office:value-type="string" calcext:value-type="string">
            <text:p><text:a xlink:href="http://services.wakegov.com/realestate/Account.asp?id=0403353" xlink:type="simple">0403353</text:a></text:p>
          </table:table-cell>
          <table:table-cell office:value-type="string" calcext:value-type="string">
            <text:p><text:a xlink:href="https://services.wake.gov/realestate/Photo.asp?id=040335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DODD, JEAN R</text:p>
          </table:table-cell>
          <table:table-cell office:value-type="string" calcext:value-type="string">
            <text:p>1518</text:p>
          </table:table-cell>
          <table:table-cell office:value-type="date" office:date-value="2014-06-09" calcext:value-type="date">
            <text:p>06/09/14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80" xlink:type="simple">0403380</text:a></text:p>
          </table:table-cell>
          <table:table-cell office:value-type="string" calcext:value-type="string">
            <text:p><text:a xlink:href="https://services.wake.gov/realestate/Photo.asp?id=040338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BALDWIN, MAX &amp; DORIS</text:p>
          </table:table-cell>
          <table:table-cell office:value-type="string" calcext:value-type="string">
            <text:p>1411</text:p>
          </table:table-cell>
          <table:table-cell office:value-type="date" office:date-value="2013-04-01" calcext:value-type="date">
            <text:p>04/01/13</text:p>
          </table:table-cell>
          <table:table-cell office:value-type="string" calcext:value-type="string">
            <text:p>4545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63" xlink:type="simple">0403363</text:a></text:p>
          </table:table-cell>
          <table:table-cell office:value-type="string" calcext:value-type="string">
            <text:p><text:a xlink:href="https://services.wake.gov/realestate/Photo.asp?id=040336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DONALD M MURRAY REVOCABLE TRUST</text:p>
          </table:table-cell>
          <table:table-cell office:value-type="string" calcext:value-type="string">
            <text:p>1240</text:p>
          </table:table-cell>
          <table:table-cell office:value-type="date" office:date-value="2013-03-01" calcext:value-type="date">
            <text:p>03/01/13</text:p>
          </table:table-cell>
          <table:table-cell office:value-type="string" calcext:value-type="string">
            <text:p>409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79" xlink:type="simple">0403379</text:a></text:p>
          </table:table-cell>
          <table:table-cell office:value-type="string" calcext:value-type="string">
            <text:p><text:a xlink:href="https://services.wake.gov/realestate/Photo.asp?id=040337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RANSDELL, SARA ANNE SHEA TRUSTEE; SARA ANNE SHEA RANSDELL RVCBLE TRUS</text:p>
          </table:table-cell>
          <table:table-cell office:value-type="string" calcext:value-type="string">
            <text:p>1806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57" xlink:type="simple">0403357</text:a></text:p>
          </table:table-cell>
          <table:table-cell office:value-type="string" calcext:value-type="string">
            <text:p><text:a xlink:href="https://services.wake.gov/realestate/Photo.asp?id=040335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ANDERSON, JEAN N</text:p>
          </table:table-cell>
          <table:table-cell office:value-type="string" calcext:value-type="string">
            <text:p>1518</text:p>
          </table:table-cell>
          <table:table-cell office:value-type="date" office:date-value="2010-07-12" calcext:value-type="date">
            <text:p>07/12/10</text:p>
          </table:table-cell>
          <table:table-cell office:value-type="string" calcext:value-type="string">
            <text:p>5175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68" xlink:type="simple">0403368</text:a></text:p>
          </table:table-cell>
          <table:table-cell office:value-type="string" calcext:value-type="string">
            <text:p><text:a xlink:href="https://services.wake.gov/realestate/Photo.asp?id=040336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HARTZOG, JOY L</text:p>
          </table:table-cell>
          <table:table-cell office:value-type="string" calcext:value-type="string">
            <text:p>1518</text:p>
          </table:table-cell>
          <table:table-cell office:value-type="date" office:date-value="2010-01-07" calcext:value-type="date">
            <text:p>01/07/10</text:p>
          </table:table-cell>
          <table:table-cell office:value-type="string" calcext:value-type="string">
            <text:p>5375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94" xlink:type="simple">0403394</text:a></text:p>
          </table:table-cell>
          <table:table-cell office:value-type="string" calcext:value-type="string">
            <text:p><text:a xlink:href="https://services.wake.gov/realestate/Photo.asp?id=040339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CGEE, LINDA C</text:p>
          </table:table-cell>
          <table:table-cell office:value-type="string" calcext:value-type="string">
            <text:p>1494</text:p>
          </table:table-cell>
          <table:table-cell office:value-type="date" office:date-value="2008-12-11" calcext:value-type="date">
            <text:p>12/11/08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403" xlink:type="simple">0403403</text:a></text:p>
          </table:table-cell>
          <table:table-cell office:value-type="string" calcext:value-type="string">
            <text:p><text:a xlink:href="https://services.wake.gov/realestate/Photo.asp?id=04034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table:style-name="Default" office:value-type="string" calcext:value-type="string">
            <text:p>524A</text:p>
          </table:table-cell>
          <table:table-cell office:value-type="string" calcext:value-type="string">
            <text:p>HEFFRING, PETER A &amp; DONNA T</text:p>
          </table:table-cell>
          <table:table-cell office:value-type="string" calcext:value-type="string">
            <text:p>1518</text:p>
          </table:table-cell>
          <table:table-cell office:value-type="date" office:date-value="2008-11-12" calcext:value-type="date">
            <text:p>11/12/08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406" xlink:type="simple">0403406</text:a></text:p>
          </table:table-cell>
          <table:table-cell office:value-type="string" calcext:value-type="string">
            <text:p><text:a xlink:href="https://services.wake.gov/realestate/Photo.asp?id=040340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HUGGINS, MAJOR B JR TRUSTEE; HUGGINS, LOUISE C TRUSTEE</text:p>
          </table:table-cell>
          <table:table-cell office:value-type="string" calcext:value-type="string">
            <text:p>1518</text:p>
          </table:table-cell>
          <table:table-cell office:value-type="date" office:date-value="2008-11-04" calcext:value-type="date">
            <text:p>11/04/08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10170</text:p>
          </table:table-cell>
          <table:table-cell office:value-type="string" calcext:value-type="string">
            <text:p><text:a xlink:href="http://services.wakegov.com/realestate/Account.asp?id=0403349" xlink:type="simple">0403349</text:a></text:p>
          </table:table-cell>
          <table:table-cell office:value-type="string" calcext:value-type="string">
            <text:p><text:a xlink:href="https://services.wake.gov/realestate/Photo.asp?id=040334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YATES, JAMES M JR</text:p>
          </table:table-cell>
          <table:table-cell office:value-type="string" calcext:value-type="string">
            <text:p>1494</text:p>
          </table:table-cell>
          <table:table-cell office:value-type="date" office:date-value="2008-10-29" calcext:value-type="date">
            <text:p>10/29/08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358" xlink:type="simple">0403358</text:a></text:p>
          </table:table-cell>
          <table:table-cell office:value-type="string" calcext:value-type="string">
            <text:p><text:a xlink:href="https://services.wake.gov/realestate/Photo.asp?id=040335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BROWN, SAM P &amp; LUCILLE C</text:p>
          </table:table-cell>
          <table:table-cell office:value-type="string" calcext:value-type="string">
            <text:p>1288</text:p>
          </table:table-cell>
          <table:table-cell office:value-type="date" office:date-value="2008-10-28" calcext:value-type="date">
            <text:p>10/28/08</text:p>
          </table:table-cell>
          <table:table-cell office:value-type="string" calcext:value-type="string">
            <text:p>455000</text:p>
          </table:table-cell>
          <table:table-cell office:value-type="string" calcext:value-type="string">
            <text:p>530885</text:p>
          </table:table-cell>
          <table:table-cell office:value-type="string" calcext:value-type="string">
            <text:p><text:a xlink:href="http://services.wakegov.com/realestate/Account.asp?id=0403399" xlink:type="simple">0403399</text:a></text:p>
          </table:table-cell>
          <table:table-cell office:value-type="string" calcext:value-type="string">
            <text:p><text:a xlink:href="https://services.wake.gov/realestate/Photo.asp?id=040339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ROSENBAUM, DONALD J &amp; PHYLLIS B</text:p>
          </table:table-cell>
          <table:table-cell office:value-type="string" calcext:value-type="string">
            <text:p>1240</text:p>
          </table:table-cell>
          <table:table-cell office:value-type="date" office:date-value="2008-10-24" calcext:value-type="date">
            <text:p>10/24/08</text:p>
          </table:table-cell>
          <table:table-cell office:value-type="string" calcext:value-type="string">
            <text:p>3105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92" xlink:type="simple">0403392</text:a></text:p>
          </table:table-cell>
          <table:table-cell office:value-type="string" calcext:value-type="string">
            <text:p><text:a xlink:href="https://services.wake.gov/realestate/Photo.asp?id=040339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GREENBERG, BLUMA K</text:p>
          </table:table-cell>
          <table:table-cell office:value-type="string" calcext:value-type="string">
            <text:p>1494</text:p>
          </table:table-cell>
          <table:table-cell office:value-type="date" office:date-value="2008-10-20" calcext:value-type="date">
            <text:p>10/20/08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620657</text:p>
          </table:table-cell>
          <table:table-cell office:value-type="string" calcext:value-type="string">
            <text:p><text:a xlink:href="http://services.wakegov.com/realestate/Account.asp?id=0403377" xlink:type="simple">0403377</text:a></text:p>
          </table:table-cell>
          <table:table-cell office:value-type="string" calcext:value-type="string">
            <text:p><text:a xlink:href="https://services.wake.gov/realestate/Photo.asp?id=040337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PARHAM, JOHN E &amp; MARGARET W</text:p>
          </table:table-cell>
          <table:table-cell office:value-type="string" calcext:value-type="string">
            <text:p>1411</text:p>
          </table:table-cell>
          <table:table-cell office:value-type="date" office:date-value="2008-10-17" calcext:value-type="date">
            <text:p>10/17/08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89" xlink:type="simple">0403389</text:a></text:p>
          </table:table-cell>
          <table:table-cell office:value-type="string" calcext:value-type="string">
            <text:p><text:a xlink:href="https://services.wake.gov/realestate/Photo.asp?id=040338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DYER, ELISE T &amp; WILLIAM F JR</text:p>
          </table:table-cell>
          <table:table-cell office:value-type="string" calcext:value-type="string">
            <text:p>1411</text:p>
          </table:table-cell>
          <table:table-cell office:value-type="date" office:date-value="2008-10-16" calcext:value-type="date">
            <text:p>10/16/08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85" xlink:type="simple">0403385</text:a></text:p>
          </table:table-cell>
          <table:table-cell office:value-type="string" calcext:value-type="string">
            <text:p><text:a xlink:href="https://services.wake.gov/realestate/Photo.asp?id=040338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LEONALL, VICTOR TRUSTEE; LEONALL, RITA CAROL TRUSTEE</text:p>
          </table:table-cell>
          <table:table-cell office:value-type="string" calcext:value-type="string">
            <text:p>1806</text:p>
          </table:table-cell>
          <table:table-cell office:value-type="date" office:date-value="2008-10-15" calcext:value-type="date">
            <text:p>10/15/08</text:p>
          </table:table-cell>
          <table:table-cell office:value-type="string" calcext:value-type="string">
            <text:p>491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83" xlink:type="simple">0403383</text:a></text:p>
          </table:table-cell>
          <table:table-cell office:value-type="string" calcext:value-type="string">
            <text:p><text:a xlink:href="https://services.wake.gov/realestate/Photo.asp?id=040338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FLETCHER, OSCAR J &amp; SYBIL M</text:p>
          </table:table-cell>
          <table:table-cell office:value-type="string" calcext:value-type="string">
            <text:p>1494</text:p>
          </table:table-cell>
          <table:table-cell office:value-type="date" office:date-value="2008-10-14" calcext:value-type="date">
            <text:p>10/14/08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390" xlink:type="simple">0403390</text:a></text:p>
          </table:table-cell>
          <table:table-cell office:value-type="string" calcext:value-type="string">
            <text:p><text:a xlink:href="https://services.wake.gov/realestate/Photo.asp?id=040339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BURGESS, PETER H</text:p>
          </table:table-cell>
          <table:table-cell office:value-type="string" calcext:value-type="string">
            <text:p>1240</text:p>
          </table:table-cell>
          <table:table-cell office:value-type="date" office:date-value="2008-10-14" calcext:value-type="date">
            <text:p>10/14/08</text:p>
          </table:table-cell>
          <table:table-cell office:value-type="string" calcext:value-type="string">
            <text:p>351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405" xlink:type="simple">0403405</text:a></text:p>
          </table:table-cell>
          <table:table-cell office:value-type="string" calcext:value-type="string">
            <text:p><text:a xlink:href="https://services.wake.gov/realestate/Photo.asp?id=040340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table:style-name="Default" office:value-type="string" calcext:value-type="string">
            <text:p>BLD 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ATTINGLY, PAUL</text:p>
          </table:table-cell>
          <table:table-cell office:value-type="string" calcext:value-type="string">
            <text:p>1450</text:p>
          </table:table-cell>
          <table:table-cell office:value-type="date" office:date-value="2023-02-17" calcext:value-type="date">
            <text:p>02/17/23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<text:a xlink:href="http://services.wakegov.com/realestate/Account.asp?id=0403695" xlink:type="simple">0403695</text:a></text:p>
          </table:table-cell>
          <table:table-cell office:value-type="string" calcext:value-type="string">
            <text:p><text:a xlink:href="https://services.wake.gov/realestate/Photo.asp?id=040369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LYNCH, GREGORY V TRUSTEE; LYNCH, ZORA K TRUSTEE</text:p>
          </table:table-cell>
          <table:table-cell office:value-type="string" calcext:value-type="string">
            <text:p>1754</text:p>
          </table:table-cell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11211</text:p>
          </table:table-cell>
          <table:table-cell office:value-type="string" calcext:value-type="string">
            <text:p><text:a xlink:href="http://services.wakegov.com/realestate/Account.asp?id=0403693" xlink:type="simple">0403693</text:a></text:p>
          </table:table-cell>
          <table:table-cell office:value-type="string" calcext:value-type="string">
            <text:p><text:a xlink:href="https://services.wake.gov/realestate/Photo.asp?id=040369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VAN SICKLE, RUTH P</text:p>
          </table:table-cell>
          <table:table-cell office:value-type="string" calcext:value-type="string">
            <text:p>1754</text:p>
          </table:table-cell>
          <table:table-cell office:value-type="date" office:date-value="2022-10-14" calcext:value-type="date">
            <text:p>10/14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30" xlink:type="simple">0403730</text:a></text:p>
          </table:table-cell>
          <table:table-cell office:value-type="string" calcext:value-type="string">
            <text:p><text:a xlink:href="https://services.wake.gov/realestate/Photo.asp?id=040373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POOLE, CHARLES G III &amp; CELIA M</text:p>
          </table:table-cell>
          <table:table-cell office:value-type="string" calcext:value-type="string">
            <text:p>2099</text:p>
          </table:table-cell>
          <table:table-cell office:value-type="date" office:date-value="2022-08-31" calcext:value-type="date">
            <text:p>08/31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705" xlink:type="simple">0403705</text:a></text:p>
          </table:table-cell>
          <table:table-cell office:value-type="string" calcext:value-type="string">
            <text:p><text:a xlink:href="https://services.wake.gov/realestate/Photo.asp?id=040370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HART, JAMES C &amp; ANNE H</text:p>
          </table:table-cell>
          <table:table-cell office:value-type="string" calcext:value-type="string">
            <text:p>1450</text:p>
          </table:table-cell>
          <table:table-cell office:value-type="date" office:date-value="2022-08-17" calcext:value-type="date">
            <text:p>08/17/22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<text:a xlink:href="http://services.wakegov.com/realestate/Account.asp?id=0403720" xlink:type="simple">0403720</text:a></text:p>
          </table:table-cell>
          <table:table-cell office:value-type="string" calcext:value-type="string">
            <text:p><text:a xlink:href="https://services.wake.gov/realestate/Photo.asp?id=040372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LAWSON, ANNE</text:p>
          </table:table-cell>
          <table:table-cell office:value-type="string" calcext:value-type="string">
            <text:p>1066</text:p>
          </table:table-cell>
          <table:table-cell office:value-type="date" office:date-value="2022-06-09" calcext:value-type="date">
            <text:p>06/09/22</text:p>
          </table:table-cell>
          <table:table-cell office:value-type="string" calcext:value-type="string">
            <text:p>365000</text:p>
          </table:table-cell>
          <table:table-cell office:value-type="string" calcext:value-type="string">
            <text:p>376195</text:p>
          </table:table-cell>
          <table:table-cell office:value-type="string" calcext:value-type="string">
            <text:p><text:a xlink:href="http://services.wakegov.com/realestate/Account.asp?id=0403690" xlink:type="simple">0403690</text:a></text:p>
          </table:table-cell>
          <table:table-cell office:value-type="string" calcext:value-type="string">
            <text:p><text:a xlink:href="https://services.wake.gov/realestate/Photo.asp?id=040369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MCCONNELL, DANIEL E &amp; JUDY F</text:p>
          </table:table-cell>
          <table:table-cell office:value-type="string" calcext:value-type="string">
            <text:p>209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829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685" xlink:type="simple">0403685</text:a></text:p>
          </table:table-cell>
          <table:table-cell office:value-type="string" calcext:value-type="string">
            <text:p><text:a xlink:href="https://services.wake.gov/realestate/Photo.asp?id=040368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JOHNSON, REBECCA WEAVER TRUSTEE; SPEARS, AMANDA ELIZABETH <text:s/>JOHNSON T</text:p>
          </table:table-cell>
          <table:table-cell office:value-type="string" calcext:value-type="string">
            <text:p>1450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709" xlink:type="simple">0403709</text:a></text:p>
          </table:table-cell>
          <table:table-cell office:value-type="string" calcext:value-type="string">
            <text:p><text:a xlink:href="https://services.wake.gov/realestate/Photo.asp?id=040370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HOGGARD, JOANNE</text:p>
          </table:table-cell>
          <table:table-cell office:value-type="string" calcext:value-type="string">
            <text:p>1066</text:p>
          </table:table-cell>
          <table:table-cell office:value-type="date" office:date-value="2022-04-26" calcext:value-type="date">
            <text:p>04/26/22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<text:a xlink:href="http://services.wakegov.com/realestate/Account.asp?id=0403729" xlink:type="simple">0403729</text:a></text:p>
          </table:table-cell>
          <table:table-cell office:value-type="string" calcext:value-type="string">
            <text:p><text:a xlink:href="https://services.wake.gov/realestate/Photo.asp?id=040372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HULL, MARILYN TRUSTEE; H. WILLIAM HULL AND MARILYN HULL LI</text:p>
          </table:table-cell>
          <table:table-cell office:value-type="string" calcext:value-type="string">
            <text:p>1754</text:p>
          </table:table-cell>
          <table:table-cell office:value-type="date" office:date-value="2022-01-21" calcext:value-type="date">
            <text:p>01/21/22</text:p>
          </table:table-cell>
          <table:table-cell office:value-type="string" calcext:value-type="string">
            <text:p>789000</text:p>
          </table:table-cell>
          <table:table-cell office:value-type="string" calcext:value-type="string">
            <text:p>711211</text:p>
          </table:table-cell>
          <table:table-cell office:value-type="string" calcext:value-type="string">
            <text:p><text:a xlink:href="http://services.wakegov.com/realestate/Account.asp?id=0403689" xlink:type="simple">0403689</text:a></text:p>
          </table:table-cell>
          <table:table-cell office:value-type="string" calcext:value-type="string">
            <text:p><text:a xlink:href="https://services.wake.gov/realestate/Photo.asp?id=040368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CLARK, THOMAS SNELL TRUSTEE; CLARK, LILY ROSE TRUSTEE</text:p>
          </table:table-cell>
          <table:table-cell office:value-type="string" calcext:value-type="string">
            <text:p>2099</text:p>
          </table:table-cell>
          <table:table-cell office:value-type="date" office:date-value="2021-12-29" calcext:value-type="date">
            <text:p>12/29/21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773689</text:p>
          </table:table-cell>
          <table:table-cell office:value-type="string" calcext:value-type="string">
            <text:p><text:a xlink:href="http://services.wakegov.com/realestate/Account.asp?id=0403726" xlink:type="simple">0403726</text:a></text:p>
          </table:table-cell>
          <table:table-cell office:value-type="string" calcext:value-type="string">
            <text:p><text:a xlink:href="https://services.wake.gov/realestate/Photo.asp?id=040372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WILSON, L GEORGE</text:p>
          </table:table-cell>
          <table:table-cell office:value-type="string" calcext:value-type="string">
            <text:p>1450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<text:a xlink:href="http://services.wakegov.com/realestate/Account.asp?id=0403727" xlink:type="simple">0403727</text:a></text:p>
          </table:table-cell>
          <table:table-cell office:value-type="string" calcext:value-type="string">
            <text:p><text:a xlink:href="https://services.wake.gov/realestate/Photo.asp?id=040372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GRANT, HUGH JUDD JR TRUSTEE; JAY GRANT, SARAH PATRICIA TRUSTEE</text:p>
          </table:table-cell>
          <table:table-cell office:value-type="string" calcext:value-type="string">
            <text:p>2259</text:p>
          </table:table-cell>
          <table:table-cell office:value-type="date" office:date-value="2021-08-27" calcext:value-type="date">
            <text:p>08/27/21</text:p>
          </table:table-cell>
          <table:table-cell office:value-type="string" calcext:value-type="string">
            <text:p>869000</text:p>
          </table:table-cell>
          <table:table-cell office:value-type="string" calcext:value-type="string">
            <text:p>854203</text:p>
          </table:table-cell>
          <table:table-cell office:value-type="string" calcext:value-type="string">
            <text:p><text:a xlink:href="http://services.wakegov.com/realestate/Account.asp?id=0403721" xlink:type="simple">0403721</text:a></text:p>
          </table:table-cell>
          <table:table-cell office:value-type="string" calcext:value-type="string">
            <text:p><text:a xlink:href="https://services.wake.gov/realestate/Photo.asp?id=040372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NICHOLS, THOMAS EVERETT JR; NICHOLS, JEAN ADAMS</text:p>
          </table:table-cell>
          <table:table-cell office:value-type="string" calcext:value-type="string">
            <text:p>1754</text:p>
          </table:table-cell>
          <table:table-cell office:value-type="date" office:date-value="2021-05-20" calcext:value-type="date">
            <text:p>05/20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680" xlink:type="simple">0403680</text:a></text:p>
          </table:table-cell>
          <table:table-cell office:value-type="string" calcext:value-type="string">
            <text:p><text:a xlink:href="https://services.wake.gov/realestate/Photo.asp?id=040368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OSTER, BARBARA P</text:p>
          </table:table-cell>
          <table:table-cell office:value-type="string" calcext:value-type="string">
            <text:p>1754</text:p>
          </table:table-cell>
          <table:table-cell office:value-type="date" office:date-value="2020-08-16" calcext:value-type="date">
            <text:p>08/1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15" xlink:type="simple">0403715</text:a></text:p>
          </table:table-cell>
          <table:table-cell office:value-type="string" calcext:value-type="string">
            <text:p><text:a xlink:href="https://services.wake.gov/realestate/Photo.asp?id=040371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POOLE, CAROL J TRUSTEE; CAROL J. POOLE REVOCABLE TRUST</text:p>
          </table:table-cell>
          <table:table-cell office:value-type="string" calcext:value-type="string">
            <text:p>2352</text:p>
          </table:table-cell>
          <table:table-cell office:value-type="date" office:date-value="2020-07-28" calcext:value-type="date">
            <text:p>07/28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950105</text:p>
          </table:table-cell>
          <table:table-cell office:value-type="string" calcext:value-type="string">
            <text:p><text:a xlink:href="http://services.wakegov.com/realestate/Account.asp?id=0403723" xlink:type="simple">0403723</text:a></text:p>
          </table:table-cell>
          <table:table-cell office:value-type="string" calcext:value-type="string">
            <text:p><text:a xlink:href="https://services.wake.gov/realestate/Photo.asp?id=040372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COTT, NANCY GILL TRUSTEE; NANCY GILL SCOTT REVOCABLE TRUST</text:p>
          </table:table-cell>
          <table:table-cell office:value-type="string" calcext:value-type="string">
            <text:p>1754</text:p>
          </table:table-cell>
          <table:table-cell office:value-type="date" office:date-value="2019-07-22" calcext:value-type="date">
            <text:p>07/22/19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04" xlink:type="simple">0403704</text:a></text:p>
          </table:table-cell>
          <table:table-cell office:value-type="string" calcext:value-type="string">
            <text:p><text:a xlink:href="https://services.wake.gov/realestate/Photo.asp?id=040370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REAVES, LACY H &amp; CAROL H</text:p>
          </table:table-cell>
          <table:table-cell office:value-type="string" calcext:value-type="string">
            <text:p>2259</text:p>
          </table:table-cell>
          <table:table-cell office:value-type="date" office:date-value="2019-04-12" calcext:value-type="date">
            <text:p>04/12/19</text:p>
          </table:table-cell>
          <table:table-cell office:value-type="string" calcext:value-type="string">
            <text:p>877500</text:p>
          </table:table-cell>
          <table:table-cell office:value-type="string" calcext:value-type="string">
            <text:p>854203</text:p>
          </table:table-cell>
          <table:table-cell office:value-type="string" calcext:value-type="string">
            <text:p><text:a xlink:href="http://services.wakegov.com/realestate/Account.asp?id=0403684" xlink:type="simple">0403684</text:a></text:p>
          </table:table-cell>
          <table:table-cell office:value-type="string" calcext:value-type="string">
            <text:p><text:a xlink:href="https://services.wake.gov/realestate/Photo.asp?id=040368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HEARN, JEFFREY ALAN TRUSTEE; HEARN, JANE HOLMES TRUSTEE</text:p>
          </table:table-cell>
          <table:table-cell office:value-type="string" calcext:value-type="string">
            <text:p>1754</text:p>
          </table:table-cell>
          <table:table-cell office:value-type="date" office:date-value="2018-11-26" calcext:value-type="date">
            <text:p>11/26/18</text:p>
          </table:table-cell>
          <table:table-cell office:value-type="string" calcext:value-type="string">
            <text:p>618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688" xlink:type="simple">0403688</text:a></text:p>
          </table:table-cell>
          <table:table-cell office:value-type="string" calcext:value-type="string">
            <text:p><text:a xlink:href="https://services.wake.gov/realestate/Photo.asp?id=040368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STRADER, KYLE W &amp; KATHERINE H</text:p>
          </table:table-cell>
          <table:table-cell office:value-type="string" calcext:value-type="string">
            <text:p>2259</text:p>
          </table:table-cell>
          <table:table-cell office:value-type="date" office:date-value="2018-10-16" calcext:value-type="date">
            <text:p>10/16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718" xlink:type="simple">0403718</text:a></text:p>
          </table:table-cell>
          <table:table-cell office:value-type="string" calcext:value-type="string">
            <text:p><text:a xlink:href="https://services.wake.gov/realestate/Photo.asp?id=040371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GOLDBERG, JEAN T</text:p>
          </table:table-cell>
          <table:table-cell office:value-type="string" calcext:value-type="string">
            <text:p>1042</text:p>
          </table:table-cell>
          <table:table-cell office:value-type="date" office:date-value="2018-10-02" calcext:value-type="date">
            <text:p>10/02/18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387279</text:p>
          </table:table-cell>
          <table:table-cell office:value-type="string" calcext:value-type="string">
            <text:p><text:a xlink:href="http://services.wakegov.com/realestate/Account.asp?id=0403691" xlink:type="simple">0403691</text:a></text:p>
          </table:table-cell>
          <table:table-cell office:value-type="string" calcext:value-type="string">
            <text:p><text:a xlink:href="https://services.wake.gov/realestate/Photo.asp?id=040369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STROUD, JOYCE W TRUSTEE; JOYCE W STROUD RVCBLE TRUST</text:p>
          </table:table-cell>
          <table:table-cell office:value-type="string" calcext:value-type="string">
            <text:p>2352</text:p>
          </table:table-cell>
          <table:table-cell office:value-type="date" office:date-value="2018-09-04" calcext:value-type="date">
            <text:p>09/04/18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845332</text:p>
          </table:table-cell>
          <table:table-cell office:value-type="string" calcext:value-type="string">
            <text:p><text:a xlink:href="http://services.wakegov.com/realestate/Account.asp?id=0403701" xlink:type="simple">0403701</text:a></text:p>
          </table:table-cell>
          <table:table-cell office:value-type="string" calcext:value-type="string">
            <text:p><text:a xlink:href="https://services.wake.gov/realestate/Photo.asp?id=040370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BOWLING, ROSALIND B; BOWLING, JONATHAN EARL &amp; BEVERLY</text:p>
          </table:table-cell>
          <table:table-cell office:value-type="string" calcext:value-type="string">
            <text:p>1450</text:p>
          </table:table-cell>
          <table:table-cell office:value-type="date" office:date-value="2017-03-13" calcext:value-type="date">
            <text:p>03/13/17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<text:a xlink:href="http://services.wakegov.com/realestate/Account.asp?id=0403686" xlink:type="simple">0403686</text:a></text:p>
          </table:table-cell>
          <table:table-cell office:value-type="string" calcext:value-type="string">
            <text:p><text:a xlink:href="https://services.wake.gov/realestate/Photo.asp?id=040368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VAUGHAN, CHARLES JOSEPH; VAUGHAN, MARYANN PATRICIA</text:p>
          </table:table-cell>
          <table:table-cell office:value-type="string" calcext:value-type="string">
            <text:p>2259</text:p>
          </table:table-cell>
          <table:table-cell office:value-type="date" office:date-value="2016-12-13" calcext:value-type="date">
            <text:p>12/13/16</text:p>
          </table:table-cell>
          <table:table-cell office:value-type="string" calcext:value-type="string">
            <text:p>7610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<text:a xlink:href="http://services.wakegov.com/realestate/Account.asp?id=0403728" xlink:type="simple">0403728</text:a></text:p>
          </table:table-cell>
          <table:table-cell office:value-type="string" calcext:value-type="string">
            <text:p><text:a xlink:href="https://services.wake.gov/realestate/Photo.asp?id=040372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WEDDINGTON, MICHAEL E &amp; NANCY M</text:p>
          </table:table-cell>
          <table:table-cell office:value-type="string" calcext:value-type="string">
            <text:p>1450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698" xlink:type="simple">0403698</text:a></text:p>
          </table:table-cell>
          <table:table-cell office:value-type="string" calcext:value-type="string">
            <text:p><text:a xlink:href="https://services.wake.gov/realestate/Photo.asp?id=040369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BROCKWELL, CAROLYN</text:p>
          </table:table-cell>
          <table:table-cell office:value-type="string" calcext:value-type="string">
            <text:p>1450</text:p>
          </table:table-cell>
          <table:table-cell office:value-type="date" office:date-value="2016-05-14" calcext:value-type="date">
            <text:p>05/14/16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677" xlink:type="simple">0403677</text:a></text:p>
          </table:table-cell>
          <table:table-cell office:value-type="string" calcext:value-type="string">
            <text:p><text:a xlink:href="https://services.wake.gov/realestate/Photo.asp?id=040367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STEPHENSON, MARGARET</text:p>
          </table:table-cell>
          <table:table-cell office:value-type="string" calcext:value-type="string">
            <text:p>1066</text:p>
          </table:table-cell>
          <table:table-cell office:value-type="date" office:date-value="2016-04-29" calcext:value-type="date">
            <text:p>04/29/16</text:p>
          </table:table-cell>
          <table:table-cell office:value-type="string" calcext:value-type="string">
            <text:p>329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<text:a xlink:href="http://services.wakegov.com/realestate/Account.asp?id=0403702" xlink:type="simple">0403702</text:a></text:p>
          </table:table-cell>
          <table:table-cell office:value-type="string" calcext:value-type="string">
            <text:p><text:a xlink:href="https://services.wake.gov/realestate/Photo.asp?id=040370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RENDALL, DAVID &amp; SUGANTHI</text:p>
          </table:table-cell>
          <table:table-cell office:value-type="string" calcext:value-type="string">
            <text:p>2099</text:p>
          </table:table-cell>
          <table:table-cell office:value-type="date" office:date-value="2016-01-15" calcext:value-type="date">
            <text:p>01/15/16</text:p>
          </table:table-cell>
          <table:table-cell office:value-type="string" calcext:value-type="string">
            <text:p>6975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719" xlink:type="simple">0403719</text:a></text:p>
          </table:table-cell>
          <table:table-cell office:value-type="string" calcext:value-type="string">
            <text:p><text:a xlink:href="https://services.wake.gov/realestate/Photo.asp?id=040371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RTIN, ROBERT H JR &amp; ELAINE O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683" xlink:type="simple">0403683</text:a></text:p>
          </table:table-cell>
          <table:table-cell office:value-type="string" calcext:value-type="string">
            <text:p><text:a xlink:href="https://services.wake.gov/realestate/Photo.asp?id=040368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WOODRUFF, ELTON THOMAS; WOODRUFF, WANDA WELLS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706" xlink:type="simple">0403706</text:a></text:p>
          </table:table-cell>
          <table:table-cell office:value-type="string" calcext:value-type="string">
            <text:p><text:a xlink:href="https://services.wake.gov/realestate/Photo.asp?id=040370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CHEELER, C RONALD &amp; NANCY T</text:p>
          </table:table-cell>
          <table:table-cell office:value-type="string" calcext:value-type="string">
            <text:p>1754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835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24" xlink:type="simple">0403724</text:a></text:p>
          </table:table-cell>
          <table:table-cell office:value-type="string" calcext:value-type="string">
            <text:p><text:a xlink:href="https://services.wake.gov/realestate/Photo.asp?id=040372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ETERSON, ELMOR &amp; MIRIAM</text:p>
          </table:table-cell>
          <table:table-cell office:value-type="string" calcext:value-type="string">
            <text:p>2259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<text:a xlink:href="http://services.wakegov.com/realestate/Account.asp?id=0403710" xlink:type="simple">0403710</text:a></text:p>
          </table:table-cell>
          <table:table-cell office:value-type="string" calcext:value-type="string">
            <text:p><text:a xlink:href="https://services.wake.gov/realestate/Photo.asp?id=040371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ARVIE, EDWIN &amp; KATHERINE</text:p>
          </table:table-cell>
          <table:table-cell office:value-type="string" calcext:value-type="string">
            <text:p>2259</text:p>
          </table:table-cell>
          <table:table-cell office:value-type="date" office:date-value="2015-06-30" calcext:value-type="date">
            <text:p>06/30/15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687" xlink:type="simple">0403687</text:a></text:p>
          </table:table-cell>
          <table:table-cell office:value-type="string" calcext:value-type="string">
            <text:p><text:a xlink:href="https://services.wake.gov/realestate/Photo.asp?id=040368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ROSENFIELD, ROGER P TRUSTEE; ROGER P. ROSENFIELD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9-29" calcext:value-type="date">
            <text:p>09/29/14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708" xlink:type="simple">0403708</text:a></text:p>
          </table:table-cell>
          <table:table-cell office:value-type="string" calcext:value-type="string">
            <text:p><text:a xlink:href="https://services.wake.gov/realestate/Photo.asp?id=040370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GOODMAN, LIESELOTTE F</text:p>
          </table:table-cell>
          <table:table-cell office:value-type="string" calcext:value-type="string">
            <text:p>2099</text:p>
          </table:table-cell>
          <table:table-cell office:value-type="date" office:date-value="2014-08-13" calcext:value-type="date">
            <text:p>08/13/14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716" xlink:type="simple">0403716</text:a></text:p>
          </table:table-cell>
          <table:table-cell office:value-type="string" calcext:value-type="string">
            <text:p><text:a xlink:href="https://services.wake.gov/realestate/Photo.asp?id=040371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LEIN, NANCY</text:p>
          </table:table-cell>
          <table:table-cell office:value-type="string" calcext:value-type="string">
            <text:p>1754</text:p>
          </table:table-cell>
          <table:table-cell office:value-type="date" office:date-value="2014-07-01" calcext:value-type="date">
            <text:p>07/01/14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22" xlink:type="simple">0403722</text:a></text:p>
          </table:table-cell>
          <table:table-cell office:value-type="string" calcext:value-type="string">
            <text:p><text:a xlink:href="https://services.wake.gov/realestate/Photo.asp?id=040372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HAYWOOD, RICHARD &amp; JOY</text:p>
          </table:table-cell>
          <table:table-cell office:value-type="string" calcext:value-type="string">
            <text:p>2259</text:p>
          </table:table-cell>
          <table:table-cell office:value-type="date" office:date-value="2014-06-27" calcext:value-type="date">
            <text:p>06/27/14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699" xlink:type="simple">0403699</text:a></text:p>
          </table:table-cell>
          <table:table-cell office:value-type="string" calcext:value-type="string">
            <text:p><text:a xlink:href="https://services.wake.gov/realestate/Photo.asp?id=040369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CHILMAN, JOHN &amp; PARICHEHRE</text:p>
          </table:table-cell>
          <table:table-cell office:value-type="string" calcext:value-type="string">
            <text:p>1912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765469</text:p>
          </table:table-cell>
          <table:table-cell office:value-type="string" calcext:value-type="string">
            <text:p><text:a xlink:href="http://services.wakegov.com/realestate/Account.asp?id=0403679" xlink:type="simple">0403679</text:a></text:p>
          </table:table-cell>
          <table:table-cell office:value-type="string" calcext:value-type="string">
            <text:p><text:a xlink:href="https://services.wake.gov/realestate/Photo.asp?id=040367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ZAHN, MARY H</text:p>
          </table:table-cell>
          <table:table-cell office:value-type="string" calcext:value-type="string">
            <text:p>2526</text:p>
          </table:table-cell>
          <table:table-cell office:value-type="date" office:date-value="2014-04-10" calcext:value-type="date">
            <text:p>04/10/14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<text:a xlink:href="http://services.wakegov.com/realestate/Account.asp?id=0403703" xlink:type="simple">0403703</text:a></text:p>
          </table:table-cell>
          <table:table-cell office:value-type="string" calcext:value-type="string">
            <text:p><text:a xlink:href="https://services.wake.gov/realestate/Photo.asp?id=04037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BROCK W DOWNWARD AND MARY C DOWNWAR</text:p>
          </table:table-cell>
          <table:table-cell office:value-type="string" calcext:value-type="string">
            <text:p>1754</text:p>
          </table:table-cell>
          <table:table-cell office:value-type="date" office:date-value="2013-10-31" calcext:value-type="date">
            <text:p>10/31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711211</text:p>
          </table:table-cell>
          <table:table-cell office:value-type="string" calcext:value-type="string">
            <text:p><text:a xlink:href="http://services.wakegov.com/realestate/Account.asp?id=0403681" xlink:type="simple">0403681</text:a></text:p>
          </table:table-cell>
          <table:table-cell office:value-type="string" calcext:value-type="string">
            <text:p><text:a xlink:href="https://services.wake.gov/realestate/Photo.asp?id=040368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CLINE, CAROLYN J</text:p>
          </table:table-cell>
          <table:table-cell office:value-type="string" calcext:value-type="string">
            <text:p>2259</text:p>
          </table:table-cell>
          <table:table-cell office:value-type="date" office:date-value="2013-06-28" calcext:value-type="date">
            <text:p>06/28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<text:a xlink:href="http://services.wakegov.com/realestate/Account.asp?id=0403707" xlink:type="simple">0403707</text:a></text:p>
          </table:table-cell>
          <table:table-cell office:value-type="string" calcext:value-type="string">
            <text:p><text:a xlink:href="https://services.wake.gov/realestate/Photo.asp?id=040370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ANKEY, DOROTHY J</text:p>
          </table:table-cell>
          <table:table-cell office:value-type="string" calcext:value-type="string">
            <text:p>1754</text:p>
          </table:table-cell>
          <table:table-cell office:value-type="date" office:date-value="2013-02-26" calcext:value-type="date">
            <text:p>02/26/13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692" xlink:type="simple">0403692</text:a></text:p>
          </table:table-cell>
          <table:table-cell office:value-type="string" calcext:value-type="string">
            <text:p><text:a xlink:href="https://services.wake.gov/realestate/Photo.asp?id=040369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WDEN, SUSAN A &amp; KAREN A FOX</text:p>
          </table:table-cell>
          <table:table-cell office:value-type="string" calcext:value-type="string">
            <text:p>2259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6345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<text:a xlink:href="http://services.wakegov.com/realestate/Account.asp?id=0403696" xlink:type="simple">0403696</text:a></text:p>
          </table:table-cell>
          <table:table-cell office:value-type="string" calcext:value-type="string">
            <text:p><text:a xlink:href="https://services.wake.gov/realestate/Photo.asp?id=040369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EVERETT, DURWARD R JR</text:p>
          </table:table-cell>
          <table:table-cell office:value-type="string" calcext:value-type="string">
            <text:p>2099</text:p>
          </table:table-cell>
          <table:table-cell office:value-type="date" office:date-value="2011-12-30" calcext:value-type="date">
            <text:p>12/30/11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676" xlink:type="simple">0403676</text:a></text:p>
          </table:table-cell>
          <table:table-cell office:value-type="string" calcext:value-type="string">
            <text:p><text:a xlink:href="https://services.wake.gov/realestate/Photo.asp?id=040367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RTRICK, CORNELIUS T &amp; MARY LIB</text:p>
          </table:table-cell>
          <table:table-cell office:value-type="string" calcext:value-type="string">
            <text:p>2099</text:p>
          </table:table-cell>
          <table:table-cell office:value-type="date" office:date-value="2011-10-03" calcext:value-type="date">
            <text:p>10/03/11</text:p>
          </table:table-cell>
          <table:table-cell office:value-type="string" calcext:value-type="string">
            <text:p>605000</text:p>
          </table:table-cell>
          <table:table-cell office:value-type="string" calcext:value-type="string">
            <text:p>773689</text:p>
          </table:table-cell>
          <table:table-cell office:value-type="string" calcext:value-type="string">
            <text:p><text:a xlink:href="http://services.wakegov.com/realestate/Account.asp?id=0403697" xlink:type="simple">0403697</text:a></text:p>
          </table:table-cell>
          <table:table-cell office:value-type="string" calcext:value-type="string">
            <text:p><text:a xlink:href="https://services.wake.gov/realestate/Photo.asp?id=040369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PRINGLE, MARY LOU HUNT TRUSTEE</text:p>
          </table:table-cell>
          <table:table-cell office:value-type="string" calcext:value-type="string">
            <text:p>2099</text:p>
          </table:table-cell>
          <table:table-cell office:value-type="date" office:date-value="2011-06-10" calcext:value-type="date">
            <text:p>06/10/11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694" xlink:type="simple">0403694</text:a></text:p>
          </table:table-cell>
          <table:table-cell office:value-type="string" calcext:value-type="string">
            <text:p><text:a xlink:href="https://services.wake.gov/realestate/Photo.asp?id=040369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DEAN, MONA H</text:p>
          </table:table-cell>
          <table:table-cell office:value-type="string" calcext:value-type="string">
            <text:p>1450</text:p>
          </table:table-cell>
          <table:table-cell office:value-type="date" office:date-value="2011-04-14" calcext:value-type="date">
            <text:p>04/14/11</text:p>
          </table:table-cell>
          <table:table-cell office:value-type="string" calcext:value-type="string">
            <text:p>4615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<text:a xlink:href="http://services.wakegov.com/realestate/Account.asp?id=0403717" xlink:type="simple">0403717</text:a></text:p>
          </table:table-cell>
          <table:table-cell office:value-type="string" calcext:value-type="string">
            <text:p><text:a xlink:href="https://services.wake.gov/realestate/Photo.asp?id=040371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HOLDING, CAROLYN S</text:p>
          </table:table-cell>
          <table:table-cell office:value-type="string" calcext:value-type="string">
            <text:p>2352</text:p>
          </table:table-cell>
          <table:table-cell office:value-type="date" office:date-value="2010-12-22" calcext:value-type="date">
            <text:p>12/22/1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950105</text:p>
          </table:table-cell>
          <table:table-cell office:value-type="string" calcext:value-type="string">
            <text:p><text:a xlink:href="http://services.wakegov.com/realestate/Account.asp?id=0403712" xlink:type="simple">0403712</text:a></text:p>
          </table:table-cell>
          <table:table-cell office:value-type="string" calcext:value-type="string">
            <text:p><text:a xlink:href="https://services.wake.gov/realestate/Photo.asp?id=040371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ANNA LEE DORSETT REVOCABLE TRUST</text:p>
          </table:table-cell>
          <table:table-cell office:value-type="string" calcext:value-type="string">
            <text:p>2099</text:p>
          </table:table-cell>
          <table:table-cell office:value-type="date" office:date-value="2010-12-17" calcext:value-type="date">
            <text:p>12/17/1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682" xlink:type="simple">0403682</text:a></text:p>
          </table:table-cell>
          <table:table-cell office:value-type="string" calcext:value-type="string">
            <text:p><text:a xlink:href="https://services.wake.gov/realestate/Photo.asp?id=040368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ORRISON, ROBERT W JR</text:p>
          </table:table-cell>
          <table:table-cell office:value-type="string" calcext:value-type="string">
            <text:p>1754</text:p>
          </table:table-cell>
          <table:table-cell office:value-type="date" office:date-value="2010-07-09" calcext:value-type="date">
            <text:p>07/09/10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663776</text:p>
          </table:table-cell>
          <table:table-cell office:value-type="string" calcext:value-type="string">
            <text:p><text:a xlink:href="http://services.wakegov.com/realestate/Account.asp?id=0403711" xlink:type="simple">0403711</text:a></text:p>
          </table:table-cell>
          <table:table-cell office:value-type="string" calcext:value-type="string">
            <text:p><text:a xlink:href="https://services.wake.gov/realestate/Photo.asp?id=040371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KENNEY, KATHERINE F</text:p>
          </table:table-cell>
          <table:table-cell office:value-type="string" calcext:value-type="string">
            <text:p>2259</text:p>
          </table:table-cell>
          <table:table-cell office:value-type="date" office:date-value="2010-05-05" calcext:value-type="date">
            <text:p>05/05/1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<text:a xlink:href="http://services.wakegov.com/realestate/Account.asp?id=0403678" xlink:type="simple">0403678</text:a></text:p>
          </table:table-cell>
          <table:table-cell office:value-type="string" calcext:value-type="string">
            <text:p><text:a xlink:href="https://services.wake.gov/realestate/Photo.asp?id=040367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GALLAGHER, JANET M &amp; JOHN J</text:p>
          </table:table-cell>
          <table:table-cell office:value-type="string" calcext:value-type="string">
            <text:p>1754</text:p>
          </table:table-cell>
          <table:table-cell office:value-type="date" office:date-value="2009-08-31" calcext:value-type="date">
            <text:p>08/31/09</text:p>
          </table:table-cell>
          <table:table-cell office:value-type="string" calcext:value-type="string">
            <text:p>259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00" xlink:type="simple">0403700</text:a></text:p>
          </table:table-cell>
          <table:table-cell office:value-type="string" calcext:value-type="string">
            <text:p><text:a xlink:href="https://services.wake.gov/realestate/Photo.asp?id=040370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CCUAIG, MARION C</text:p>
          </table:table-cell>
          <table:table-cell office:value-type="string" calcext:value-type="string">
            <text:p>2526</text:p>
          </table:table-cell>
          <table:table-cell office:value-type="date" office:date-value="2009-02-03" calcext:value-type="date">
            <text:p>02/03/09</text:p>
          </table:table-cell>
          <table:table-cell office:value-type="string" calcext:value-type="string">
            <text:p>608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<text:a xlink:href="http://services.wakegov.com/realestate/Account.asp?id=0403714" xlink:type="simple">0403714</text:a></text:p>
          </table:table-cell>
          <table:table-cell office:value-type="string" calcext:value-type="string">
            <text:p><text:a xlink:href="https://services.wake.gov/realestate/Photo.asp?id=040371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HAIGLER, PEGGY JELKS</text:p>
          </table:table-cell>
          <table:table-cell office:value-type="string" calcext:value-type="string">
            <text:p>2526</text:p>
          </table:table-cell>
          <table:table-cell office:value-type="date" office:date-value="2008-12-10" calcext:value-type="date">
            <text:p>12/10/08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<text:a xlink:href="http://services.wakegov.com/realestate/Account.asp?id=0403725" xlink:type="simple">0403725</text:a></text:p>
          </table:table-cell>
          <table:table-cell office:value-type="string" calcext:value-type="string">
            <text:p><text:a xlink:href="https://services.wake.gov/realestate/Photo.asp?id=040372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BELANUS, BEATRICE TRUSTEE; BELANUS, CORNELIUS JR TRUSTEE</text:p>
          </table:table-cell>
          <table:table-cell office:value-type="string" calcext:value-type="string">
            <text:p>1066</text:p>
          </table:table-cell>
          <table:table-cell office:value-type="date" office:date-value="2008-11-21" calcext:value-type="date">
            <text:p>11/21/08</text:p>
          </table:table-cell>
          <table:table-cell office:value-type="string" calcext:value-type="string">
            <text:p>333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<text:a xlink:href="http://services.wakegov.com/realestate/Account.asp?id=0403713" xlink:type="simple">0403713</text:a></text:p>
          </table:table-cell>
          <table:table-cell office:value-type="string" calcext:value-type="string">
            <text:p><text:a xlink:href="https://services.wake.gov/realestate/Photo.asp?id=040371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table:style-name="Default" office:value-type="string" calcext:value-type="string">
            <text:p>BLD C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OLIVER, JOY N</text:p>
          </table:table-cell>
          <table:table-cell office:value-type="string" calcext:value-type="string">
            <text:p>1203</text:p>
          </table:table-cell>
          <table:table-cell office:value-type="date" office:date-value="2022-05-25" calcext:value-type="date">
            <text:p>05/25/22</text:p>
          </table:table-cell>
          <table:table-cell office:value-type="string" calcext:value-type="string">
            <text:p>56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79638" xlink:type="simple">0479638</text:a></text:p>
          </table:table-cell>
          <table:table-cell office:value-type="string" calcext:value-type="string">
            <text:p><text:a xlink:href="https://services.wake.gov/realestate/Photo.asp?id=047963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COBB, CATHRON H</text:p>
          </table:table-cell>
          <table:table-cell office:value-type="string" calcext:value-type="string">
            <text:p>1895</text:p>
          </table:table-cell>
          <table:table-cell office:value-type="date" office:date-value="2021-10-04" calcext:value-type="date">
            <text:p>10/04/21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79635" xlink:type="simple">0479635</text:a></text:p>
          </table:table-cell>
          <table:table-cell office:value-type="string" calcext:value-type="string">
            <text:p><text:a xlink:href="https://services.wake.gov/realestate/Photo.asp?id=047963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BRENNAN, JOHN M</text:p>
          </table:table-cell>
          <table:table-cell office:value-type="string" calcext:value-type="string">
            <text:p>1217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<text:a xlink:href="http://services.wakegov.com/realestate/Account.asp?id=0479654" xlink:type="simple">0479654</text:a></text:p>
          </table:table-cell>
          <table:table-cell office:value-type="string" calcext:value-type="string">
            <text:p><text:a xlink:href="https://services.wake.gov/realestate/Photo.asp?id=047965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WORTH, RANDOLPH L TRUSTEE; THE LABETTE DORMAN ALDERMAN RESIDEN</text:p>
          </table:table-cell>
          <table:table-cell office:value-type="string" calcext:value-type="string">
            <text:p>1287</text:p>
          </table:table-cell>
          <table:table-cell office:value-type="date" office:date-value="2021-05-10" calcext:value-type="date">
            <text:p>05/10/21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79643" xlink:type="simple">0479643</text:a></text:p>
          </table:table-cell>
          <table:table-cell office:value-type="string" calcext:value-type="string">
            <text:p><text:a xlink:href="https://services.wake.gov/realestate/Photo.asp?id=047964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ALDWIN, CECIL A JR &amp; JULIA G</text:p>
          </table:table-cell>
          <table:table-cell office:value-type="string" calcext:value-type="string">
            <text:p>1576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79610" xlink:type="simple">0479610</text:a></text:p>
          </table:table-cell>
          <table:table-cell office:value-type="string" calcext:value-type="string">
            <text:p><text:a xlink:href="https://services.wake.gov/realestate/Photo.asp?id=047961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MYERS, RICHARD &amp; BARBARA</text:p>
          </table:table-cell>
          <table:table-cell office:value-type="string" calcext:value-type="string">
            <text:p>1692</text:p>
          </table:table-cell>
          <table:table-cell office:value-type="date" office:date-value="2020-11-19" calcext:value-type="date">
            <text:p>11/1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79616" xlink:type="simple">0479616</text:a></text:p>
          </table:table-cell>
          <table:table-cell office:value-type="string" calcext:value-type="string">
            <text:p><text:a xlink:href="https://services.wake.gov/realestate/Photo.asp?id=047961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MUNK, RONALD L TRUSTEE; TRUSTEE OF THE RONALD L MUNK REVOCA</text:p>
          </table:table-cell>
          <table:table-cell office:value-type="string" calcext:value-type="string">
            <text:p>1287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79645" xlink:type="simple">0479645</text:a></text:p>
          </table:table-cell>
          <table:table-cell office:value-type="string" calcext:value-type="string">
            <text:p><text:a xlink:href="https://services.wake.gov/realestate/Photo.asp?id=047964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STIRMAN, JERRY A &amp; LINDA R</text:p>
          </table:table-cell>
          <table:table-cell office:value-type="string" calcext:value-type="string">
            <text:p>1692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79655" xlink:type="simple">0479655</text:a></text:p>
          </table:table-cell>
          <table:table-cell office:value-type="string" calcext:value-type="string">
            <text:p><text:a xlink:href="https://services.wake.gov/realestate/Photo.asp?id=047965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JOHNSON, DEBORAH</text:p>
          </table:table-cell>
          <table:table-cell office:value-type="string" calcext:value-type="string">
            <text:p>1500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496658</text:p>
          </table:table-cell>
          <table:table-cell office:value-type="string" calcext:value-type="string">
            <text:p><text:a xlink:href="http://services.wakegov.com/realestate/Account.asp?id=0479644" xlink:type="simple">0479644</text:a></text:p>
          </table:table-cell>
          <table:table-cell office:value-type="string" calcext:value-type="string">
            <text:p><text:a xlink:href="https://services.wake.gov/realestate/Photo.asp?id=047964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ONG, EILEEN G TRUSTEE; LONG, BILL L TRUSTEE</text:p>
          </table:table-cell>
          <table:table-cell office:value-type="string" calcext:value-type="string">
            <text:p>1576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63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79649" xlink:type="simple">0479649</text:a></text:p>
          </table:table-cell>
          <table:table-cell office:value-type="string" calcext:value-type="string">
            <text:p><text:a xlink:href="https://services.wake.gov/realestate/Photo.asp?id=047964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EWELL, SAMUEL E JR &amp; KATHRYN H</text:p>
          </table:table-cell>
          <table:table-cell office:value-type="string" calcext:value-type="string">
            <text:p>1895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79648" xlink:type="simple">0479648</text:a></text:p>
          </table:table-cell>
          <table:table-cell office:value-type="string" calcext:value-type="string">
            <text:p><text:a xlink:href="https://services.wake.gov/realestate/Photo.asp?id=047964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GARDINER, THOMAS ROSS TRUSTEE; GARDINER, JEAN MARIE TRUSTEE</text:p>
          </table:table-cell>
          <table:table-cell office:value-type="string" calcext:value-type="string">
            <text:p>1576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79652" xlink:type="simple">0479652</text:a></text:p>
          </table:table-cell>
          <table:table-cell office:value-type="string" calcext:value-type="string">
            <text:p><text:a xlink:href="https://services.wake.gov/realestate/Photo.asp?id=047965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BURCKEL, NICHOLAS &amp; LENORE</text:p>
          </table:table-cell>
          <table:table-cell office:value-type="string" calcext:value-type="string">
            <text:p>1500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496658</text:p>
          </table:table-cell>
          <table:table-cell office:value-type="string" calcext:value-type="string">
            <text:p><text:a xlink:href="http://services.wakegov.com/realestate/Account.asp?id=0479618" xlink:type="simple">0479618</text:a></text:p>
          </table:table-cell>
          <table:table-cell office:value-type="string" calcext:value-type="string">
            <text:p><text:a xlink:href="https://services.wake.gov/realestate/Photo.asp?id=047961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MESSNER, JOHN &amp; SHARON</text:p>
          </table:table-cell>
          <table:table-cell office:value-type="string" calcext:value-type="string">
            <text:p>1203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79625" xlink:type="simple">0479625</text:a></text:p>
          </table:table-cell>
          <table:table-cell office:value-type="string" calcext:value-type="string">
            <text:p><text:a xlink:href="https://services.wake.gov/realestate/Photo.asp?id=047962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MARTINELLI, ALBERT D &amp; ELIZABETH A</text:p>
          </table:table-cell>
          <table:table-cell office:value-type="string" calcext:value-type="string">
            <text:p>1692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79642" xlink:type="simple">0479642</text:a></text:p>
          </table:table-cell>
          <table:table-cell office:value-type="string" calcext:value-type="string">
            <text:p><text:a xlink:href="https://services.wake.gov/realestate/Photo.asp?id=047964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ARTUNG, RALPH &amp; LOUISE</text:p>
          </table:table-cell>
          <table:table-cell office:value-type="string" calcext:value-type="string">
            <text:p>1895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79653" xlink:type="simple">0479653</text:a></text:p>
          </table:table-cell>
          <table:table-cell office:value-type="string" calcext:value-type="string">
            <text:p><text:a xlink:href="https://services.wake.gov/realestate/Photo.asp?id=047965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URTI, ANNE M TRUSTEE; THE ANNE M CURTI TRUST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79650" xlink:type="simple">0479650</text:a></text:p>
          </table:table-cell>
          <table:table-cell office:value-type="string" calcext:value-type="string">
            <text:p><text:a xlink:href="https://services.wake.gov/realestate/Photo.asp?id=047965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CICHOCKI, JOSEPH &amp; MARY M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79651" xlink:type="simple">0479651</text:a></text:p>
          </table:table-cell>
          <table:table-cell office:value-type="string" calcext:value-type="string">
            <text:p><text:a xlink:href="https://services.wake.gov/realestate/Photo.asp?id=047965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PIETRUS, JOSEPH T TRUSTEE; JOSEPH T PIETRUS REVOCABLE TRUST</text:p>
          </table:table-cell>
          <table:table-cell office:value-type="string" calcext:value-type="string">
            <text:p>1576</text:p>
          </table:table-cell>
          <table:table-cell office:value-type="date" office:date-value="2020-11-06" calcext:value-type="date">
            <text:p>11/0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79636" xlink:type="simple">0479636</text:a></text:p>
          </table:table-cell>
          <table:table-cell office:value-type="string" calcext:value-type="string">
            <text:p><text:a xlink:href="https://services.wake.gov/realestate/Photo.asp?id=047963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KATZIN, GERALD H &amp; JUDITH R</text:p>
          </table:table-cell>
          <table:table-cell office:value-type="string" calcext:value-type="string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79604" xlink:type="simple">0479604</text:a></text:p>
          </table:table-cell>
          <table:table-cell office:value-type="string" calcext:value-type="string">
            <text:p><text:a xlink:href="https://services.wake.gov/realestate/Photo.asp?id=047960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CREEKMAN, JAMES E &amp; VIRGINIA P</text:p>
          </table:table-cell>
          <table:table-cell office:value-type="string" calcext:value-type="string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79640" xlink:type="simple">0479640</text:a></text:p>
          </table:table-cell>
          <table:table-cell office:value-type="string" calcext:value-type="string">
            <text:p><text:a xlink:href="https://services.wake.gov/realestate/Photo.asp?id=047964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ZIEGLER, GARY G TRUSTEE; ZIEGLER, REBECCA B TRUSTEE</text:p>
          </table:table-cell>
          <table:table-cell office:value-type="string" calcext:value-type="string">
            <text:p>1217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<text:a xlink:href="http://services.wakegov.com/realestate/Account.asp?id=0479641" xlink:type="simple">0479641</text:a></text:p>
          </table:table-cell>
          <table:table-cell office:value-type="string" calcext:value-type="string">
            <text:p><text:a xlink:href="https://services.wake.gov/realestate/Photo.asp?id=047964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FREEMAN, JOHN FRANKLIN III TRUSTEE; VISSAGE FREEMAN, SARA ELIZABETH TRU</text:p>
          </table:table-cell>
          <table:table-cell office:value-type="string" calcext:value-type="string">
            <text:p>169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79646" xlink:type="simple">0479646</text:a></text:p>
          </table:table-cell>
          <table:table-cell office:value-type="string" calcext:value-type="string">
            <text:p><text:a xlink:href="https://services.wake.gov/realestate/Photo.asp?id=047964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PARR, RITA A. TRUSTEE; THE GEORGE A PARR AND RITA A PARR J</text:p>
          </table:table-cell>
          <table:table-cell office:value-type="string" calcext:value-type="string">
            <text:p>124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<text:a xlink:href="http://services.wakegov.com/realestate/Account.asp?id=0479647" xlink:type="simple">0479647</text:a></text:p>
          </table:table-cell>
          <table:table-cell office:value-type="string" calcext:value-type="string">
            <text:p><text:a xlink:href="https://services.wake.gov/realestate/Photo.asp?id=047964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ROUSH, MICHAEL &amp; ANN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79630" xlink:type="simple">0479630</text:a></text:p>
          </table:table-cell>
          <table:table-cell office:value-type="string" calcext:value-type="string">
            <text:p><text:a xlink:href="https://services.wake.gov/realestate/Photo.asp?id=047963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BROWN, CHARLES C TRUSTEE; BROWN, CAROLE B TRUSTE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79632" xlink:type="simple">0479632</text:a></text:p>
          </table:table-cell>
          <table:table-cell office:value-type="string" calcext:value-type="string">
            <text:p><text:a xlink:href="https://services.wake.gov/realestate/Photo.asp?id=047963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SONDERGARD, SHARON B TRUSTEE; SHARON B SONDERGARD LIVING TRUST</text:p>
          </table:table-cell>
          <table:table-cell office:value-type="string" calcext:value-type="string">
            <text:p>1242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<text:a xlink:href="http://services.wakegov.com/realestate/Account.asp?id=0479634" xlink:type="simple">0479634</text:a></text:p>
          </table:table-cell>
          <table:table-cell office:value-type="string" calcext:value-type="string">
            <text:p><text:a xlink:href="https://services.wake.gov/realestate/Photo.asp?id=047963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ARKS, JOHN JACOB &amp; JUDITH HALLECK</text:p>
          </table:table-cell>
          <table:table-cell office:value-type="string" calcext:value-type="string">
            <text:p>1203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79637" xlink:type="simple">0479637</text:a></text:p>
          </table:table-cell>
          <table:table-cell office:value-type="string" calcext:value-type="string">
            <text:p><text:a xlink:href="https://services.wake.gov/realestate/Photo.asp?id=047963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SOSNOSKI, NELSON A TRUSTEE; SOSNOSKI, BRENDA N TRUSTEE</text:p>
          </table:table-cell>
          <table:table-cell office:value-type="string" calcext:value-type="string">
            <text:p>1576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79639" xlink:type="simple">0479639</text:a></text:p>
          </table:table-cell>
          <table:table-cell office:value-type="string" calcext:value-type="string">
            <text:p><text:a xlink:href="https://services.wake.gov/realestate/Photo.asp?id=047963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AREADY, LUCY</text:p>
          </table:table-cell>
          <table:table-cell office:value-type="string" calcext:value-type="string">
            <text:p>1500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496658</text:p>
          </table:table-cell>
          <table:table-cell office:value-type="string" calcext:value-type="string">
            <text:p><text:a xlink:href="http://services.wakegov.com/realestate/Account.asp?id=0479631" xlink:type="simple">0479631</text:a></text:p>
          </table:table-cell>
          <table:table-cell office:value-type="string" calcext:value-type="string">
            <text:p><text:a xlink:href="https://services.wake.gov/realestate/Photo.asp?id=047963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MARTIN, LEVON &amp; MARY B</text:p>
          </table:table-cell>
          <table:table-cell office:value-type="string" calcext:value-type="string">
            <text:p>1692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79633" xlink:type="simple">0479633</text:a></text:p>
          </table:table-cell>
          <table:table-cell office:value-type="string" calcext:value-type="string">
            <text:p><text:a xlink:href="https://services.wake.gov/realestate/Photo.asp?id=047963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GREEN, LUTHER ANDREW &amp; JOYCE PRIEST; GREEN, LUTHER ALAN</text:p>
          </table:table-cell>
          <table:table-cell office:value-type="string" calcext:value-type="string">
            <text:p>1203</text:p>
          </table:table-cell>
          <table:table-cell office:value-type="date" office:date-value="2020-11-02" calcext:value-type="date">
            <text:p>11/02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79612" xlink:type="simple">0479612</text:a></text:p>
          </table:table-cell>
          <table:table-cell office:value-type="string" calcext:value-type="string">
            <text:p><text:a xlink:href="https://services.wake.gov/realestate/Photo.asp?id=047961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TRACY, TRAVIS &amp; PHILIP</text:p>
          </table:table-cell>
          <table:table-cell office:value-type="string" calcext:value-type="string">
            <text:p>1692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79607" xlink:type="simple">0479607</text:a></text:p>
          </table:table-cell>
          <table:table-cell office:value-type="string" calcext:value-type="string">
            <text:p><text:a xlink:href="https://services.wake.gov/realestate/Photo.asp?id=047960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URNER, DENNIS &amp; KATHLEEN KAISER</text:p>
          </table:table-cell>
          <table:table-cell office:value-type="string" calcext:value-type="string">
            <text:p>1895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79622" xlink:type="simple">0479622</text:a></text:p>
          </table:table-cell>
          <table:table-cell office:value-type="string" calcext:value-type="string">
            <text:p><text:a xlink:href="https://services.wake.gov/realestate/Photo.asp?id=047962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LAWRENCE, JAMES A &amp; CAROLYN C</text:p>
          </table:table-cell>
          <table:table-cell office:value-type="string" calcext:value-type="string">
            <text:p>1576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79626" xlink:type="simple">0479626</text:a></text:p>
          </table:table-cell>
          <table:table-cell office:value-type="string" calcext:value-type="string">
            <text:p><text:a xlink:href="https://services.wake.gov/realestate/Photo.asp?id=047962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OSELEY, CHARLES H JR TRUSTEE; MOSELEY, CATHERINE R TRUSTEE</text:p>
          </table:table-cell>
          <table:table-cell office:value-type="string" calcext:value-type="string">
            <text:p>1576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79603" xlink:type="simple">0479603</text:a></text:p>
          </table:table-cell>
          <table:table-cell office:value-type="string" calcext:value-type="string">
            <text:p><text:a xlink:href="https://services.wake.gov/realestate/Photo.asp?id=047960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GRADEN, ELLEN COLLIE</text:p>
          </table:table-cell>
          <table:table-cell office:value-type="string" calcext:value-type="string">
            <text:p>1692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79620" xlink:type="simple">0479620</text:a></text:p>
          </table:table-cell>
          <table:table-cell office:value-type="string" calcext:value-type="string">
            <text:p><text:a xlink:href="https://services.wake.gov/realestate/Photo.asp?id=047962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BOYCE, SAMUEL A &amp; DIXIE B</text:p>
          </table:table-cell>
          <table:table-cell office:value-type="string" calcext:value-type="string">
            <text:p>1217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<text:a xlink:href="http://services.wakegov.com/realestate/Account.asp?id=0479628" xlink:type="simple">0479628</text:a></text:p>
          </table:table-cell>
          <table:table-cell office:value-type="string" calcext:value-type="string">
            <text:p><text:a xlink:href="https://services.wake.gov/realestate/Photo.asp?id=047962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ESTIMT, WILLIAM &amp; LINDA H</text:p>
          </table:table-cell>
          <table:table-cell office:value-type="string" calcext:value-type="string">
            <text:p>1692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79629" xlink:type="simple">0479629</text:a></text:p>
          </table:table-cell>
          <table:table-cell office:value-type="string" calcext:value-type="string">
            <text:p><text:a xlink:href="https://services.wake.gov/realestate/Photo.asp?id=047962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MINGIONE, VINCENT E JR &amp; BARBARA A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79605" xlink:type="simple">0479605</text:a></text:p>
          </table:table-cell>
          <table:table-cell office:value-type="string" calcext:value-type="string">
            <text:p><text:a xlink:href="https://services.wake.gov/realestate/Photo.asp?id=047960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RITTLING, JOYCE M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79617" xlink:type="simple">0479617</text:a></text:p>
          </table:table-cell>
          <table:table-cell office:value-type="string" calcext:value-type="string">
            <text:p><text:a xlink:href="https://services.wake.gov/realestate/Photo.asp?id=047961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ROSEN, SHEILA TRUSTEE; THE LEONARD I ROSEN AND SHEILA ROSE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79619" xlink:type="simple">0479619</text:a></text:p>
          </table:table-cell>
          <table:table-cell office:value-type="string" calcext:value-type="string">
            <text:p><text:a xlink:href="https://services.wake.gov/realestate/Photo.asp?id=047961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ILGENFRITZ, BURR D &amp; DIANE S</text:p>
          </table:table-cell>
          <table:table-cell office:value-type="string" calcext:value-type="string">
            <text:p>1576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79623" xlink:type="simple">0479623</text:a></text:p>
          </table:table-cell>
          <table:table-cell office:value-type="string" calcext:value-type="string">
            <text:p><text:a xlink:href="https://services.wake.gov/realestate/Photo.asp?id=047962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RIDEOUT, RICHARD &amp; CLARA</text:p>
          </table:table-cell>
          <table:table-cell office:value-type="string" calcext:value-type="string">
            <text:p>1895</text:p>
          </table:table-cell>
          <table:table-cell office:value-type="date" office:date-value="2020-10-23" calcext:value-type="date">
            <text:p>10/23/2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79599" xlink:type="simple">0479599</text:a></text:p>
          </table:table-cell>
          <table:table-cell office:value-type="string" calcext:value-type="string">
            <text:p><text:a xlink:href="https://services.wake.gov/realestate/Photo.asp?id=047959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RADFORD, GARLAND &amp; LEE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79600" xlink:type="simple">0479600</text:a></text:p>
          </table:table-cell>
          <table:table-cell office:value-type="string" calcext:value-type="string">
            <text:p><text:a xlink:href="https://services.wake.gov/realestate/Photo.asp?id=0479600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ILLIKAN, JOEL A &amp; BONNIE G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79613" xlink:type="simple">0479613</text:a></text:p>
          </table:table-cell>
          <table:table-cell office:value-type="string" calcext:value-type="string">
            <text:p><text:a xlink:href="https://services.wake.gov/realestate/Photo.asp?id=0479613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VANDER GRIEND, WARD MARIUS TRUSTEE; MEANS, PAMELA COLLEEN TRUSTEE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79614" xlink:type="simple">0479614</text:a></text:p>
          </table:table-cell>
          <table:table-cell office:value-type="string" calcext:value-type="string">
            <text:p><text:a xlink:href="https://services.wake.gov/realestate/Photo.asp?id=047961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APPLE, JULIETTA BEELER TRUSTEE; TRUSTEE OF JULIETTA BEELER APPLE FA</text:p>
          </table:table-cell>
          <table:table-cell office:value-type="string" calcext:value-type="string">
            <text:p>1217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<text:a xlink:href="http://services.wakegov.com/realestate/Account.asp?id=0479615" xlink:type="simple">0479615</text:a></text:p>
          </table:table-cell>
          <table:table-cell office:value-type="string" calcext:value-type="string">
            <text:p><text:a xlink:href="https://services.wake.gov/realestate/Photo.asp?id=0479615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ERNSTEIN, CAROL SUE TRUSTEE; TRUSTEE OF CAROL SUE BERNSTEIN DECL</text:p>
          </table:table-cell>
          <table:table-cell office:value-type="string" calcext:value-type="string">
            <text:p>1242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<text:a xlink:href="http://services.wakegov.com/realestate/Account.asp?id=0479621" xlink:type="simple">0479621</text:a></text:p>
          </table:table-cell>
          <table:table-cell office:value-type="string" calcext:value-type="string">
            <text:p><text:a xlink:href="https://services.wake.gov/realestate/Photo.asp?id=047962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MOFFETT, RICHARD &amp; DONNA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79627" xlink:type="simple">0479627</text:a></text:p>
          </table:table-cell>
          <table:table-cell office:value-type="string" calcext:value-type="string">
            <text:p><text:a xlink:href="https://services.wake.gov/realestate/Photo.asp?id=0479627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GULLY, STEWART E &amp; ELEANOR B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79601" xlink:type="simple">0479601</text:a></text:p>
          </table:table-cell>
          <table:table-cell office:value-type="string" calcext:value-type="string">
            <text:p><text:a xlink:href="https://services.wake.gov/realestate/Photo.asp?id=0479601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LEGGE, CAROLYN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79602" xlink:type="simple">0479602</text:a></text:p>
          </table:table-cell>
          <table:table-cell office:value-type="string" calcext:value-type="string">
            <text:p><text:a xlink:href="https://services.wake.gov/realestate/Photo.asp?id=0479602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DAVIS, JUDITH R</text:p>
          </table:table-cell>
          <table:table-cell office:value-type="string" calcext:value-type="string">
            <text:p>1287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79606" xlink:type="simple">0479606</text:a></text:p>
          </table:table-cell>
          <table:table-cell office:value-type="string" calcext:value-type="string">
            <text:p><text:a xlink:href="https://services.wake.gov/realestate/Photo.asp?id=0479606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NORDMEYER HOPE, SHARON A TRUSTEE; TRUSTEE OF SHARON ANN HOPE TRUST</text:p>
          </table:table-cell>
          <table:table-cell office:value-type="string" calcext:value-type="string">
            <text:p>1242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<text:a xlink:href="http://services.wakegov.com/realestate/Account.asp?id=0479608" xlink:type="simple">0479608</text:a></text:p>
          </table:table-cell>
          <table:table-cell office:value-type="string" calcext:value-type="string">
            <text:p><text:a xlink:href="https://services.wake.gov/realestate/Photo.asp?id=0479608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MMER, ROBERT A &amp; CAROL JOAN</text:p>
          </table:table-cell>
          <table:table-cell office:value-type="string" calcext:value-type="string">
            <text:p>1895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79609" xlink:type="simple">0479609</text:a></text:p>
          </table:table-cell>
          <table:table-cell office:value-type="string" calcext:value-type="string">
            <text:p><text:a xlink:href="https://services.wake.gov/realestate/Photo.asp?id=0479609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MACFADYEN, ALEXANDER &amp; CAROLYN L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79624" xlink:type="simple">0479624</text:a></text:p>
          </table:table-cell>
          <table:table-cell office:value-type="string" calcext:value-type="string">
            <text:p><text:a xlink:href="https://services.wake.gov/realestate/Photo.asp?id=0479624" xlink:type="simple">photo</text:a></text:p>
          </table:table-cell>
          <table:table-cell office:value-type="string" calcext:value-type="string">
            <text:p>CYPRESS LAKES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1203</text:p>
          </table:table-cell>
          <table:table-cell office:value-type="date" office:date-value="2007-04-25" calcext:value-type="date">
            <text:p>04/25/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79611" xlink:type="simple">0479611</text:a></text:p>
          </table:table-cell>
          <table:table-cell office:value-type="string" calcext:value-type="string">
            <text:p><text:a xlink:href="https://services.wake.gov/realestate/Photo.asp?id=0479611" xlink:type="simple">photo</text:a></text:p>
          </table:table-cell>
          <table:table-cell office:value-type="string" calcext:value-type="string">
            <text:p>CYPRESS LAKES</text:p>
          </table:table-cell>
        </table:table-row>
      </table:table>
      <table:table table:name="cottages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ce1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st_num</text:p>
          </table:table-cell>
          <table:table-cell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st_nam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/>
        </table:table-row>
        <table:table-row table:style-name="ro1">
          <table:table-cell office:value-type="string" calcext:value-type="string">
            <text:p>8602</text:p>
          </table:table-cell>
          <table:table-cell/>
          <table:table-cell office:value-type="string" calcext:value-type="string">
            <text:p>ROBINSON, JAMES C &amp; DANA GAINES</text:p>
          </table:table-cell>
          <table:table-cell office:value-type="string" calcext:value-type="string">
            <text:p>2563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774000</text:p>
          </table:table-cell>
          <table:table-cell office:value-type="string" calcext:value-type="string">
            <text:p>838730</text:p>
          </table:table-cell>
          <table:table-cell office:value-type="string" calcext:value-type="string">
            <text:p><text:a xlink:href="http://services.wakegov.com/realestate/Account.asp?id=0409706" xlink:type="simple">0409706</text:a></text:p>
          </table:table-cell>
          <table:table-cell office:value-type="string" calcext:value-type="string">
            <text:p><text:a xlink:href="https://services.wake.gov/realestate/Photo.asp?id=0409706" xlink:type="simple">photo</text:a></text:p>
          </table:table-cell>
          <table:table-cell office:value-type="string" calcext:value-type="string">
            <text:p>CYPRESS LAKES</text:p>
          </table:table-cell>
          <table:table-cell/>
        </table:table-row>
        <table:table-row table:style-name="ro1">
          <table:table-cell office:value-type="string" calcext:value-type="string">
            <text:p>8604</text:p>
          </table:table-cell>
          <table:table-cell/>
          <table:table-cell office:value-type="string" calcext:value-type="string">
            <text:p>POTTER, LARRY D &amp; BARBARA L</text:p>
          </table:table-cell>
          <table:table-cell office:value-type="string" calcext:value-type="string">
            <text:p>2626</text:p>
          </table:table-cell>
          <table:table-cell office:value-type="date" office:date-value="2020-10-09" calcext:value-type="date">
            <text:p>10/09/20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833635</text:p>
          </table:table-cell>
          <table:table-cell office:value-type="string" calcext:value-type="string">
            <text:p><text:a xlink:href="http://services.wakegov.com/realestate/Account.asp?id=0409705" xlink:type="simple">0409705</text:a></text:p>
          </table:table-cell>
          <table:table-cell office:value-type="string" calcext:value-type="string">
            <text:p><text:a xlink:href="https://services.wake.gov/realestate/Photo.asp?id=0409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Magnolia</text:p>
          </table:table-cell>
        </table:table-row>
        <table:table-row table:style-name="ro1">
          <table:table-cell office:value-type="string" calcext:value-type="string">
            <text:p>8606</text:p>
          </table:table-cell>
          <table:table-cell/>
          <table:table-cell office:value-type="string" calcext:value-type="string">
            <text:p>CHRISTENSEN, GARY M &amp; ANNE I</text:p>
          </table:table-cell>
          <table:table-cell office:value-type="string" calcext:value-type="string">
            <text:p>3360</text:p>
          </table:table-cell>
          <table:table-cell office:value-type="date" office:date-value="2023-04-21" calcext:value-type="date">
            <text:p>04/21/23</text:p>
          </table:table-cell>
          <table:table-cell office:value-type="string" calcext:value-type="string">
            <text:p>1710000</text:p>
          </table:table-cell>
          <table:table-cell office:value-type="string" calcext:value-type="string">
            <text:p>1053962</text:p>
          </table:table-cell>
          <table:table-cell office:value-type="string" calcext:value-type="string">
            <text:p><text:a xlink:href="http://services.wakegov.com/realestate/Account.asp?id=0404205" xlink:type="simple">0404205</text:a></text:p>
          </table:table-cell>
          <table:table-cell office:value-type="string" calcext:value-type="string">
            <text:p><text:a xlink:href="https://services.wake.gov/realestate/Photo.asp?id=0404205" xlink:type="simple">photo</text:a></text:p>
          </table:table-cell>
          <table:table-cell office:value-type="string" calcext:value-type="string">
            <text:p>CYPRESS LAKES</text:p>
          </table:table-cell>
          <table:table-cell/>
        </table:table-row>
        <table:table-row table:style-name="ro1">
          <table:table-cell office:value-type="string" calcext:value-type="string">
            <text:p>8701</text:p>
          </table:table-cell>
          <table:table-cell/>
          <table:table-cell office:value-type="string" calcext:value-type="string">
            <text:p>NIVISON, ARTHUR E &amp; GEORGIA W</text:p>
          </table:table-cell>
          <table:table-cell office:value-type="string" calcext:value-type="string">
            <text:p>3684</text:p>
          </table:table-cell>
          <table:table-cell office:value-type="date" office:date-value="2008-11-05" calcext:value-type="date">
            <text:p>11/05/08</text:p>
          </table:table-cell>
          <table:table-cell office:value-type="string" calcext:value-type="string">
            <text:p>770000</text:p>
          </table:table-cell>
          <table:table-cell office:value-type="string" calcext:value-type="string">
            <text:p>1102757</text:p>
          </table:table-cell>
          <table:table-cell office:value-type="string" calcext:value-type="string">
            <text:p><text:a xlink:href="http://services.wakegov.com/realestate/Account.asp?id=0403348" xlink:type="simple">0403348</text:a></text:p>
          </table:table-cell>
          <table:table-cell office:value-type="string" calcext:value-type="string">
            <text:p><text:a xlink:href="https://services.wake.gov/realestate/Photo.asp?id=0403348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03</text:p>
          </table:table-cell>
          <table:table-cell/>
          <table:table-cell office:value-type="string" calcext:value-type="string">
            <text:p>RHODES, JOHN F &amp; RUTH Y</text:p>
          </table:table-cell>
          <table:table-cell office:value-type="string" calcext:value-type="string">
            <text:p>2318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775287</text:p>
          </table:table-cell>
          <table:table-cell office:value-type="string" calcext:value-type="string">
            <text:p><text:a xlink:href="http://services.wakegov.com/realestate/Account.asp?id=0403347" xlink:type="simple">0403347</text:a></text:p>
          </table:table-cell>
          <table:table-cell office:value-type="string" calcext:value-type="string">
            <text:p><text:a xlink:href="https://services.wake.gov/realestate/Photo.asp?id=0403347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05</text:p>
          </table:table-cell>
          <table:table-cell/>
          <table:table-cell office:value-type="string" calcext:value-type="string">
            <text:p>WADDELL, EVANS &amp; LINDA L BAKER</text:p>
          </table:table-cell>
          <table:table-cell office:value-type="string" calcext:value-type="string">
            <text:p>3010</text:p>
          </table:table-cell>
          <table:table-cell office:value-type="date" office:date-value="2017-12-29" calcext:value-type="date">
            <text:p>12/29/17</text:p>
          </table:table-cell>
          <table:table-cell office:value-type="string" calcext:value-type="string">
            <text:p>891000</text:p>
          </table:table-cell>
          <table:table-cell office:value-type="string" calcext:value-type="string">
            <text:p>950574</text:p>
          </table:table-cell>
          <table:table-cell office:value-type="string" calcext:value-type="string">
            <text:p><text:a xlink:href="http://services.wakegov.com/realestate/Account.asp?id=0403346" xlink:type="simple">0403346</text:a></text:p>
          </table:table-cell>
          <table:table-cell office:value-type="string" calcext:value-type="string">
            <text:p><text:a xlink:href="https://services.wake.gov/realestate/Photo.asp?id=0403346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07</text:p>
          </table:table-cell>
          <table:table-cell/>
          <table:table-cell office:value-type="string" calcext:value-type="string">
            <text:p>HERLIHY, SYLVESTER D &amp; MARTHA M</text:p>
          </table:table-cell>
          <table:table-cell office:value-type="string" calcext:value-type="string">
            <text:p>2890</text:p>
          </table:table-cell>
          <table:table-cell office:value-type="date" office:date-value="2013-08-21" calcext:value-type="date">
            <text:p>08/21/13</text:p>
          </table:table-cell>
          <table:table-cell office:value-type="string" calcext:value-type="string">
            <text:p>868500</text:p>
          </table:table-cell>
          <table:table-cell office:value-type="string" calcext:value-type="string">
            <text:p>925935</text:p>
          </table:table-cell>
          <table:table-cell office:value-type="string" calcext:value-type="string">
            <text:p><text:a xlink:href="http://services.wakegov.com/realestate/Account.asp?id=0403345" xlink:type="simple">0403345</text:a></text:p>
          </table:table-cell>
          <table:table-cell office:value-type="string" calcext:value-type="string">
            <text:p><text:a xlink:href="https://services.wake.gov/realestate/Photo.asp?id=0403345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09</text:p>
          </table:table-cell>
          <table:table-cell/>
          <table:table-cell office:value-type="string" calcext:value-type="string">
            <text:p>GREEN, ROBERT L</text:p>
          </table:table-cell>
          <table:table-cell office:value-type="string" calcext:value-type="string">
            <text:p>2672</text:p>
          </table:table-cell>
          <table:table-cell office:value-type="date" office:date-value="2019-04-06" calcext:value-type="date">
            <text:p>04/06/19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864863</text:p>
          </table:table-cell>
          <table:table-cell office:value-type="string" calcext:value-type="string">
            <text:p><text:a xlink:href="http://services.wakegov.com/realestate/Account.asp?id=0403344" xlink:type="simple">0403344</text:a></text:p>
          </table:table-cell>
          <table:table-cell office:value-type="string" calcext:value-type="string">
            <text:p><text:a xlink:href="https://services.wake.gov/realestate/Photo.asp?id=0403344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10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11</text:p>
          </table:table-cell>
          <table:table-cell/>
          <table:table-cell office:value-type="string" calcext:value-type="string">
            <text:p>MILES, JAMES E &amp; GAY CHANDLER</text:p>
          </table:table-cell>
          <table:table-cell office:value-type="string" calcext:value-type="string">
            <text:p>2832</text:p>
          </table:table-cell>
          <table:table-cell office:value-type="date" office:date-value="2022-02-04" calcext:value-type="date">
            <text:p>02/04/22</text:p>
          </table:table-cell>
          <table:table-cell office:value-type="string" calcext:value-type="string">
            <text:p>1341000</text:p>
          </table:table-cell>
          <table:table-cell office:value-type="string" calcext:value-type="string">
            <text:p>908576</text:p>
          </table:table-cell>
          <table:table-cell office:value-type="string" calcext:value-type="string">
            <text:p><text:a xlink:href="http://services.wakegov.com/realestate/Account.asp?id=0403343" xlink:type="simple">0403343</text:a></text:p>
          </table:table-cell>
          <table:table-cell office:value-type="string" calcext:value-type="string">
            <text:p><text:a xlink:href="https://services.wake.gov/realestate/Photo.asp?id=0403343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13</text:p>
          </table:table-cell>
          <table:table-cell/>
          <table:table-cell office:value-type="string" calcext:value-type="string">
            <text:p>WILSNACK, JULIE S</text:p>
          </table:table-cell>
          <table:table-cell office:value-type="string" calcext:value-type="string">
            <text:p>3373</text:p>
          </table:table-cell>
          <table:table-cell office:value-type="date" office:date-value="2014-01-08" calcext:value-type="date">
            <text:p>01/08/14</text:p>
          </table:table-cell>
          <table:table-cell office:value-type="string" calcext:value-type="string">
            <text:p>986000</text:p>
          </table:table-cell>
          <table:table-cell office:value-type="string" calcext:value-type="string">
            <text:p>1030092</text:p>
          </table:table-cell>
          <table:table-cell office:value-type="string" calcext:value-type="string">
            <text:p><text:a xlink:href="http://services.wakegov.com/realestate/Account.asp?id=0403342" xlink:type="simple">0403342</text:a></text:p>
          </table:table-cell>
          <table:table-cell office:value-type="string" calcext:value-type="string">
            <text:p><text:a xlink:href="https://services.wake.gov/realestate/Photo.asp?id=0403342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14</text:p>
          </table:table-cell>
          <table:table-cell/>
          <table:table-cell office:value-type="string" calcext:value-type="string">
            <text:p>HSF RALEIGH LLC</text:p>
          </table:table-cell>
          <table:table-cell office:value-type="string" calcext:value-type="string">
            <text:p>2645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923143</text:p>
          </table:table-cell>
          <table:table-cell office:value-type="string" calcext:value-type="string">
            <text:p><text:a xlink:href="http://services.wakegov.com/realestate/Account.asp?id=0403333" xlink:type="simple">0403333</text:a></text:p>
          </table:table-cell>
          <table:table-cell office:value-type="string" calcext:value-type="string">
            <text:p><text:a xlink:href="https://services.wake.gov/realestate/Photo.asp?id=0403333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16</text:p>
          </table:table-cell>
          <table:table-cell/>
          <table:table-cell office:value-type="string" calcext:value-type="string">
            <text:p>STANKARD, PETER A /TR; STANKARD, JOHN A /TR</text:p>
          </table:table-cell>
          <table:table-cell office:value-type="string" calcext:value-type="string">
            <text:p>2813</text:p>
          </table:table-cell>
          <table:table-cell office:value-type="date" office:date-value="2012-12-11" calcext:value-type="date">
            <text:p>12/11/12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896144</text:p>
          </table:table-cell>
          <table:table-cell office:value-type="string" calcext:value-type="string">
            <text:p><text:a xlink:href="http://services.wakegov.com/realestate/Account.asp?id=0403332" xlink:type="simple">0403332</text:a></text:p>
          </table:table-cell>
          <table:table-cell office:value-type="string" calcext:value-type="string">
            <text:p><text:a xlink:href="https://services.wake.gov/realestate/Photo.asp?id=0403332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18</text:p>
          </table:table-cell>
          <table:table-cell/>
          <table:table-cell office:value-type="string" calcext:value-type="string">
            <text:p>DISBROW, CLIFFORD H &amp; SHEILA RYAN</text:p>
          </table:table-cell>
          <table:table-cell office:value-type="string" calcext:value-type="string">
            <text:p>2317</text:p>
          </table:table-cell>
          <table:table-cell office:value-type="date" office:date-value="2019-09-27" calcext:value-type="date">
            <text:p>09/27/19</text:p>
          </table:table-cell>
          <table:table-cell office:value-type="string" calcext:value-type="string">
            <text:p>963000</text:p>
          </table:table-cell>
          <table:table-cell office:value-type="string" calcext:value-type="string">
            <text:p>960674</text:p>
          </table:table-cell>
          <table:table-cell office:value-type="string" calcext:value-type="string">
            <text:p><text:a xlink:href="http://services.wakegov.com/realestate/Account.asp?id=0403331" xlink:type="simple">0403331</text:a></text:p>
          </table:table-cell>
          <table:table-cell office:value-type="string" calcext:value-type="string">
            <text:p><text:a xlink:href="https://services.wake.gov/realestate/Photo.asp?id=0403331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20</text:p>
          </table:table-cell>
          <table:table-cell/>
          <table:table-cell office:value-type="string" calcext:value-type="string">
            <text:p>MAINS, RAYMOND D &amp; MARILYNN R</text:p>
          </table:table-cell>
          <table:table-cell office:value-type="string" calcext:value-type="string">
            <text:p>3850</text:p>
          </table:table-cell>
          <table:table-cell office:value-type="date" office:date-value="2019-04-18" calcext:value-type="date">
            <text:p>04/18/19</text:p>
          </table:table-cell>
          <table:table-cell office:value-type="string" calcext:value-type="string">
            <text:p>1166000</text:p>
          </table:table-cell>
          <table:table-cell office:value-type="string" calcext:value-type="string">
            <text:p>1143041</text:p>
          </table:table-cell>
          <table:table-cell office:value-type="string" calcext:value-type="string">
            <text:p><text:a xlink:href="http://services.wakegov.com/realestate/Account.asp?id=0403330" xlink:type="simple">0403330</text:a></text:p>
          </table:table-cell>
          <table:table-cell office:value-type="string" calcext:value-type="string">
            <text:p><text:a xlink:href="https://services.wake.gov/realestate/Photo.asp?id=0403330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22</text:p>
          </table:table-cell>
          <table:table-cell/>
          <table:table-cell office:value-type="string" calcext:value-type="string">
            <text:p>STIEFEL, CHARLES W &amp; DANEEN</text:p>
          </table:table-cell>
          <table:table-cell office:value-type="string" calcext:value-type="string">
            <text:p>2471</text:p>
          </table:table-cell>
          <table:table-cell office:value-type="date" office:date-value="2022-12-06" calcext:value-type="date">
            <text:p>12/06/22</text:p>
          </table:table-cell>
          <table:table-cell office:value-type="string" calcext:value-type="string">
            <text:p>1620000</text:p>
          </table:table-cell>
          <table:table-cell office:value-type="string" calcext:value-type="string">
            <text:p>810065</text:p>
          </table:table-cell>
          <table:table-cell office:value-type="string" calcext:value-type="string">
            <text:p><text:a xlink:href="http://services.wakegov.com/realestate/Account.asp?id=0403329" xlink:type="simple">0403329</text:a></text:p>
          </table:table-cell>
          <table:table-cell office:value-type="string" calcext:value-type="string">
            <text:p><text:a xlink:href="https://services.wake.gov/realestate/Photo.asp?id=0403329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23</text:p>
          </table:table-cell>
          <table:table-cell/>
          <table:table-cell office:value-type="string" calcext:value-type="string">
            <text:p>SPENCER, WILLIAM HALL III; SPENCER, ANN LONG</text:p>
          </table:table-cell>
          <table:table-cell office:value-type="string" calcext:value-type="string">
            <text:p>2221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51373</text:p>
          </table:table-cell>
          <table:table-cell office:value-type="string" calcext:value-type="string">
            <text:p><text:a xlink:href="http://services.wakegov.com/realestate/Account.asp?id=0403341" xlink:type="simple">0403341</text:a></text:p>
          </table:table-cell>
          <table:table-cell office:value-type="string" calcext:value-type="string">
            <text:p><text:a xlink:href="https://services.wake.gov/realestate/Photo.asp?id=0403341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24</text:p>
          </table:table-cell>
          <table:table-cell/>
          <table:table-cell office:value-type="string" calcext:value-type="string">
            <text:p>DASCOMBE, HERBERT W &amp; MARY E</text:p>
          </table:table-cell>
          <table:table-cell office:value-type="string" calcext:value-type="string">
            <text:p>2355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85596</text:p>
          </table:table-cell>
          <table:table-cell office:value-type="string" calcext:value-type="string">
            <text:p><text:a xlink:href="http://services.wakegov.com/realestate/Account.asp?id=0403328" xlink:type="simple">0403328</text:a></text:p>
          </table:table-cell>
          <table:table-cell office:value-type="string" calcext:value-type="string">
            <text:p><text:a xlink:href="https://services.wake.gov/realestate/Photo.asp?id=0403328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26</text:p>
          </table:table-cell>
          <table:table-cell/>
          <table:table-cell office:value-type="string" calcext:value-type="string">
            <text:p>HAILE, DONALD A &amp; MARY M</text:p>
          </table:table-cell>
          <table:table-cell office:value-type="string" calcext:value-type="string">
            <text:p>2914</text:p>
          </table:table-cell>
          <table:table-cell office:value-type="date" office:date-value="2020-10-01" calcext:value-type="date">
            <text:p>10/01/20</text:p>
          </table:table-cell>
          <table:table-cell office:value-type="string" calcext:value-type="string">
            <text:p>1035000</text:p>
          </table:table-cell>
          <table:table-cell office:value-type="string" calcext:value-type="string">
            <text:p>895539</text:p>
          </table:table-cell>
          <table:table-cell office:value-type="string" calcext:value-type="string">
            <text:p><text:a xlink:href="http://services.wakegov.com/realestate/Account.asp?id=0403327" xlink:type="simple">0403327</text:a></text:p>
          </table:table-cell>
          <table:table-cell office:value-type="string" calcext:value-type="string">
            <text:p><text:a xlink:href="https://services.wake.gov/realestate/Photo.asp?id=0403327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27</text:p>
          </table:table-cell>
          <table:table-cell/>
          <table:table-cell office:value-type="string" calcext:value-type="string">
            <text:p>SHAVER VILLANOVA LLC</text:p>
          </table:table-cell>
          <table:table-cell office:value-type="string" calcext:value-type="string">
            <text:p>3196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878000</text:p>
          </table:table-cell>
          <table:table-cell office:value-type="string" calcext:value-type="string">
            <text:p>952089</text:p>
          </table:table-cell>
          <table:table-cell office:value-type="string" calcext:value-type="string">
            <text:p><text:a xlink:href="http://services.wakegov.com/realestate/Account.asp?id=0403340" xlink:type="simple">0403340</text:a></text:p>
          </table:table-cell>
          <table:table-cell office:value-type="string" calcext:value-type="string">
            <text:p><text:a xlink:href="https://services.wake.gov/realestate/Photo.asp?id=0403340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28</text:p>
          </table:table-cell>
          <table:table-cell/>
          <table:table-cell office:value-type="string" calcext:value-type="string">
            <text:p>ETHRIDGE, DANA J TRUSTEE; DANA J ETHRIDGE REVOCABLE TRUST</text:p>
          </table:table-cell>
          <table:table-cell office:value-type="string" calcext:value-type="string">
            <text:p>2561</text:p>
          </table:table-cell>
          <table:table-cell office:value-type="date" office:date-value="2020-09-09" calcext:value-type="date">
            <text:p>09/09/20</text:p>
          </table:table-cell>
          <table:table-cell office:value-type="string" calcext:value-type="string">
            <text:p>810000</text:p>
          </table:table-cell>
          <table:table-cell office:value-type="string" calcext:value-type="string">
            <text:p>852706</text:p>
          </table:table-cell>
          <table:table-cell office:value-type="string" calcext:value-type="string">
            <text:p><text:a xlink:href="http://services.wakegov.com/realestate/Account.asp?id=0403326" xlink:type="simple">0403326</text:a></text:p>
          </table:table-cell>
          <table:table-cell office:value-type="string" calcext:value-type="string">
            <text:p><text:a xlink:href="https://services.wake.gov/realestate/Photo.asp?id=0403326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29</text:p>
          </table:table-cell>
          <table:table-cell/>
          <table:table-cell office:value-type="string" calcext:value-type="string">
            <text:p>KLAUDA, HARRY C &amp; KATHERINE A</text:p>
          </table:table-cell>
          <table:table-cell office:value-type="string" calcext:value-type="string">
            <text:p>3568</text:p>
          </table:table-cell>
          <table:table-cell office:value-type="date" office:date-value="2022-06-22" calcext:value-type="date">
            <text:p>06/22/22</text:p>
          </table:table-cell>
          <table:table-cell office:value-type="string" calcext:value-type="string">
            <text:p>1251000</text:p>
          </table:table-cell>
          <table:table-cell office:value-type="string" calcext:value-type="string">
            <text:p>1081940</text:p>
          </table:table-cell>
          <table:table-cell office:value-type="string" calcext:value-type="string">
            <text:p><text:a xlink:href="http://services.wakegov.com/realestate/Account.asp?id=0403339" xlink:type="simple">0403339</text:a></text:p>
          </table:table-cell>
          <table:table-cell office:value-type="string" calcext:value-type="string">
            <text:p><text:a xlink:href="https://services.wake.gov/realestate/Photo.asp?id=0403339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30</text:p>
          </table:table-cell>
          <table:table-cell/>
          <table:table-cell office:value-type="string" calcext:value-type="string">
            <text:p>HARROD, KEITH &amp; ALICE</text:p>
          </table:table-cell>
          <table:table-cell office:value-type="string" calcext:value-type="string">
            <text:p>3167</text:p>
          </table:table-cell>
          <table:table-cell office:value-type="date" office:date-value="2019-09-24" calcext:value-type="date">
            <text:p>09/24/19</text:p>
          </table:table-cell>
          <table:table-cell office:value-type="string" calcext:value-type="string">
            <text:p>1215000</text:p>
          </table:table-cell>
          <table:table-cell office:value-type="string" calcext:value-type="string">
            <text:p>1214459</text:p>
          </table:table-cell>
          <table:table-cell office:value-type="string" calcext:value-type="string">
            <text:p><text:a xlink:href="http://services.wakegov.com/realestate/Account.asp?id=0403325" xlink:type="simple">0403325</text:a></text:p>
          </table:table-cell>
          <table:table-cell office:value-type="string" calcext:value-type="string">
            <text:p><text:a xlink:href="https://services.wake.gov/realestate/Photo.asp?id=0403325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31</text:p>
          </table:table-cell>
          <table:table-cell/>
          <table:table-cell office:value-type="string" calcext:value-type="string">
            <text:p>MILLER, RAYMOND ANDREW III; MILLER, LOUISE ANNE</text:p>
          </table:table-cell>
          <table:table-cell office:value-type="string" calcext:value-type="string">
            <text:p>2742</text:p>
          </table:table-cell>
          <table:table-cell office:value-type="date" office:date-value="2021-01-15" calcext:value-type="date">
            <text:p>01/15/21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853640</text:p>
          </table:table-cell>
          <table:table-cell office:value-type="string" calcext:value-type="string">
            <text:p><text:a xlink:href="http://services.wakegov.com/realestate/Account.asp?id=0403338" xlink:type="simple">0403338</text:a></text:p>
          </table:table-cell>
          <table:table-cell office:value-type="string" calcext:value-type="string">
            <text:p><text:a xlink:href="https://services.wake.gov/realestate/Photo.asp?id=0403338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32</text:p>
          </table:table-cell>
          <table:table-cell/>
          <table:table-cell office:value-type="string" calcext:value-type="string">
            <text:p>FAXON, KURT &amp; ANNE</text:p>
          </table:table-cell>
          <table:table-cell office:value-type="string" calcext:value-type="string">
            <text:p>3403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842000</text:p>
          </table:table-cell>
          <table:table-cell office:value-type="string" calcext:value-type="string">
            <text:p>948284</text:p>
          </table:table-cell>
          <table:table-cell office:value-type="string" calcext:value-type="string">
            <text:p><text:a xlink:href="http://services.wakegov.com/realestate/Account.asp?id=0403324" xlink:type="simple">0403324</text:a></text:p>
          </table:table-cell>
          <table:table-cell office:value-type="string" calcext:value-type="string">
            <text:p><text:a xlink:href="https://services.wake.gov/realestate/Photo.asp?id=0403324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33</text:p>
          </table:table-cell>
          <table:table-cell/>
          <table:table-cell office:value-type="string" calcext:value-type="string">
            <text:p>SANDMAN, MICHAEL G; SANDMAN, ANDREW K</text:p>
          </table:table-cell>
          <table:table-cell office:value-type="string" calcext:value-type="string">
            <text:p>4074</text:p>
          </table:table-cell>
          <table:table-cell office:value-type="date" office:date-value="2012-12-20" calcext:value-type="date">
            <text:p>12/20/12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232152</text:p>
          </table:table-cell>
          <table:table-cell office:value-type="string" calcext:value-type="string">
            <text:p><text:a xlink:href="http://services.wakegov.com/realestate/Account.asp?id=0403337" xlink:type="simple">0403337</text:a></text:p>
          </table:table-cell>
          <table:table-cell office:value-type="string" calcext:value-type="string">
            <text:p><text:a xlink:href="https://services.wake.gov/realestate/Photo.asp?id=0403337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34</text:p>
          </table:table-cell>
          <table:table-cell/>
          <table:table-cell office:value-type="string" calcext:value-type="string">
            <text:p>SLEY, RONALD K. &amp; EMILY A.</text:p>
          </table:table-cell>
          <table:table-cell office:value-type="string" calcext:value-type="string">
            <text:p>2716</text:p>
          </table:table-cell>
          <table:table-cell office:value-type="date" office:date-value="2014-04-28" calcext:value-type="date">
            <text:p>04/28/14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872280</text:p>
          </table:table-cell>
          <table:table-cell office:value-type="string" calcext:value-type="string">
            <text:p><text:a xlink:href="http://services.wakegov.com/realestate/Account.asp?id=0403323" xlink:type="simple">0403323</text:a></text:p>
          </table:table-cell>
          <table:table-cell office:value-type="string" calcext:value-type="string">
            <text:p><text:a xlink:href="https://services.wake.gov/realestate/Photo.asp?id=0403323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35</text:p>
          </table:table-cell>
          <table:table-cell/>
          <table:table-cell office:value-type="string" calcext:value-type="string">
            <text:p>KEISER, EDWIN C &amp; MILDRED W</text:p>
          </table:table-cell>
          <table:table-cell office:value-type="string" calcext:value-type="string">
            <text:p>2365</text:p>
          </table:table-cell>
          <table:table-cell office:value-type="date" office:date-value="2008-09-25" calcext:value-type="date">
            <text:p>09/25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89684</text:p>
          </table:table-cell>
          <table:table-cell office:value-type="string" calcext:value-type="string">
            <text:p><text:a xlink:href="http://services.wakegov.com/realestate/Account.asp?id=0403336" xlink:type="simple">0403336</text:a></text:p>
          </table:table-cell>
          <table:table-cell office:value-type="string" calcext:value-type="string">
            <text:p><text:a xlink:href="https://services.wake.gov/realestate/Photo.asp?id=0403336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36</text:p>
          </table:table-cell>
          <table:table-cell/>
          <table:table-cell office:value-type="string" calcext:value-type="string">
            <text:p>LAIRD, CLINTON S &amp; MARY LEE</text:p>
          </table:table-cell>
          <table:table-cell office:value-type="string" calcext:value-type="string">
            <text:p>2228</text:p>
          </table:table-cell>
          <table:table-cell office:value-type="date" office:date-value="2021-09-22" calcext:value-type="date">
            <text:p>09/22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745381</text:p>
          </table:table-cell>
          <table:table-cell office:value-type="string" calcext:value-type="string">
            <text:p><text:a xlink:href="http://services.wakegov.com/realestate/Account.asp?id=0403322" xlink:type="simple">0403322</text:a></text:p>
          </table:table-cell>
          <table:table-cell office:value-type="string" calcext:value-type="string">
            <text:p><text:a xlink:href="https://services.wake.gov/realestate/Photo.asp?id=0403322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38</text:p>
          </table:table-cell>
          <table:table-cell/>
          <table:table-cell office:value-type="string" calcext:value-type="string">
            <text:p>MARTIN, CHARLOTTE M</text:p>
          </table:table-cell>
          <table:table-cell office:value-type="string" calcext:value-type="string">
            <text:p>3662</text:p>
          </table:table-cell>
          <table:table-cell office:value-type="date" office:date-value="2009-02-12" calcext:value-type="date">
            <text:p>02/12/09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094507</text:p>
          </table:table-cell>
          <table:table-cell office:value-type="string" calcext:value-type="string">
            <text:p><text:a xlink:href="http://services.wakegov.com/realestate/Account.asp?id=0403321" xlink:type="simple">0403321</text:a></text:p>
          </table:table-cell>
          <table:table-cell office:value-type="string" calcext:value-type="string">
            <text:p><text:a xlink:href="https://services.wake.gov/realestate/Photo.asp?id=0403321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39</text:p>
          </table:table-cell>
          <table:table-cell/>
          <table:table-cell office:value-type="string" calcext:value-type="string">
            <text:p>RUSTIN, WILLIAM C JR; RUSTIN, MARY LOUISE L</text:p>
          </table:table-cell>
          <table:table-cell office:value-type="string" calcext:value-type="string">
            <text:p>2612</text:p>
          </table:table-cell>
          <table:table-cell office:value-type="date" office:date-value="2008-09-24" calcext:value-type="date">
            <text:p>09/24/08</text:p>
          </table:table-cell>
          <table:table-cell office:value-type="string" calcext:value-type="string">
            <text:p>702000</text:p>
          </table:table-cell>
          <table:table-cell office:value-type="string" calcext:value-type="string">
            <text:p>849239</text:p>
          </table:table-cell>
          <table:table-cell office:value-type="string" calcext:value-type="string">
            <text:p><text:a xlink:href="http://services.wakegov.com/realestate/Account.asp?id=0403335" xlink:type="simple">0403335</text:a></text:p>
          </table:table-cell>
          <table:table-cell office:value-type="string" calcext:value-type="string">
            <text:p><text:a xlink:href="https://services.wake.gov/realestate/Photo.asp?id=0403335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40</text:p>
          </table:table-cell>
          <table:table-cell/>
          <table:table-cell office:value-type="string" calcext:value-type="string">
            <text:p>BENJAMIN, JEAN</text:p>
          </table:table-cell>
          <table:table-cell office:value-type="string" calcext:value-type="string">
            <text:p>3486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850500</text:p>
          </table:table-cell>
          <table:table-cell office:value-type="string" calcext:value-type="string">
            <text:p>1045003</text:p>
          </table:table-cell>
          <table:table-cell office:value-type="string" calcext:value-type="string">
            <text:p><text:a xlink:href="http://services.wakegov.com/realestate/Account.asp?id=0403320" xlink:type="simple">0403320</text:a></text:p>
          </table:table-cell>
          <table:table-cell office:value-type="string" calcext:value-type="string">
            <text:p><text:a xlink:href="https://services.wake.gov/realestate/Photo.asp?id=0403320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41</text:p>
          </table:table-cell>
          <table:table-cell/>
          <table:table-cell office:value-type="string" calcext:value-type="string">
            <text:p>WEISS, RICHARD &amp; JANICE</text:p>
          </table:table-cell>
          <table:table-cell office:value-type="string" calcext:value-type="string">
            <text:p>2470</text:p>
          </table:table-cell>
          <table:table-cell office:value-type="date" office:date-value="2023-04-03" calcext:value-type="date">
            <text:p>04/03/23</text:p>
          </table:table-cell>
          <table:table-cell office:value-type="string" calcext:value-type="string">
            <text:p>1463000</text:p>
          </table:table-cell>
          <table:table-cell office:value-type="string" calcext:value-type="string">
            <text:p>808539</text:p>
          </table:table-cell>
          <table:table-cell office:value-type="string" calcext:value-type="string">
            <text:p><text:a xlink:href="http://services.wakegov.com/realestate/Account.asp?id=0403334" xlink:type="simple">0403334</text:a></text:p>
          </table:table-cell>
          <table:table-cell office:value-type="string" calcext:value-type="string">
            <text:p><text:a xlink:href="https://services.wake.gov/realestate/Photo.asp?id=040333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olly</text:p>
          </table:table-cell>
        </table:table-row>
        <table:table-row table:style-name="ro1">
          <table:table-cell office:value-type="string" calcext:value-type="string">
            <text:p>8742</text:p>
          </table:table-cell>
          <table:table-cell/>
          <table:table-cell office:value-type="string" calcext:value-type="string">
            <text:p>DAY, RICHARD C &amp; JEAN F</text:p>
          </table:table-cell>
          <table:table-cell office:value-type="string" calcext:value-type="string">
            <text:p>2566</text:p>
          </table:table-cell>
          <table:table-cell office:value-type="date" office:date-value="2013-12-02" calcext:value-type="date">
            <text:p>12/02/13</text:p>
          </table:table-cell>
          <table:table-cell office:value-type="string" calcext:value-type="string">
            <text:p>819000</text:p>
          </table:table-cell>
          <table:table-cell office:value-type="string" calcext:value-type="string">
            <text:p>836307</text:p>
          </table:table-cell>
          <table:table-cell office:value-type="string" calcext:value-type="string">
            <text:p><text:a xlink:href="http://services.wakegov.com/realestate/Account.asp?id=0403319" xlink:type="simple">0403319</text:a></text:p>
          </table:table-cell>
          <table:table-cell office:value-type="string" calcext:value-type="string">
            <text:p><text:a xlink:href="https://services.wake.gov/realestate/Photo.asp?id=0403319" xlink:type="simple">photo</text:a></text:p>
          </table:table-cell>
          <table:table-cell office:value-type="string" calcext:value-type="string">
            <text:p>CYPRESS CLUB</text:p>
          </table:table-cell>
          <table:table-cell/>
        </table:table-row>
        <table:table-row table:style-name="ro1">
          <table:table-cell office:value-type="string" calcext:value-type="string">
            <text:p>8744</text:p>
          </table:table-cell>
          <table:table-cell/>
          <table:table-cell office:value-type="string" calcext:value-type="string">
            <text:p>EASTERLE, ROBERT J &amp; LINDA R</text:p>
          </table:table-cell>
          <table:table-cell office:value-type="string" calcext:value-type="string">
            <text:p>3563</text:p>
          </table:table-cell>
          <table:table-cell office:value-type="date" office:date-value="2023-03-17" calcext:value-type="date">
            <text:p>03/17/23</text:p>
          </table:table-cell>
          <table:table-cell office:value-type="string" calcext:value-type="string">
            <text:p>1805000</text:p>
          </table:table-cell>
          <table:table-cell office:value-type="string" calcext:value-type="string">
            <text:p>1063695</text:p>
          </table:table-cell>
          <table:table-cell office:value-type="string" calcext:value-type="string">
            <text:p><text:a xlink:href="http://services.wakegov.com/realestate/Account.asp?id=0403318" xlink:type="simple">0403318</text:a></text:p>
          </table:table-cell>
          <table:table-cell office:value-type="string" calcext:value-type="string">
            <text:p><text:a xlink:href="https://services.wake.gov/realestate/Photo.asp?id=040331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Magnolia</text:p>
          </table:table-cell>
        </table:table-row>
        <table:table-row table:style-name="ro1">
          <table:table-cell office:value-type="string" calcext:value-type="string">
            <text:p>8800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/>
        </table:table-row>
        <table:table-row table:style-name="ro1">
          <table:table-cell office:value-type="string" calcext:value-type="string">
            <text:p>8801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/>
        </table:table-row>
        <table:table-row table:style-name="ro1">
          <table:table-cell office:value-type="string" calcext:value-type="string">
            <text:p>8806</text:p>
          </table:table-cell>
          <table:table-cell/>
          <table:table-cell office:value-type="string" calcext:value-type="string">
            <text:p>NORMAN, DANIEL W &amp; JANICE B</text:p>
          </table:table-cell>
          <table:table-cell office:value-type="string" calcext:value-type="string">
            <text:p>2997</text:p>
          </table:table-cell>
          <table:table-cell office:value-type="date" office:date-value="2021-09-10" calcext:value-type="date">
            <text:p>09/10/21</text:p>
          </table:table-cell>
          <table:table-cell office:value-type="string" calcext:value-type="string">
            <text:p>1260000</text:p>
          </table:table-cell>
          <table:table-cell office:value-type="string" calcext:value-type="string">
            <text:p>920377</text:p>
          </table:table-cell>
          <table:table-cell office:value-type="string" calcext:value-type="string">
            <text:p><text:a xlink:href="http://services.wakegov.com/realestate/Account.asp?id=0403317" xlink:type="simple">0403317</text:a></text:p>
          </table:table-cell>
          <table:table-cell office:value-type="string" calcext:value-type="string">
            <text:p><text:a xlink:href="https://services.wake.gov/realestate/Photo.asp?id=0403317" xlink:type="simple">photo</text:a></text:p>
          </table:table-cell>
          <table:table-cell office:value-type="string" calcext:value-type="string">
            <text:p>CYPRESS LAKES</text:p>
          </table:table-cell>
          <table:table-cell/>
        </table:table-row>
        <table:table-row table:style-name="ro1">
          <table:table-cell office:value-type="string" calcext:value-type="string">
            <text:p>8808</text:p>
          </table:table-cell>
          <table:table-cell/>
          <table:table-cell office:value-type="string" calcext:value-type="string">
            <text:p>GREENWAY, DENNIS C &amp; MARY LU</text:p>
          </table:table-cell>
          <table:table-cell office:value-type="string" calcext:value-type="string">
            <text:p>2954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1233000</text:p>
          </table:table-cell>
          <table:table-cell office:value-type="string" calcext:value-type="string">
            <text:p>895395</text:p>
          </table:table-cell>
          <table:table-cell office:value-type="string" calcext:value-type="string">
            <text:p><text:a xlink:href="http://services.wakegov.com/realestate/Account.asp?id=0403316" xlink:type="simple">0403316</text:a></text:p>
          </table:table-cell>
          <table:table-cell office:value-type="string" calcext:value-type="string">
            <text:p><text:a xlink:href="https://services.wake.gov/realestate/Photo.asp?id=0403316" xlink:type="simple">photo</text:a></text:p>
          </table:table-cell>
          <table:table-cell office:value-type="string" calcext:value-type="string">
            <text:p>CYPRESS LAKES</text:p>
          </table:table-cell>
          <table:table-cell/>
        </table:table-row>
        <table:table-row table:style-name="ro1">
          <table:table-cell office:value-type="string" calcext:value-type="string">
            <text:p>8810</text:p>
          </table:table-cell>
          <table:table-cell/>
          <table:table-cell office:value-type="string" calcext:value-type="string">
            <text:p>BRINLEY, THOMAS E SR &amp; MARIAN H</text:p>
          </table:table-cell>
          <table:table-cell office:value-type="string" calcext:value-type="string">
            <text:p>3165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896000</text:p>
          </table:table-cell>
          <table:table-cell office:value-type="string" calcext:value-type="string">
            <text:p>965217</text:p>
          </table:table-cell>
          <table:table-cell office:value-type="string" calcext:value-type="string">
            <text:p><text:a xlink:href="http://services.wakegov.com/realestate/Account.asp?id=0403315" xlink:type="simple">0403315</text:a></text:p>
          </table:table-cell>
          <table:table-cell office:value-type="string" calcext:value-type="string">
            <text:p><text:a xlink:href="https://services.wake.gov/realestate/Photo.asp?id=0403315" xlink:type="simple">photo</text:a></text:p>
          </table:table-cell>
          <table:table-cell office:value-type="string" calcext:value-type="string">
            <text:p>CYPRESS LAKES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/>
        </table:table-row>
      </table:table>
      <table:named-expressions/>
      <table:database-ranges>
        <table:database-range table:name="__Anonymous_Sheet_DB__1" table:target-range-address="cypress_deeds.A5:cypress_deeds.J344" table:display-filter-buttons="true">
          <table:filter>
            <table:filter-and>
              <table:filter-condition table:value="" table:operator="=" table:field-number="1"/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8">00/00/0000</text:date>, <text:time style:data-style-name="N2" text:time-value="08:40:31.7837776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15:29:47.969951148</meta:creation-date>
    <dc:date>2023-06-08T08:43:06.444867006</dc:date>
    <meta:editing-duration>PT42M39S</meta:editing-duration>
    <meta:editing-cycles>12</meta:editing-cycles>
    <meta:generator>LibreOffice/7.5.3.2$Linux_X86_64 LibreOffice_project/50$Build-2</meta:generator>
    <dc:creator>Mike Gering</dc:creator>
    <meta:document-statistic meta:table-count="3" meta:cell-count="3721" meta:object-count="1"/>
  </office:meta>
</office:document-meta>
</file>